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F60000016628A05170.png"/>
  <manifest:file-entry manifest:media-type="image/png" manifest:full-path="Pictures/1000000000000312000003194D02CB62.png"/>
  <manifest:file-entry manifest:media-type="image/png" manifest:full-path="Pictures/1000000000000312000003194ED21503.png"/>
  <manifest:file-entry manifest:media-type="image/png" manifest:full-path="Pictures/1000000000000173000000B605188C78.png"/>
  <manifest:file-entry manifest:media-type="image/png" manifest:full-path="Pictures/100002010000026B000000D0C0AE62D3.png"/>
  <manifest:file-entry manifest:media-type="image/png" manifest:full-path="Pictures/100000000000031200000319DBD79A6B.png"/>
  <manifest:file-entry manifest:media-type="image/png" manifest:full-path="Pictures/10000000000001F4000000D00572D38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125cm" fo:min-width="7.787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6.893cm"/>
    </style:style>
    <style:style style:name="gr4" style:family="graphic" style:parent-style-name="standard">
      <style:graphic-properties draw:stroke="none" svg:stroke-color="#000000" draw:fill="none" draw:fill-color="#ffffff" draw:textarea-horizontal-align="left" draw:auto-grow-height="true" draw:auto-grow-width="true" fo:min-height="27.223cm" fo:min-width="18.798cm"/>
    </style:style>
    <style:style style:name="gr5" style:family="graphic" style:parent-style-name="standard">
      <style:graphic-properties draw:stroke="none" svg:stroke-color="#000000" draw:fill="none" draw:fill-color="#ffffff" fo:min-height="10.15cm"/>
    </style:style>
    <style:style style:name="gr6" style:family="graphic" style:parent-style-name="standard">
      <style:graphic-properties draw:stroke="none" svg:stroke-color="#000000" draw:fill="none" draw:fill-color="#ffffff" fo:min-height="8.95cm"/>
    </style:style>
    <style:style style:name="gr7" style:family="graphic" style:parent-style-name="standard">
      <style:graphic-properties draw:stroke="none" svg:stroke-color="#000000" draw:fill="none" draw:fill-color="#ffffff" fo:min-height="25.85cm"/>
    </style:style>
    <style:style style:name="gr8" style:family="graphic" style:parent-style-name="standard">
      <style:graphic-properties draw:stroke="none" svg:stroke-color="#000000" draw:fill="none" draw:fill-color="#ffffff" fo:min-height="1.15cm"/>
    </style:style>
    <style:style style:name="gr9" style:family="graphic" style:parent-style-name="standard">
      <style:graphic-properties draw:stroke="none" svg:stroke-color="#000000" draw:fill="none" draw:fill-color="#ffffff" fo:min-height="3.75cm"/>
    </style:style>
    <style:style style:name="gr10" style:family="graphic" style:parent-style-name="standard">
      <style:graphic-properties draw:stroke="none" svg:stroke-color="#000000" draw:fill="none" draw:fill-color="#ffffff" fo:min-height="1.425cm"/>
    </style:style>
    <style:style style:name="gr11" style:family="graphic" style:parent-style-name="standard">
      <style:graphic-properties draw:stroke="none" svg:stroke-color="#000000" draw:fill="none" draw:fill-color="#ffffff" fo:min-height="4.95cm"/>
    </style:style>
    <style:style style:name="gr12" style:family="graphic" style:parent-style-name="standard">
      <style:graphic-properties draw:stroke="none" svg:stroke-color="#000000" draw:fill="none" draw:fill-color="#ffffff" fo:min-height="1.65cm"/>
    </style:style>
    <style:style style:name="gr13" style:family="graphic" style:parent-style-name="standard">
      <style:graphic-properties draw:stroke="none" svg:stroke-color="#000000" draw:fill="none" draw:fill-color="#ffffff" fo:min-height="3.65cm"/>
    </style:style>
    <style:style style:name="gr14" style:family="graphic" style:parent-style-name="standard">
      <style:graphic-properties draw:stroke="none" svg:stroke-color="#000000" draw:fill="none" draw:fill-color="#ffffff" fo:min-height="26.616cm"/>
    </style:style>
    <style:style style:name="gr15" style:family="graphic" style:parent-style-name="standard">
      <style:graphic-properties draw:stroke="none" svg:stroke-color="#000000" draw:fill="none" draw:fill-color="#ffffff" fo:min-height="27.15cm"/>
    </style:style>
    <style:style style:name="gr16" style:family="graphic" style:parent-style-name="standard">
      <style:graphic-properties draw:stroke="none" svg:stroke-color="#000000" draw:fill="none" draw:fill-color="#ffffff" fo:min-height="25.75cm"/>
    </style:style>
    <style:style style:name="gr17" style:family="graphic" style:parent-style-name="standard">
      <style:graphic-properties draw:stroke="none" draw:fill="none" fo:min-height="19.618cm"/>
    </style:style>
    <style:style style:name="gr18" style:family="graphic" style:parent-style-name="standard">
      <style:graphic-properties draw:stroke="none" svg:stroke-color="#000000" draw:fill="none" draw:fill-color="#ffffff" fo:min-height="11.902cm"/>
    </style:style>
    <style:style style:name="gr19" style:family="graphic" style:parent-style-name="standard">
      <style:graphic-properties draw:stroke="none" svg:stroke-color="#000000" draw:fill="none" draw:fill-color="#ffffff" draw:textarea-horizontal-align="left" draw:auto-grow-height="true" draw:auto-grow-width="true" fo:min-height="3.865cm" fo:min-width="13.096cm"/>
    </style:style>
    <style:style style:name="gr20" style:family="graphic" style:parent-style-name="standard">
      <style:graphic-properties draw:stroke="none" svg:stroke-color="#000000" draw:fill="none" draw:fill-color="#ffffff" draw:textarea-horizontal-align="left" draw:auto-grow-height="true" draw:auto-grow-width="true" fo:min-height="1.45cm" fo:min-width="13.286cm"/>
    </style:style>
    <style:style style:name="gr21" style:family="graphic" style:parent-style-name="standard">
      <style:graphic-properties draw:stroke="none" svg:stroke-color="#000000" draw:fill="none" draw:fill-color="#ffffff" fo:min-height="44.753cm"/>
    </style:style>
    <style:style style:name="gr22" style:family="graphic" style:parent-style-name="standard">
      <style:graphic-properties draw:stroke="none" svg:stroke-color="#000000" draw:fill="none" draw:fill-color="#ffffff" fo:min-height="25.95cm"/>
    </style:style>
    <style:style style:name="gr23" style:family="graphic" style:parent-style-name="standard">
      <style:graphic-properties draw:stroke="none" svg:stroke-color="#000000" draw:fill="none" draw:fill-color="#ffffff" fo:min-height="3.358cm"/>
    </style:style>
    <style:style style:name="gr24" style:family="graphic" style:parent-style-name="standard">
      <style:graphic-properties draw:stroke="none" svg:stroke-color="#000000" draw:fill="none" draw:fill-color="#ffffff" fo:min-height="22.877cm"/>
    </style:style>
    <style:style style:name="gr25" style:family="graphic" style:parent-style-name="standard">
      <style:graphic-properties draw:stroke="none" svg:stroke-color="#000000" draw:fill="none" draw:fill-color="#ffffff" fo:min-height="0.666cm"/>
    </style:style>
    <style:style style:name="gr26" style:family="graphic" style:parent-style-name="standard">
      <style:graphic-properties draw:stroke="none" svg:stroke-color="#000000" draw:fill="none" draw:fill-color="#ffffff" fo:min-height="25.65cm"/>
    </style:style>
    <style:style style:name="gr27" style:family="graphic" style:parent-style-name="standard">
      <style:graphic-properties draw:stroke="none" svg:stroke-color="#000000" draw:fill="none" draw:fill-color="#ffffff" fo:min-height="25.55cm"/>
    </style:style>
    <style:style style:name="gr28" style:family="graphic" style:parent-style-name="standard">
      <style:graphic-properties draw:stroke="none" svg:stroke-color="#000000" draw:fill="none" draw:fill-color="#ffffff" fo:min-height="25.828cm"/>
    </style:style>
    <style:style style:name="gr29" style:family="graphic" style:parent-style-name="standard">
      <style:graphic-properties draw:stroke="none" svg:stroke-color="#000000" draw:fill="none" draw:fill-color="#ffffff" fo:min-height="26.566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paragraph-properties style:text-autospace="none"/>
    </style:style>
    <style:style style:name="P4" style:family="paragraph">
      <style:text-properties fo:font-size="18pt"/>
    </style:style>
    <style:style style:name="P5" style:family="paragraph">
      <style:paragraph-properties style:text-autospace="none"/>
      <style:text-properties fo:font-family="'Times New Roman'" style:font-style-name="Kursiv" style:font-family-generic="roman" style:font-pitch="variable" fo:font-size="18pt"/>
    </style:style>
    <style:style style:name="P6" style:family="paragraph">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P7" style:family="paragraph">
      <style:text-properties fo:font-size="12pt" style:font-size-asian="12pt" style:font-size-complex="12pt"/>
    </style:style>
    <style:style style:name="P8" style:family="paragraph">
      <style:text-properties fo:font-family="Arial" style:font-style-name="Kursiv" style:font-family-generic="swiss" style:font-pitch="variable"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22pt" style:font-size-asian="22pt" style:font-size-complex="22pt"/>
    </style:style>
    <style:style style:name="T4" style:family="text">
      <style:text-properties fo:font-family="Arial" style:font-style-name="Kursiv" style:font-family-generic="swiss" style:font-pitch="variable" fo:font-size="16pt" fo:language="en" fo:country="none" fo:font-weight="bold" style:font-size-asian="16pt" style:font-weight-asian="bold" style:font-size-complex="16pt" style:font-weight-complex="bold"/>
    </style:style>
    <style:style style:name="T5" style:family="text">
      <style:text-properties fo:font-family="Arial" style:font-style-name="Kursiv" style:font-family-generic="swiss" style:font-pitch="variable" fo:font-size="13pt" fo:language="en" fo:country="none" fo:font-weight="bold" style:font-size-asian="13pt" style:font-weight-asian="bold" style:font-size-complex="13pt" style:font-weight-complex="bold"/>
    </style:style>
    <style:style style:name="T6" style:family="text">
      <style:text-properties fo:color="#000000" style:text-outline="false" style:text-line-through-style="none" fo:font-family="Arial-BoldMT" fo:font-size="14pt" fo:language="en" fo:country="none"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fo:font-family="Arial" style:font-style-name="Kursiv" style:font-family-generic="swiss" style:font-pitch="variable" fo:font-size="13pt" fo:language="en" fo:country="none"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fo:font-family="Arial" style:font-style-name="Kursiv" style:font-family-generic="swiss" style:font-pitch="variable" fo:font-size="16pt" fo:language="en" fo:country="none" fo:font-style="normal" fo:text-shadow="none" style:text-underline-style="none" fo:font-weight="bold" style:letter-kerning="true" style:font-family-asian="Arial-BoldMT" style:font-size-asian="16pt" style:font-style-asian="normal" style:font-weight-asian="bold" style:font-family-complex="Arial-BoldMT" style:font-size-complex="16pt" style:font-style-complex="normal" style:font-weight-complex="bold" style:text-emphasize="none" style:font-relief="none" style:text-overline-style="none" style:text-overline-color="font-color"/>
    </style:style>
    <style:style style:name="T10" style:family="text">
      <style:text-properties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1" style:family="text">
      <style:text-properties style:use-window-font-color="true"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2"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13" style:family="text">
      <style:text-properties fo:font-family="Arial" style:font-style-name="Kursiv" style:font-family-generic="swiss" style:font-pitch="variable" fo:font-size="13pt" fo:font-weight="bold" style:font-size-asian="13pt" style:font-weight-asian="bold" style:font-size-complex="13pt" style:font-weight-complex="bold"/>
    </style:style>
    <style:style style:name="T14" style:family="text">
      <style:text-properties fo:font-family="Arial" style:font-style-name="Kursiv" style:font-family-generic="swiss" style:font-pitch="variable" fo:font-size="16pt" fo:font-weight="bold" style:font-size-asian="16pt" style:font-weight-asian="bold" style:font-size-complex="16pt" style:font-weight-complex="bold"/>
    </style:style>
    <style:style style:name="T15" style:family="text">
      <style:text-properties style:use-window-font-color="true"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6" style:family="text">
      <style:text-properties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17" style:family="text">
      <style:text-properties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8" style:family="text">
      <style:text-properties style:text-position="super 58%"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9" style:family="text">
      <style:text-properties fo:font-family="Arial" style:font-style-name="Kursiv" style:font-family-generic="swiss" style:font-pitch="variable" fo:font-size="12pt" fo:language="en" fo:country="none" fo:font-weight="bold" style:font-size-asian="12pt" style:font-weight-asian="bold" style:font-size-complex="12pt" style:font-weight-complex="bold"/>
    </style:style>
    <style:style style:name="T20" style:family="text">
      <style:text-properties fo:font-family="Arial" style:font-style-name="Kursiv" style:font-family-generic="swiss" style:font-pitch="variable" fo:font-size="14pt" fo:language="en" fo:country="none" fo:font-weight="bold" style:font-size-asian="14pt" style:font-weight-asian="bold" style:font-size-complex="14pt" style:font-weight-complex="bold"/>
    </style:style>
    <style:style style:name="T21" style:family="text">
      <style:text-properties fo:font-family="Arial" style:font-style-name="Kursiv" style:font-family-generic="swiss" style:font-pitch="variable" fo:font-size="12pt" fo:language="en" fo:country="none" style:font-size-asian="12pt" style:font-size-complex="12pt"/>
    </style:style>
    <style:style style:name="T22" style:family="text">
      <style:text-properties fo:color="#000000"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23" style:family="text">
      <style:text-properties fo:font-family="Arial" style:font-style-name="Kursiv" style:font-family-generic="swiss" style:font-pitch="variable" fo:font-size="16pt" style:font-size-asian="16pt" style:font-size-complex="16pt"/>
    </style:style>
    <style:style style:name="T24" style:family="text">
      <style:text-properties fo:font-family="Arial" style:font-family-generic="swiss" style:font-pitch="variable" fo:font-size="12pt" style:font-size-asian="12pt" style:font-size-complex="12pt"/>
    </style:style>
    <style:style style:name="T25" style:family="text">
      <style:text-properties fo:font-family="Arial" style:font-family-generic="swiss" style:font-pitch="variable" fo:font-size="12pt" fo:font-weight="bold" style:font-size-asian="12pt" style:font-weight-asian="bold" style:font-size-complex="12pt" style:font-weight-complex="bold"/>
    </style:style>
    <style:style style:name="T26" style:family="text">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7" style:family="text">
      <style:text-properties fo:font-family="Arial"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28" style:family="text">
      <style:text-properties fo:font-family="Arial" style:font-family-generic="swiss" style:font-pitch="variable" fo:font-size="10pt" style:font-family-asian="Consolas" style:font-family-generic-asian="swiss" style:font-pitch-asian="fixed" style:font-size-asian="10pt" style:font-family-complex="Consolas" style:font-family-generic-complex="swiss" style:font-pitch-complex="fixed" style:font-size-complex="10pt"/>
    </style:style>
    <style:style style:name="T29" style:family="text">
      <style:text-properties fo:font-family="Arial" style:font-family-generic="swiss" style:font-pitch="variable"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10pt" style:font-weight-complex="normal"/>
    </style:style>
    <style:style style:name="T30" style:family="text">
      <style:text-properties fo:color="#000000" fo:font-family="Arial" style:font-family-generic="swiss" style:font-pitch="variable" fo:font-size="12pt" style:text-underline-style="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1" style:family="text">
      <style:text-properties fo:color="#000000" fo:font-family="Arial" style:font-family-generic="swiss"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32" style:family="text">
      <style:text-properties fo:color="#000000" fo:font-family="Arial" style:font-family-generic="swiss" style:font-pitch="variable"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33" style:family="text">
      <style:text-properties fo:font-size="12pt" style:font-size-asian="12pt" style:font-size-complex="12pt"/>
    </style:style>
    <style:style style:name="T34" style:family="text">
      <style:text-properties fo:font-size="18pt" fo:font-weight="bold" style:font-weight-asian="bold" style:font-weight-complex="bold"/>
    </style:style>
    <style:style style:name="T35" style:family="text">
      <style:text-properties fo:font-size="18pt"/>
    </style:style>
    <style:style style:name="T36" style:family="text">
      <style:text-properties fo:color="#000000" fo:font-family="Arial" style:font-style-name="Kursiv" style:font-family-generic="swiss" style:font-pitch="variable" fo:font-size="18pt"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37" style:family="text">
      <style:text-properties fo:font-family="'Times New Roman'" style:font-style-name="Kursiv" style:font-family-generic="roman" style:font-pitch="variable" fo:font-size="12pt" style:font-family-asian="ArialMT" style:font-family-generic-asian="swiss" style:font-size-asian="12pt" style:font-family-complex="ArialMT" style:font-family-generic-complex="swiss" style:font-size-complex="6.80000019073486pt"/>
    </style:style>
    <style:style style:name="T38" style:family="text">
      <style:text-properties fo:font-family="ArialMT" style:font-family-generic="swiss" fo:font-size="12pt" style:font-family-asian="ArialMT" style:font-family-generic-asian="swiss" style:font-size-asian="12pt" style:font-family-complex="ArialMT" style:font-family-generic-complex="swiss" style:font-size-complex="6.80000019073486pt"/>
    </style:style>
    <style:style style:name="T39" style:family="text">
      <style:text-properties style:use-window-font-color="true"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40"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2" style:family="text">
      <style:text-properties fo:color="#000000"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43"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4"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45"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46" style:family="text">
      <style:text-properties fo:color="#000000" style:text-outline="false" style:text-line-through-style="none" fo:font-family="'Times New Roman'" style:font-style-name="Kursiv" style:font-family-generic="roman" style:font-pitch="variable"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47"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8" style:family="text">
      <style:text-properties fo:font-family="Arial" style:font-style-name="Kursiv" style:font-family-generic="swiss" style:font-pitch="variable" fo:font-size="14pt" fo:language="en" fo:country="none" fo:font-weight="bold" style:font-family-asian="ArialMT" style:font-family-generic-asian="swiss" style:font-size-asian="14pt" style:font-weight-asian="bold" style:font-family-complex="ArialMT" style:font-family-generic-complex="swiss" style:font-size-complex="14pt" style:font-weight-complex="bold"/>
    </style:style>
    <style:style style:name="T49" style:family="text">
      <style:text-properties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50" style:family="text">
      <style:text-properties style:use-window-font-color="true"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51" style:family="text">
      <style:text-properties style:use-window-font-color="true" fo:font-family="Arial" style:font-style-name="Kursiv" style:font-family-generic="swiss"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52" style:family="text">
      <style:text-properties style:use-window-font-color="true" fo:font-family="Arial" style:font-style-name="Kursiv" style:font-family-generic="swiss" style:font-pitch="variable" fo:font-size="12pt" fo:language="en" fo:country="none"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53" style:family="text">
      <style:text-properties fo:color="#000000" fo:font-family="Arial" style:font-style-name="Kursiv" style:font-family-generic="swiss"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54" style:family="text">
      <style:text-properties style:use-window-font-color="true" fo:font-family="Arial" style:font-style-name="Kursiv" style:font-family-generic="swiss"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55"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T56"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57" style:family="text">
      <style:text-properties fo:font-family="Arial" style:font-style-name="Kursiv"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58" style:family="text">
      <style:text-properties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59" style:family="text">
      <style:text-properties fo:font-family="Arial" style:font-style-name="Kursiv" style:font-family-generic="swiss" style:font-pitch="variable" fo:font-size="12pt" style:font-size-asian="12pt" style:font-size-complex="12pt"/>
    </style:style>
    <style:style style:name="T60" style:family="text">
      <style:text-properties fo:font-size="12pt" fo:font-weight="bold" style:font-size-asian="12pt" style:font-weight-asian="bold" style:font-size-complex="12pt" style:font-weight-complex="bold"/>
    </style:style>
    <style:style style:name="T61" style:family="text">
      <style:text-properties fo:color="#000000"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62" style:family="text">
      <style:text-properties fo:color="#000000" style:text-outline="false" style:text-line-through-style="none" fo:font-family="Arial" style:font-style-name="Kursiv" style:font-family-generic="swiss"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63" style:family="text">
      <style:text-properties fo:color="#000000"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64"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65" style:family="text">
      <style:text-properties fo:color="#3f5fbf" style:text-outline="false" style:text-line-through-style="none" fo:font-family="Consolas" style:font-family-generic="swiss" style:font-pitch="fixed"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66" style:family="text">
      <style:text-properties fo:color="#7f7f9f" style:text-outline="false" style:text-line-through-style="none" fo:font-family="Consolas" style:font-family-generic="swiss" style:font-pitch="fixed"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67" style:family="text">
      <style:text-properties fo:color="#000000" style:text-outline="false" style:text-line-through-style="none" fo:font-family="TimesNewRomanPSMT" style:font-family-generic="roman"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68" style:family="text">
      <style:text-properties fo:color="#000000" fo:font-family="TimesNewRomanPSMT" style:font-family-generic="roman" fo:font-size="12pt" style:text-underline-style="solid" style:text-underline-width="auto" style:text-underline-color="font-color"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69" style:family="text">
      <style:text-properties fo:color="#000000" fo:font-family="TimesNewRomanPSMT" style:font-family-generic="roman" fo:font-size="12pt" style:text-underline-style="none"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0" style:family="text">
      <style:text-properties fo:color="#000000" fo:font-family="Arial" style:font-style-name="Kursiv" style:font-family-generic="swiss" style:font-pitch="variable" fo:font-size="14pt" fo:font-weight="bold" style:font-family-asian="TimesNewRomanPSMT" style:font-family-generic-asian="roman" style:font-size-asian="14pt" style:font-weight-asian="bold" style:font-family-complex="TimesNewRomanPSMT" style:font-family-generic-complex="roman" style:font-size-complex="14pt" style:font-weight-complex="bold"/>
    </style:style>
    <style:style style:name="T71" style:family="text">
      <style:text-properties fo:color="#000000" fo:font-family="Arial" style:font-style-name="Kursiv" style:font-family-generic="swiss" style:font-pitch="variable" fo:font-size="16pt" fo:font-weight="bold" style:font-family-asian="TimesNewRomanPSMT" style:font-family-generic-asian="roman" style:font-size-asian="16pt" style:font-weight-asian="bold" style:font-family-complex="TimesNewRomanPSMT" style:font-family-generic-complex="roman" style:font-size-complex="16pt" style:font-weight-complex="bold"/>
    </style:style>
    <style:style style:name="T72" style:family="text">
      <style:text-properties fo:color="#000000"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3" style:family="text">
      <style:text-properties fo:font-family="'Times New Roman'" style:font-style-name="Kursiv" style:font-family-generic="roman" style:font-pitch="variable" fo:font-size="12pt" fo:font-weight="normal" style:font-size-asian="12pt" style:font-weight-asian="normal" style:font-size-complex="12pt" style:font-weight-complex="normal"/>
    </style:style>
    <style:style style:name="T74" style:family="text">
      <style:text-properties fo:font-family="Arial" style:font-style-name="Kursiv" style:font-family-generic="swiss" style:font-pitch="variable" fo:font-size="14pt" fo:font-weight="bold" style:font-size-asian="14pt" style:font-weight-asian="bold" style:font-size-complex="14pt" style:font-weight-complex="bold"/>
    </style:style>
    <style:style style:name="T75" style:family="text">
      <style:text-properties fo:font-family="'Times New Roman'" style:font-style-name="Kursiv" style:font-family-generic="roman" style:font-pitch="variable" fo:font-size="12pt" style:text-underline-style="solid" style:text-underline-width="auto" style:text-underline-color="font-color" fo:font-weight="bold" style:font-size-asian="12pt" style:font-weight-asian="bold" style:font-size-complex="12pt" style:font-weight-complex="bold"/>
    </style:style>
    <style:style style:name="T76" style:family="text">
      <style:text-properties fo:font-family="'Times New Roman'" style:font-style-name="Kursiv" style:font-family-generic="roman" style:font-pitch="variable" fo:font-size="12pt" style:text-underline-style="none" fo:font-weight="bold" style:font-size-asian="12pt" style:font-weight-asian="bold" style:font-size-complex="12pt" style:font-weight-complex="bold"/>
    </style:style>
    <style:style style:name="T77" style:family="text">
      <style:text-properties fo:font-family="'Times New Roman'" style:font-style-name="Kursiv" style:font-family-generic="roman" style:font-pitch="variable" fo:font-size="12pt" fo:font-weight="bold" style:font-size-asian="12pt" style:font-weight-asian="bold" style:font-size-complex="12pt" style:font-weight-complex="bold"/>
    </style:style>
    <style:style style:name="T78" style:family="text">
      <style:text-properties fo:font-family="'Times New Roman'" style:font-style-name="Kursiv" style:font-family-generic="roman" style:font-pitch="variable" fo:font-size="12pt" style:font-size-asian="12pt" style:font-size-complex="12pt"/>
    </style:style>
    <style:style style:name="T79"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80" style:family="text">
      <style:text-properties fo:font-family="'Times New Roman'" style:font-style-name="Kursiv" style:font-family-generic="roman" style:font-pitch="variable" fo:font-size="12pt" style:text-underline-style="solid" style:text-underline-width="auto" style:text-underline-color="font-color" fo:font-weight="normal" style:font-family-asian="TimesNewRomanPS-BoldMT" style:font-size-asian="12pt" style:font-weight-asian="normal" style:font-family-complex="TimesNewRomanPS-BoldMT" style:font-size-complex="6.80000019073486pt" style:font-weight-complex="normal"/>
    </style:style>
    <style:style style:name="T81" style:family="text">
      <style:text-properties fo:font-family="'Times New Roman'" style:font-style-name="Kursiv" style:font-family-generic="roman" style:font-pitch="variable" fo:font-size="12pt" fo:font-weight="bold" style:font-family-asian="TimesNewRomanPS-BoldMT" style:font-size-asian="12pt" style:font-weight-asian="bold" style:font-family-complex="TimesNewRomanPS-BoldMT" style:font-size-complex="6.80000019073486pt" style:font-weight-complex="bold"/>
    </style:style>
    <style:style style:name="T82" style:family="text">
      <style:text-properties fo:font-family="'Times New Roman'" style:font-style-name="Kursiv" style:font-family-generic="roman" style:font-pitch="variable" fo:font-size="12pt" style:text-underline-style="none" fo:font-weight="normal" style:font-family-asian="TimesNewRomanPS-BoldMT" style:font-size-asian="12pt" style:font-weight-asian="normal" style:font-family-complex="TimesNewRomanPS-BoldMT" style:font-size-complex="6.80000019073486pt" style:font-weight-complex="normal"/>
    </style:style>
    <style:style style:name="T83" style:family="text">
      <style:text-properties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84"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85" style:family="text">
      <style:text-properties fo:font-family="'Times New Roman'" style:font-style-name="Kursiv" style:font-family-generic="roman" style:font-pitch="variable" fo:font-size="12pt" style:text-underline-style="solid" style:text-underline-width="auto" style:text-underline-color="font-color" fo:font-weight="bold" style:font-family-asian="TimesNewRomanPSMT" style:font-family-generic-asian="roman" style:font-size-asian="12pt" style:font-weight-asian="bold" style:font-family-complex="TimesNewRomanPSMT" style:font-family-generic-complex="roman" style:font-size-complex="12pt" style:font-weight-complex="bold"/>
    </style:style>
    <style:style style:name="T86" style:family="text">
      <style:text-properties fo:color="#000000" fo:font-family="'Times New Roman'" style:font-style-name="Kursiv" style:font-family-generic="roman" style:font-pitch="variable" fo:font-size="12pt" fo:font-weight="normal" style:font-family-asian="TimesNewRomanPS-BoldMT" style:font-size-asian="12pt" style:font-weight-asian="normal" style:font-family-complex="TimesNewRomanPS-BoldMT" style:font-size-complex="12pt" style:font-weight-complex="normal"/>
    </style:style>
    <style:style style:name="T87"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BoldMT" style:font-size-asian="12pt" style:font-style-asian="normal" style:font-weight-asian="normal" style:font-family-complex="TimesNewRomanPS-BoldMT"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287cm" svg:height="5.375cm" svg:x="6.313cm" svg:y="11.043cm">
          <draw:text-box>
            <text:p><text:span text:style-name="T1">Portable Simula Revisited</text:span></text:p>
            <text:p><text:span text:style-name="T1"/></text:p>
            <text:p><text:span text:style-name="T1"><text:s/></text:span><text:span text:style-name="T1">Programmer's Reference</text:span></text:p>
            <text:p><text:span text:style-name="T1"/></text:p>
            <text:p><text:span text:style-name="T1"><text:s text:c="10"/></text:span></text:p>
            <text:p><text:span text:style-name="T1"><text:s text:c="11"/></text:span><text:span text:style-name="T2"><text:s/></text:span><text:span text:style-name="T2">( as of mai 2023 )</text:span></text:p>
          </draw:text-box>
        </draw:frame>
        <draw:frame draw:style-name="gr2" draw:text-style-name="P2"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layer="layout" svg:width="13.2cm" svg:height="27.143cm" svg:x="4cm" svg:y="1.157cm">
          <draw:text-box>
            <text:p><text:span text:style-name="T3">Table of Contents</text:span></text:p>
            <text:p/>
            <text:p/>
            <text:p><text:span text:style-name="T4">1. INTRODUCTION</text:span></text:p>
            <text:p><text:span text:style-name="T4"/></text:p>
            <text:p><text:span text:style-name="T4">2. Download and Install the System</text:span></text:p>
            <text:p><text:span text:style-name="T4"/></text:p>
            <text:p><text:span text:style-name="T4">3. Activating the Simula Compiler</text:span></text:p>
            <text:p><text:span text:style-name="T4"/></text:p>
            <text:p><text:span text:style-name="T5"><text:tab/></text:span><text:span text:style-name="T5">3.1 The Simula Editor</text:span></text:p>
            <text:p><text:span text:style-name="T4"/></text:p>
            <text:p><text:span text:style-name="T4">4. File Handling Conventions</text:span></text:p>
            <text:p text:style-name="P3"><text:span text:style-name="T6"/></text:p>
            <text:p text:style-name="P3"><text:span text:style-name="T7"><text:tab/></text:span><text:span text:style-name="T7">4.1 <text:s/>File Naming</text:span></text:p>
            <text:p text:style-name="P3"><text:span text:style-name="T8"><text:tab/></text:span><text:span text:style-name="T8">4.2 <text:s/>File Opening</text:span></text:p>
            <text:p text:style-name="P3"><text:span text:style-name="T7"><text:tab/></text:span><text:span text:style-name="T7">4.3 <text:s/>File Initialization</text:span></text:p>
            <text:p><text:span text:style-name="T8"><text:tab/></text:span><text:span text:style-name="T8">4.4 <text:s/>File Closing</text:span></text:p>
            <text:p><text:span text:style-name="T8"><text:tab/></text:span><text:span text:style-name="T8">4.5 <text:s/>Access Mode Treatment</text:span></text:p>
            <text:p><text:span text:style-name="T8"><text:tab/></text:span><text:span text:style-name="T8">4.6 <text:s/>File Locking</text:span></text:p>
            <text:p><text:span text:style-name="T8"><text:tab/></text:span><text:span text:style-name="T8">4.7 <text:s/>Checkpointing a File</text:span></text:p>
            <text:p><text:span text:style-name="T8"><text:s text:c="10"/></text:span><text:span text:style-name="T8">4.8 <text:s/>Printfile</text:span></text:p>
            <text:p><text:span text:style-name="T8"/></text:p>
            <text:p><text:span text:style-name="T9">5. Separate Compilation</text:span></text:p>
            <text:p><text:span text:style-name="T9"/></text:p>
            <text:p><text:span text:style-name="T8"><text:tab/></text:span><text:span text:style-name="T8">5.1 <text:s/>Attribute Files</text:span></text:p>
            <text:p><text:span text:style-name="T8"><text:tab/></text:span><text:span text:style-name="T8">5.2 <text:s/>Attribute Information Elements</text:span></text:p>
            <text:p text:style-name="P3"><text:span text:style-name="T8"><text:tab/></text:span><text:span text:style-name="T8">5.3 <text:s/>Compatible Recompilation</text:span></text:p>
            <text:p><text:span text:style-name="T7"/></text:p>
            <text:p><text:span text:style-name="T4">6. Additional Facilities</text:span></text:p>
            <text:p><text:span text:style-name="T4"/></text:p>
            <text:p><text:span text:style-name="T5"><text:tab/></text:span><text:span text:style-name="T5">6.1 Language Extensions</text:span></text:p>
            <text:p><text:span text:style-name="T5"><text:tab/></text:span><text:span text:style-name="T5">6.2 Additional Standard Procedures</text:span></text:p>
            <text:p><text:span text:style-name="T5"><text:tab/></text:span><text:span text:style-name="T5">6.3 Additional Standard Classes</text:span></text:p>
            <text:p><text:span text:style-name="T5"><text:s text:c="16"/></text:span><text:span text:style-name="T10">6.3.1 Additional Standard Class Drawing</text:span></text:p>
            <text:p><text:span text:style-name="T10"><text:s text:c="17"/></text:span><text:span text:style-name="T10">6.3.2 Additional Standard Class DEC_Lib</text:span></text:p>
            <text:p><text:span text:style-name="T10"><text:s text:c="17"/></text:span><text:span text:style-name="T10">6.3.3 Additional Standard Clas</text:span><text:span text:style-name="T11">s </text:span><text:span text:style-name="T12">CatchingErrors</text:span></text:p>
            <text:p><text:span text:style-name="T5"><text:tab/></text:span><text:span text:style-name="T5">6.4 </text:span><text:span text:style-name="T13">Directive lines</text:span></text:p>
            <text:p><text:span text:style-name="T13"><text:tab/></text:span><text:span text:style-name="T13">6.5 Conditional Compilation</text:span></text:p>
            <text:p><text:span text:style-name="T13"/></text:p>
            <text:p><text:span text:style-name="T14">7. Implementation Defined Aspects</text:span></text:p>
            <text:p><text:span text:style-name="T14"/></text:p>
            <text:p><text:span text:style-name="T15"><text:tab/></text:span><text:span text:style-name="T15">7.1 Language Extensions</text:span></text:p>
            <text:p><text:span text:style-name="T15"><text:tab/></text:span><text:span text:style-name="T15">7.2 Allowed Implementation Restrictions</text:span></text:p>
            <text:p><text:span text:style-name="T15"><text:tab/></text:span><text:span text:style-name="T15">7.3 Implementation Dependent Characteristics</text:span></text:p>
            <text:p><text:span text:style-name="T15"><text:tab/></text:span><text:span text:style-name="T15">7.4 Implementation Defined Characteristics</text:span></text:p>
          </draw:text-box>
        </draw:frame>
      </draw:page>
      <draw:page draw:name="page3" draw:style-name="dp1" draw:master-page-name="Standard">
        <draw:frame draw:style-name="gr4" draw:layer="layout" svg:width="19.298cm" svg:height="27.473cm" svg:x="1cm" svg:y="1cm">
          <draw:text-box>
            <text:p><text:span text:style-name="T16">1. INTRODUCTION</text:span></text:p>
            <text:p><text:span text:style-name="T16"/></text:p>
            <text:p><text:span text:style-name="T17">This is a new Simula System created by the Open Source Project 'Portable Simula Revisited'.</text:span></text:p>
            <text:p><text:span text:style-name="T17">The project was initiated as a response to the lecture held by James Gosling at the 50</text:span><text:span text:style-name="T18">th</text:span></text:p>
            <text:p><text:span text:style-name="T17">anniversary of Simula in Oslo on 27th September, 2017. He mentioned that most programming</text:span></text:p>
            <text:p><text:span text:style-name="T17">Languages have been re-implemented in Java, but not Simula.</text:span></text:p>
            <text:p><text:span text:style-name="T17"/></text:p>
            <text:p><text:span text:style-name="T17">Therefore this Portable Simula System is written in Java and compiles to Java code with one</text:span></text:p>
            <text:p><text:span text:style-name="T17">exception; the Goto Statement need to be corrected in the byte code, which is done automatically.</text:span></text:p>
            <text:p><text:span text:style-name="T17"/></text:p>
            <text:p><text:span text:style-name="T17">Simula is considered the first object oriented programming language. It was originally designed for</text:span></text:p>
            <text:p><text:span text:style-name="T17">solving discrete event simulations as an extension to the Algol Language. But it quickly turned out to</text:span></text:p>
            <text:p><text:span text:style-name="T17">be a general purpose programming language. Among the main advantages of Simula are the</text:span></text:p>
            <text:p><text:span text:style-name="T17">introduction of the '</text:span><text:span text:style-name="T19">class'</text:span><text:span text:style-name="T17"> declaration which lead to very cost-effective program development, and</text:span></text:p>
            <text:p><text:span text:style-name="T17">The standardisation of the language which means that Simula programs are easily transferred</text:span></text:p>
            <text:p><text:span text:style-name="T17">Between different Simula Systems.</text:span></text:p>
            <text:p><text:span text:style-name="T17"/></text:p>
            <text:p><text:span text:style-name="T17">One of the most important aspects of Simula is the possibility to define and compile a set of tools</text:span></text:p>
            <text:p><text:span text:style-name="T17">oriented towards some specific application. Three important examples of this possibility are included</text:span></text:p>
            <text:p><text:span text:style-name="T17">as standard facilities: The standard input-output package (chapter 10), list processing (chapter 11)</text:span></text:p>
            <text:p><text:span text:style-name="T17">and the package for discrete event simulation (chapter 12).</text:span></text:p>
            <text:p><text:span text:style-name="T17"/></text:p>
            <text:p><text:span text:style-name="T17">This Portable Simula System handles the full Simula language as defined by the Simula Standard</text:span></text:p>
            <text:p><text:span text:style-name="T17">adopted by the Simula Standards Group, except as noted in a later section of this chapter</text:span></text:p>
            <text:p><text:span text:style-name="T17">("Deviations from Standard SIMULA"). </text:span></text:p>
            <text:p><text:span text:style-name="T17"/></text:p>
            <text:p><text:span text:style-name="T17"/></text:p>
            <text:p><text:span text:style-name="T17"/></text:p>
            <text:p><text:span text:style-name="T20">THE PORTABLE SIMULA SYSTEM</text:span></text:p>
            <text:p><text:span text:style-name="T17"/></text:p>
            <text:p><text:span text:style-name="T17">The Portable SIMULA system is composed of three main entities: the Simula Editor, the Language</text:span></text:p>
            <text:p><text:span text:style-name="T17">Compiler, and the Execution Environment.</text:span></text:p>
            <text:p><text:span text:style-name="T17"/></text:p>
            <text:p><text:span text:style-name="T17">The program source is composed as described in the Simula Standard. It consists of statements</text:span></text:p>
            <text:p><text:span text:style-name="T17">which represent logical steps of a problem solution, and declarations which specify the</text:span></text:p>
            <text:p><text:span text:style-name="T17">representation of data operated upon by these statements.</text:span></text:p>
            <text:p><text:span text:style-name="T17"/></text:p>
            <text:p><text:span text:style-name="T17">The SIMULA Compiler</text:span></text:p>
            <text:p><text:span text:style-name="T17"/></text:p>
            <text:p><text:span text:style-name="T17">The compiler analyses the program and generates an equivalent set of <text:s/>Java Class Files,</text:span></text:p>
            <text:p><text:span text:style-name="T17">containing instructions corresponding to the SIMULA statements. The main output of the</text:span></text:p>
            <text:p><text:span text:style-name="T17">compilation consists of a single runnable .jar file. Also included in the .jar file is the runtime system</text:span></text:p>
            <text:p><text:span text:style-name="T17">which is a thin layer above Java's jdk. In this way, the .jar file can be executed also when only java</text:span></text:p>
            <text:p><text:span text:style-name="T17">runtime is available on the target computer.</text:span></text:p>
            <text:p><text:span text:style-name="T17"/></text:p>
            <text:p><text:span text:style-name="T17">In addition the compilation of a separately compiled module leads to output of so-called</text:span></text:p>
            <text:p><text:span text:style-name="T17">attribute elements. This is described in more detail in chapter 5.</text:span></text:p>
            <text:p><text:span text:style-name="T17"/></text:p>
            <text:p><text:span text:style-name="T19"/></text:p>
            <text:p><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2"/></text:span></text:p>
            <text:p/>
          </draw:text-box>
        </draw:frame>
      </draw:page>
      <draw:page draw:name="page4" draw:style-name="dp1" draw:master-page-name="Standard">
        <draw:frame draw:style-name="gr5" draw:text-style-name="P4" draw:layer="layout" svg:width="16.9cm" svg:height="10.4cm" svg:x="2cm" svg:y="2cm">
          <draw:text-box>
            <text:p><text:span text:style-name="T14">2. Download and Install the System</text:span></text:p>
            <text:p><text:span text:style-name="T14"/></text:p>
            <text:p text:style-name="P3"><text:span text:style-name="T22">To download and install this Simula System you may visit the web-page:</text:span></text:p>
            <text:p text:style-name="P3"><text:span text:style-name="T22"/></text:p>
            <text:p text:style-name="P3"><text:span text:style-name="T22"><text:tab/></text:span><text:span text:style-name="T22"><text:a xlink:href="https://portablesimula.github.io/github.io/">https://portablesimula.github.io/github.io/</text:a></text:span></text:p>
            <text:p text:style-name="P3"><text:span text:style-name="T22"/></text:p>
            <text:p text:style-name="P3"><text:span text:style-name="T22">Select 'Simula Download' and follow the instructions.</text:span></text:p>
            <text:p text:style-name="P3"><text:span text:style-name="T22"/></text:p>
            <text:p text:style-name="P3"><text:span text:style-name="T22">Just when your computer is about to download the setup file it probably gives a warning message. This message states that you are downloading from a unsafe source. </text:span></text:p>
            <text:p text:style-name="P3"><text:span text:style-name="T22"/></text:p>
            <text:p text:style-name="P3"><text:span text:style-name="T22">You must ignore this message.</text:span></text:p>
            <text:p text:style-name="P3"><text:span text:style-name="T22"/></text:p>
            <text:p text:style-name="P3"><text:span text:style-name="T22">When the 'setup.jar' is completely downloaded its time for executing it. This is done by clicking on it on Windows PC's.</text:span></text:p>
            <text:p text:style-name="P3"><text:span text:style-name="T22"/></text:p>
            <text:p text:style-name="P3"><text:span text:style-name="T22">&lt; add description for Unix, MAC, Linux … &gt;</text:span></text:p>
            <text:p text:style-name="P3"><text:span text:style-name="T22"/></text:p>
            <text:p text:style-name="P3"><text:span text:style-name="T22">When setup.jar is running you are first asked to select the install directory:</text:span></text:p>
            <text:p><text:span text:style-name="T23"/></text:p>
          </draw:text-box>
        </draw:frame>
        <draw:frame draw:style-name="gr2" draw:text-style-name="P2" draw:layer="layout" svg:width="16.838cm" svg:height="4.7cm" svg:x="2.3cm" svg:y="12.7cm">
          <draw:image xlink:href="Pictures/100002010000026B000000D0C0AE62D3.png" xlink:type="simple" xlink:show="embed" xlink:actuate="onLoad">
            <text:p/>
          </draw:image>
        </draw:frame>
        <draw:frame draw:style-name="gr6" draw:text-style-name="P4" draw:layer="layout" svg:width="17.1cm" svg:height="9.2cm" svg:x="2cm" svg:y="18.9cm">
          <draw:text-box>
            <text:list text:style-name="L1">
              <text:list-header>
                <text:p><text:span text:style-name="T24">In this case the Simula System will be installed in the following directory structure.</text:span></text:p>
                <text:p><text:span text:style-name="T24"/></text:p>
                <text:p><text:span text:style-name="T24"/></text:p>
                <text:p><text:span text:style-name="T25">C:\Users\Øystein</text:span></text:p>
                <text:p><text:span text:style-name="T25"/></text:p>
              </text:list-header>
            </text:list>
            <text:p text:style-name="P3"><text:span text:style-name="T26"><text:s text:c="22"/></text:span><text:span text:style-name="T27"><text:s/></text:span><text:span text:style-name="T27">\Simula</text:span><text:span text:style-name="T27"><text:tab/></text:span><text:span text:style-name="T27"><text:tab/></text:span><text:span text:style-name="T27"><text:tab/></text:span><text:span text:style-name="T27"><text:tab/></text:span><text:span text:style-name="T28">( This Directory is called 'Simula Home' )</text:span></text:p>
            <text:p text:style-name="P3"><text:span text:style-name="T28"/></text:p>
            <text:p text:style-name="P3"><text:span text:style-name="T26"><text:s text:c="33"/></text:span><text:span text:style-name="T27">\Simula-Beta-03</text:span><text:span text:style-name="T27"><text:tab/></text:span><text:span text:style-name="T27"><text:tab/></text:span><text:span text:style-name="T29">( This Directory is called 'Release Home' )</text:span></text:p>
            <text:p text:style-name="P3"><text:span text:style-name="T27"/></text:p>
            <text:p text:style-name="P3"><text:span text:style-name="T26"><text:s text:c="42"/></text:span><text:span text:style-name="T27">\</text:span><text:span text:style-name="T30">rts </text:span><text:span text:style-name="T31"><text:s text:c="2"/>…</text:span><text:span text:style-name="T31"><text:tab/></text:span><text:span text:style-name="T31"><text:tab/></text:span><text:span text:style-name="T32">( Simula Runtime System )</text:span><text:span text:style-name="T31"> <text:s text:c="3"/></text:span></text:p>
            <text:p text:style-name="P3"><text:span text:style-name="T31"><text:s text:c="2"/></text:span></text:p>
            <text:p text:style-name="P3"><text:span text:style-name="T26"><text:s text:c="42"/></text:span><text:span text:style-name="T27">\</text:span><text:span text:style-name="T30">samples </text:span><text:span text:style-name="T31"><text:s text:c="2"/>…</text:span><text:span text:style-name="T31"><text:tab/></text:span><text:span text:style-name="T32">( Sample Simula Programs )</text:span></text:p>
            <text:p text:style-name="P3"><text:span text:style-name="T32"/></text:p>
            <text:p text:style-name="P3"><text:span text:style-name="T26"><text:s text:c="41"/></text:span><text:span text:style-name="T27"><text:s/></text:span><text:span text:style-name="T27">simula.jar</text:span><text:span text:style-name="T27"><text:tab/></text:span><text:span text:style-name="T27"><text:tab/></text:span><text:span text:style-name="T28">( Executable Simula Compiler )</text:span></text:p>
            <text:p text:style-name="P3"><text:span text:style-name="T28"/></text:p>
            <text:p text:style-name="P3"><text:span text:style-name="T26"><text:s text:c="41"/></text:span><text:span text:style-name="T27"><text:s/></text:span><text:span text:style-name="T27">ReleaseNotes.txt</text:span></text:p>
            <text:list text:continue-numbering="true" text:style-name="L1">
              <text:list-header>
                <text:p><text:span text:style-name="T33"/></text:p>
              </text:list-header>
            </text:list>
          </draw:text-box>
        </draw:frame>
      </draw:page>
      <draw:page draw:name="page5" draw:style-name="dp1" draw:master-page-name="Standard">
        <draw:frame draw:style-name="gr7" draw:text-style-name="P4" draw:layer="layout" svg:width="17cm" svg:height="26.1cm" svg:x="2.1cm" svg:y="2cm">
          <draw:text-box>
            <text:p><text:span text:style-name="T34">3. Activating the Simula Compiler</text:span></text:p>
            <text:p><text:span text:style-name="T35"/></text:p>
            <text:p text:style-name="P3"><text:span text:style-name="T22">The Simula Compiler is normally activated through a command-line of this form:</text:span></text:p>
            <text:p text:style-name="P3"><text:span text:style-name="T22"/></text:p>
            <text:p text:style-name="P3"><text:span text:style-name="T22"><text:tab/></text:span><text:span text:style-name="T22">java <text:s/>-jar <text:s/>release-home\simula.jar</text:span></text:p>
            <text:p text:style-name="P3"><text:span text:style-name="T22"/></text:p>
            <text:p text:style-name="P3"><text:span text:style-name="T22">In this simple case the Simula Editor ( see the following pages ) is started.</text:span></text:p>
            <text:p text:style-name="P3"><text:span text:style-name="T22"/></text:p>
            <text:p text:style-name="P3"><text:span text:style-name="T22">On Windows an activation file <text:s/>RunSimulaEditor.bat <text:s/>is created during setup and placed in the Release Home directory together with <text:s/>the <text:s/>'simula.jar' <text:s/>file. On Unix, Linux, MAC etc. a corresponding file <text:s/>RunSimulaEditor.sh <text:s/>is generated.</text:span></text:p>
            <text:p text:style-name="P3"><text:span text:style-name="T22"/></text:p>
            <text:p text:style-name="P3"><text:span text:style-name="T22">If an error message including a problem such as 'permission denied' appears, use sudo to run</text:span></text:p>
            <text:p text:style-name="P3"><text:span text:style-name="T22">it as root (admin). Be careful, sudo allows you to make critical changes to your system.</text:span></text:p>
            <text:p text:style-name="P3"><text:span text:style-name="T22">See: https://en.wikipedia.org/wiki/sudo</text:span></text:p>
            <text:p text:style-name="P3"><text:span text:style-name="T22"/></text:p>
            <text:p text:style-name="P3"><text:span text:style-name="T22">You can move these script files wherever you want, for example, to the desktop. Alternatively, on Windows you may create a link to <text:s/>'simula.jar' <text:s/>and put it on the desktop. Icons are available in the \icon sub-directory if you want to decorate such 'buttons'.</text:span></text:p>
            <text:p text:style-name="P3"><text:span text:style-name="T22"/></text:p>
            <text:p text:style-name="P3"><text:span text:style-name="T22"/></text:p>
            <text:p text:style-name="P3"><text:span text:style-name="T36">General Case</text:span></text:p>
            <text:p text:style-name="P3"><text:span text:style-name="T22"/></text:p>
            <text:p text:style-name="P3"><text:span text:style-name="T22">In special rare situations you may use the general version of the command-line form:</text:span></text:p>
            <text:p text:style-name="P3"><text:span text:style-name="T22"/></text:p>
            <text:p text:style-name="P3"><text:span text:style-name="T22"><text:tab/></text:span><text:span text:style-name="T22">java <text:s text:c="2"/>[java-options] <text:s/>-jar <text:s/>release-home\simula.jar <text:s/>[ simula-sourceFile ] <text:s/>[simula-options] </text:span></text:p>
            <text:p text:style-name="P3"><text:span text:style-name="T22"/></text:p>
            <text:p text:style-name="P3"><text:span text:style-name="T22"/></text:p>
            <text:p text:style-name="P3"><text:span text:style-name="T22"><text:s text:c="6"/></text:span><text:span text:style-name="T22">Java-options</text:span></text:p>
            <text:p text:style-name="P3"><text:span text:style-name="T22"><text:tab/></text:span><text:span text:style-name="T22">are described in the relevant Java Technical Dokumentation.</text:span></text:p>
            <text:p text:style-name="P3"><text:span text:style-name="T22"/></text:p>
            <text:p text:style-name="P3"><text:span text:style-name="T22"><text:s text:c="6"/></text:span><text:span text:style-name="T22">Simula-sourceFile</text:span></text:p>
            <text:p text:style-name="P3"><text:span text:style-name="T22"><text:tab/></text:span><text:span text:style-name="T22">is the file containing the Simula text to be compiled and runed.</text:span></text:p>
            <text:p text:style-name="P3"><text:span text:style-name="T22"/></text:p>
            <text:p text:style-name="P3"><text:span text:style-name="T22"><text:s text:c="6"/></text:span><text:span text:style-name="T22">possible simula-options include:</text:span></text:p>
            <text:p text:style-name="P3"><text:span text:style-name="T22"><text:tab/></text:span><text:span text:style-name="T22">-help</text:span><text:span text:style-name="T22"><text:tab/></text:span><text:span text:style-name="T22"><text:tab/></text:span><text:span text:style-name="T22"><text:tab/></text:span><text:span text:style-name="T22"><text:tab/></text:span><text:span text:style-name="T22">Print this synopsis of standard options</text:span></text:p>
            <text:p text:style-name="P3"><text:span text:style-name="T22"><text:tab/></text:span><text:span text:style-name="T22">-noexec</text:span><text:span text:style-name="T22"><text:tab/></text:span><text:span text:style-name="T22"><text:tab/></text:span><text:span text:style-name="T22"><text:tab/></text:span><text:span text:style-name="T22">Don't execute generated .jar file</text:span></text:p>
            <text:p text:style-name="P3"><text:span text:style-name="T22"><text:tab/></text:span><text:span text:style-name="T22">-nowarn</text:span><text:span text:style-name="T22"><text:tab/></text:span><text:span text:style-name="T22"><text:tab/></text:span><text:span text:style-name="T22"><text:tab/></text:span><text:span text:style-name="T22">Generate no warnings</text:span></text:p>
            <text:p text:style-name="P3"><text:span text:style-name="T22"><text:tab/></text:span><text:span text:style-name="T22">-verbose</text:span><text:span text:style-name="T22"><text:tab/></text:span><text:span text:style-name="T22"><text:tab/></text:span><text:span text:style-name="T22"><text:tab/></text:span><text:span text:style-name="T22">Output messages about what the compiler is doing</text:span></text:p>
            <text:p text:style-name="P3"><text:span text:style-name="T22"><text:tab/></text:span><text:span text:style-name="T22">-keepJava &lt;directory&gt;</text:span><text:span text:style-name="T22"><text:tab/></text:span><text:span text:style-name="T22">Specify where to place generated .java files</text:span></text:p>
            <text:p text:style-name="P3"><text:span text:style-name="T22"><text:tab/></text:span><text:span text:style-name="T22"><text:tab/></text:span><text:span text:style-name="T22"><text:tab/></text:span><text:span text:style-name="T22"><text:tab/></text:span><text:span text:style-name="T22"><text:tab/></text:span><text:span text:style-name="T22">Default: Temp directory which is deleted upon exit</text:span></text:p>
            <text:p text:style-name="P3"><text:span text:style-name="T22"><text:tab/></text:span><text:span text:style-name="T22">-output &lt;directory&gt;</text:span><text:span text:style-name="T22"><text:tab/></text:span><text:span text:style-name="T22"><text:tab/></text:span><text:span text:style-name="T22">Specify where to place generated executable .jar file</text:span></text:p>
            <text:p text:style-name="P3"><text:span text:style-name="T22"><text:tab/></text:span><text:span text:style-name="T22"><text:tab/></text:span><text:span text:style-name="T22"><text:tab/></text:span><text:span text:style-name="T22"><text:tab/></text:span><text:span text:style-name="T22"><text:tab/></text:span><text:span text:style-name="T22">Default: Current workspace\bin</text:span></text:p>
            <text:p text:style-name="P3"><text:span text:style-name="T22"/></text:p>
          </draw:text-box>
        </draw:frame>
      </draw:page>
      <draw:page draw:name="page6" draw:style-name="dp1" draw:master-page-name="Standard">
        <draw:frame draw:style-name="gr8" draw:text-style-name="P1" draw:layer="layout" svg:width="17.1cm" svg:height="1.4cm" svg:x="1cm" svg:y="2cm">
          <draw:text-box>
            <text:p><text:span text:style-name="T1">3.1 <text:s/>The Simula Editor</text:span></text:p>
          </draw:text-box>
        </draw:frame>
        <draw:frame draw:style-name="gr2" draw:text-style-name="P2" draw:layer="layout" svg:width="18.999cm" svg:height="19.168cm" svg:x="1.001cm" svg:y="3.732cm">
          <draw:image xlink:href="Pictures/100000000000031200000319DBD79A6B.png" xlink:type="simple" xlink:show="embed" xlink:actuate="onLoad">
            <text:p/>
          </draw:image>
        </draw:frame>
        <draw:frame draw:style-name="gr2" draw:text-style-name="P2" draw:layer="layout" svg:width="13.228cm" svg:height="5.502cm" svg:x="3.8cm" svg:y="7.798cm">
          <draw:image xlink:href="Pictures/10000000000001F4000000D00572D38C.png" xlink:type="simple" xlink:show="embed" xlink:actuate="onLoad">
            <text:p/>
          </draw:image>
        </draw:frame>
        <draw:frame draw:style-name="gr9" draw:layer="layout" svg:width="18.9cm" svg:height="4cm" svg:x="1.1cm" svg:y="23.9cm">
          <draw:text-box>
            <text:p><text:span text:style-name="T22">When the Simula Editor is started it will ask for a 'Workspace' to be used. A workspace is a directory for Simula Source files etc. The sub-directory <text:s/>\bin <text:s/>is used to store resulting <text:s/>.jar files.</text:span></text:p>
            <text:p><text:span text:style-name="T22"/></text:p>
            <text:p><text:span text:style-name="T22">The default workspace <text:s/>\samples <text:s/>is created during setup and contains a set of sample Simula Programs. You may continue using this workspace for your own files or you may create a new one. This is done by pulling down and select the ''Browse for another Workspace Directory''.</text:span> </text:p>
          </draw:text-box>
        </draw:frame>
      </draw:page>
      <draw:page draw:name="page7" draw:style-name="dp1" draw:master-page-name="Standard">
        <draw:frame draw:style-name="gr10" draw:layer="layout" svg:width="18.2cm" svg:height="1.675cm" svg:x="1cm" svg:y="2.037cm">
          <draw:text-box>
            <text:p>Select [File] <text:s/>[Open] <text:s text:c="2"/>to open a sample Simula Source file.</text:p>
          </draw:text-box>
        </draw:frame>
        <draw:frame draw:style-name="gr2" draw:text-style-name="P2" draw:layer="layout" svg:width="18.999cm" svg:height="19.168cm" svg:x="1cm" svg:y="3.232cm">
          <draw:image xlink:href="Pictures/1000000000000312000003194D02CB62.png" xlink:type="simple" xlink:show="embed" xlink:actuate="onLoad">
            <text:p/>
          </draw:image>
        </draw:frame>
        <draw:frame draw:style-name="gr2" draw:text-style-name="P2" draw:layer="layout" svg:width="13.281cm" svg:height="9.471cm" svg:x="4cm" svg:y="6.429cm">
          <draw:image xlink:href="Pictures/10000000000001F60000016628A05170.png" xlink:type="simple" xlink:show="embed" xlink:actuate="onLoad">
            <text:p/>
          </draw:image>
        </draw:frame>
        <draw:frame draw:style-name="gr11" draw:layer="layout" svg:width="19cm" svg:height="5.2cm" svg:x="1cm" svg:y="23cm">
          <draw:text-box>
            <text:p text:style-name="P3"><text:span text:style-name="T22">You may ...</text:span></text:p>
          </draw:text-box>
        </draw:frame>
      </draw:page>
      <draw:page draw:name="page8" draw:style-name="dp1" draw:master-page-name="Standard">
        <draw:frame draw:style-name="gr12" draw:layer="layout" svg:width="16.9cm" svg:height="1.9cm" svg:x="2cm" svg:y="2cm">
          <draw:text-box>
            <text:p>Syntax Sensitive Editing</text:p>
          </draw:text-box>
        </draw:frame>
        <draw:frame draw:style-name="gr2" draw:text-style-name="P2" draw:layer="layout" svg:width="18.999cm" svg:height="19.168cm" svg:x="1cm" svg:y="3.532cm">
          <draw:image xlink:href="Pictures/1000000000000312000003194ED21503.png" xlink:type="simple" xlink:show="embed" xlink:actuate="onLoad">
            <text:p/>
          </draw:image>
        </draw:frame>
        <draw:frame draw:style-name="gr13" draw:layer="layout" svg:width="19cm" svg:height="3.9cm" svg:x="1cm" svg:y="23.9cm">
          <draw:text-box>
            <text:p text:style-name="P3"><text:span text:style-name="T37">This</text:span><text:span text:style-name="T38"> is a preliminary Editor you should use with care.</text:span></text:p>
            <text:p text:style-name="P3"><text:span text:style-name="T38"/></text:p>
            <text:p text:style-name="P3"><text:span text:style-name="T38">To Compile and Run select <text:s/>[ Run ] [ Run ]</text:span></text:p>
            <text:p text:style-name="P3"><text:span text:style-name="T38"/></text:p>
            <text:p text:style-name="P3"><text:span text:style-name="T38">... enjoy</text:span></text:p>
          </draw:text-box>
        </draw:frame>
      </draw:page>
      <draw:page draw:name="page9" draw:style-name="dp1" draw:master-page-name="Standard">
        <draw:frame draw:style-name="gr7" draw:layer="layout" svg:width="17cm" svg:height="26.1cm" svg:x="2cm" svg:y="2.1cm">
          <draw:text-box>
            <text:p><text:span text:style-name="T1">4. File Handling Conventions</text:span></text:p>
            <text:p><text:span text:style-name="T1"/></text:p>
            <text:p text:style-name="P3"><text:span text:style-name="T39">4.1 <text:s/>File Naming</text:span></text:p>
            <text:p text:style-name="P3"><text:span text:style-name="T39"/></text:p>
            <text:p><text:span text:style-name="T40">External file names or </text:span><text:span text:style-name="T41">data set specifications</text:span><text:span text:style-name="T40"> follow the normal conventions for the OS under which the Simula System is running. Thus, a data set specification has the general form:</text:span></text:p>
            <text:p><text:span text:style-name="T40"/></text:p>
            <text:p><text:span text:style-name="T40"><text:tab/></text:span><text:span text:style-name="T40"><text:tab/></text:span><text:span text:style-name="T40"><text:tab/></text:span><text:span text:style-name="T40">[ <text:s/>path <text:s/>] <text:s/>file name <text:s/>[ <text:s/>. <text:s/>extension <text:s/>]</text:span></text:p>
            <text:p><text:span text:style-name="T40"/></text:p>
            <text:p><text:span text:style-name="T40">where, the OS dependent name-separator character in the path may be '/' or '\' or any mix of them.</text:span></text:p>
            <text:p><text:span text:style-name="T40"/></text:p>
            <text:p><text:span text:style-name="T40"/></text:p>
            <text:p text:style-name="P3"><text:span text:style-name="T42">4.2 <text:s/>File Opening</text:span></text:p>
            <text:p text:style-name="P3"><text:span text:style-name="T42"/></text:p>
            <text:p><text:span text:style-name="T43">When the attribute procedure ''open'' is called, the FILENAME of the file specifies the data set to be connected to the ( Simula ) file.</text:span></text:p>
            <text:p><text:span text:style-name="T43"/></text:p>
            <text:p><text:span text:style-name="T43">If a path is explicitly given in the FILENAME, the data set will be searched for in the specified directory only. If no path is given, the file is searched in user.dir</text:span></text:p>
            <text:p><text:span text:style-name="T43"/></text:p>
            <text:p><text:span text:style-name="T43"/></text:p>
            <text:p><text:span text:style-name="T43">NOTE: The association between internal and external file is established at file open,</text:span></text:p>
            <text:p><text:span text:style-name="T43"><text:tab/></text:span><text:span text:style-name="T43"> </text:span><text:span text:style-name="T43">not when the file object is created. </text:span></text:p>
            <text:p><text:span text:style-name="T43"/></text:p>
            <text:p><text:span text:style-name="T43"><text:tab/></text:span><text:span text:style-name="T43"> </text:span><text:span text:style-name="T43">The search rules also applies for attribute elements.</text:span></text:p>
            <text:p><text:span text:style-name="T43"/></text:p>
            <text:p><text:span text:style-name="T43">If a data set named FILENAME is not found, then the action taken depends upon the type of file:</text:span></text:p>
            <text:p><text:span text:style-name="T43"/></text:p>
            <text:p><text:span text:style-name="T43"><text:tab/></text:span><text:span text:style-name="T43">- For in(byte)files a popup file selector window is shown enabling the user to manually</text:span></text:p>
            <text:p><text:span text:style-name="T43"><text:tab/></text:span><text:span text:style-name="T43"> <text:s text:c="2"/></text:span><text:span text:style-name="T43">select another file. If the file selector is canceled the procedure ''open'' returns </text:span><text:span text:style-name="T44">false</text:span><text:span text:style-name="T43"> and</text:span></text:p>
            <text:p><text:span text:style-name="T43"><text:tab/></text:span><text:span text:style-name="T43"> <text:s text:c="2"/></text:span><text:span text:style-name="T43">no further action is taken.</text:span></text:p>
            <text:p><text:span text:style-name="T43"/></text:p>
            <text:p><text:span text:style-name="T43"><text:tab/></text:span><text:span text:style-name="T43">- For all other files, a new file FILENAME is created in the Current Workspace.</text:span></text:p>
            <text:p><text:span text:style-name="T43"/></text:p>
            <text:p><text:span text:style-name="T43">The identified data set is then opened, and ''open'' returns </text:span><text:span text:style-name="T44">true</text:span><text:span text:style-name="T43">.</text:span></text:p>
            <text:p><text:span text:style-name="T43"/></text:p>
            <text:p><text:span text:style-name="T43">The standard system files SYSIN and SYSOUT are treated in a special manner. These files are opened before the program proper starts execution ( as described in chapter 10 of the Simula Standard ), but may be closed and reopened in the Simula program. The data set association of these files can not, however, be changed from within an executing Simula program.</text:span></text:p>
            <text:p><text:span text:style-name="T43"/></text:p>
            <text:p text:style-name="P3"><text:span text:style-name="T43">When using the runtime console, SYSIN and SYSOUT is connected</text:span></text:p>
            <text:p text:style-name="P3"><text:span text:style-name="T43">to the console window. Otherwise; SYSIN is connected to Standard Input, SYSOUT to</text:span></text:p>
            <text:p text:style-name="P3"><text:span text:style-name="T43">standard output.</text:span></text:p>
          </draw:text-box>
        </draw:frame>
      </draw:page>
      <draw:page draw:name="page10" draw:style-name="dp1" draw:master-page-name="Standard">
        <draw:frame draw:style-name="gr14" draw:layer="layout" svg:width="17cm" svg:height="26.866cm" svg:x="1.8cm" svg:y="1.9cm">
          <draw:text-box>
            <text:p text:style-name="P3"><text:span text:style-name="T42">4.3 <text:s/>File Initialization</text:span></text:p>
            <text:p text:style-name="P3"><text:span text:style-name="T42"/></text:p>
            <text:p><text:span text:style-name="T43">When a data set created as a result of file ''open'', the underlying Java file stream is created.</text:span></text:p>
            <text:p><text:span text:style-name="T43">For a direct file unwritten images (bytes) below LASTLOC are zero.</text:span></text:p>
            <text:p><text:span text:style-name="T43"/></text:p>
            <text:p><text:span text:style-name="T43"/></text:p>
            <text:p text:style-name="P3"><text:span text:style-name="T42">4.4 <text:s/>File Closing</text:span></text:p>
            <text:p text:style-name="P3"><text:span text:style-name="T42"/></text:p>
            <text:p><text:span text:style-name="T43">When a file is closed, the associated data set is released.</text:span></text:p>
            <text:p><text:span text:style-name="T43"/></text:p>
            <text:p><text:span text:style-name="T43"/></text:p>
            <text:p text:style-name="P3"><text:span text:style-name="T42">4.5 <text:s/>Access Mode Treatment</text:span></text:p>
            <text:p text:style-name="P3"><text:span text:style-name="T42"/></text:p>
            <text:p text:style-name="P3"><text:span text:style-name="T43"><text:s text:c="12"/></text:span><text:span text:style-name="T45">Boolean</text:span><text:span text:style-name="T43"> </text:span><text:span text:style-name="T45">procedure</text:span><text:span text:style-name="T43"> setaccess(mode); </text:span><text:span text:style-name="T45">text</text:span><text:span text:style-name="T43"> mode; … ;</text:span></text:p>
            <text:p text:style-name="P3"><text:span text:style-name="T43"/></text:p>
            <text:p text:style-name="P3"><text:span text:style-name="T43">The standard attribute modes APPEND, CREATE, READWRITE and PURGE are implemented.</text:span></text:p>
            <text:p text:style-name="P3"><text:span text:style-name="T43"/></text:p>
            <text:p text:style-name="P3"><text:span text:style-name="T43">The modes SHARED, <text:s/>BYTESIZE and REWIND are not implemented.</text:span></text:p>
            <text:p text:style-name="P3"><text:span text:style-name="T43"/></text:p>
            <text:p text:style-name="P3"><text:span text:style-name="T43">In addition, the modes CHARSET, SYNCHRONOUS, FONT, MARGINS are defined.</text:span></text:p>
            <text:p text:style-name="P3"><text:span text:style-name="T43"/></text:p>
            <text:p text:style-name="P3"><text:span text:style-name="T43">The access mode CHARSET is available for image files to specify the character set used to encode/decode the file content. This mode has the form <text:s/>CHARSET:&lt;charset name&gt;</text:span></text:p>
            <text:p text:style-name="P3"><text:span text:style-name="T43">If the given charset name is illegal in the current Java virtual machine a runtime warning is given and the CHARSET mode remains unchanged. The default encoding is UTF8 .</text:span></text:p>
            <text:p text:style-name="P3"><text:span text:style-name="T43"/></text:p>
            <text:p text:style-name="P3"><text:span text:style-name="T43">The access mode SYNCHRONOUS is available for Out- files and Direct- files.</text:span></text:p>
            <text:p text:style-name="P3"><text:span text:style-name="T43">For Outfile/OutBytefile, each write operation will be followed by a flush to ensure that the underlying storage device is updated. For Directfile/DirectBytefile the underlaying Java RandomAccessFile will be created open for reading and writing, and also require that every update to the file's content or metadata be written synchronously to the underlying storage device.</text:span></text:p>
            <text:p text:style-name="P3"><text:span text:style-name="T43"/></text:p>
            <text:p text:style-name="P3"><text:span text:style-name="T43">The access modes FONT and MARGINS are explained in sect. 4.8 Printfile.</text:span></text:p>
            <text:p><text:span text:style-name="T43"/></text:p>
            <text:p text:style-name="P3"><text:span text:style-name="T42"/></text:p>
            <text:p text:style-name="P3"><text:span text:style-name="T42">4.6 <text:s/>File Locking</text:span></text:p>
            <text:p><text:span text:style-name="T43"/></text:p>
            <text:p><text:span text:style-name="T43">The procedure ''lock'' is implemented using Java's <text:s/>FileChannel.tryLock <text:s/>method.</text:span></text:p>
            <text:p><text:span text:style-name="T43">The 'tryLock' method will attempt to acquire a lock on the given region of this channel's file.</text:span></text:p>
            <text:p><text:span text:style-name="T43">This method does not block. An invocation always returns immediately, either having acquired a lock on the requested region or having failed to do so.</text:span></text:p>
            <text:p><text:span text:style-name="T43"/></text:p>
            <text:p><text:span text:style-name="T43">The procedure ''unlock'' simply release the underlying FileLock.</text:span></text:p>
            <text:p><text:span text:style-name="T43"/></text:p>
            <text:p><text:span text:style-name="T43"/></text:p>
            <text:p text:style-name="P3"><text:span text:style-name="T42"/></text:p>
            <text:p text:style-name="P3"><text:span text:style-name="T42">4.7 <text:s/>Checkpointing a File</text:span></text:p>
            <text:p text:style-name="P3"><text:span text:style-name="T42"/></text:p>
            <text:p><text:span text:style-name="T43">The procedure ''checkpoint'' is implemented using <text:s/>Java's <text:s/>FileChannel.force <text:s/>method for direct access files and <text:s/>Java's flush method <text:s/>for all other file types.</text:span></text:p>
            <text:p><text:span text:style-name="T43"/></text:p>
            <text:p text:style-name="P3"><text:span text:style-name="T43"/></text:p>
            <text:p text:style-name="P3"><text:span text:style-name="T42"/></text:p>
          </draw:text-box>
        </draw:frame>
      </draw:page>
      <draw:page draw:name="page11" draw:style-name="dp1" draw:master-page-name="Standard">
        <draw:frame draw:style-name="gr15" draw:text-style-name="P5" draw:layer="layout" svg:width="17cm" svg:height="27.4cm" svg:x="2.2cm" svg:y="1.3cm">
          <draw:text-box>
            <text:p text:style-name="P3"><text:span text:style-name="T46">4.8 <text:s/>Printfile</text:span></text:p>
            <text:p text:style-name="P3"><text:span text:style-name="T46"/></text:p>
            <text:p><text:span text:style-name="T43">The standard class Printfile is implemented using the Java print api, however 'sysout' is</text:span></text:p>
            <text:p><text:span text:style-name="T43">mapped to Java's standard output or to the runtime console when the Simula Editor is used.</text:span></text:p>
            <text:p><text:span text:style-name="T43"/></text:p>
            <text:p><text:span text:style-name="T43">Two extra access modes are defined for Printfile: FONT and MARGINS.These have effect at</text:span></text:p>
            <text:p><text:span text:style-name="T43">open and are used to calculate the height of the page and the default LINES_PER_PAGE.</text:span></text:p>
            <text:p><text:span text:style-name="T43">However; when printing to a console (see below) these are ignored.</text:span></text:p>
            <text:p><text:span text:style-name="T43"/></text:p>
            <text:p><text:span text:style-name="T43">If LINES_PER_PAGE is later changed to a larger value, one page will be printed over several sheets. A call on eject(1) will always lead to writing on a new sheet.</text:span></text:p>
            <text:p><text:span text:style-name="T43"/></text:p>
            <text:p><text:span text:style-name="T43">A call on the procedure spacing with an argument greater than 1 will cause the next outimage</text:span></text:p>
            <text:p><text:span text:style-name="T43">to first print the actual line followed by some blank lines.</text:span></text:p>
            <text:p><text:span text:style-name="T43"/></text:p>
            <text:p><text:span text:style-name="T43">The filename may be the name of a printer, in which case that printer will be selected, or the</text:span></text:p>
            <text:p><text:span text:style-name="T43">filename may have the forrm: <text:s/>“Console: title text … “, in which case printing is done to a</text:span></text:p>
            <text:p><text:span text:style-name="T43">popup console with title. Otherwise, a popup dialog will appear to select a printer</text:span></text:p>
            <text:p><text:span text:style-name="T43"/></text:p>
            <text:p><text:span text:style-name="T43">Example:</text:span></text:p>
            <text:p><text:span text:style-name="T43"/></text:p>
            <text:p text:style-name="P3"><text:span text:style-name="T43"><text:s text:c="8"/></text:span><text:span text:style-name="T43">inspect new printFile("ASK") do begin</text:span></text:p>
            <text:p text:style-name="P3"><text:span text:style-name="T43"><text:s text:c="14"/></text:span><text:span text:style-name="T43">s</text:span><text:span text:style-name="T47">etaccess</text:span><text:span text:style-name="T43">("FONT: SansSerif <text:s/>PLAIN <text:s/>BOLD 10 <text:s/>ASK");</text:span></text:p>
            <text:p text:style-name="P3"><text:span text:style-name="T43"><text:s text:c="14"/></text:span><text:span text:style-name="T47">setaccess</text:span><text:span text:style-name="T43">("MARGINS: 5 15 10 20");</text:span></text:p>
            <text:p text:style-name="P3"><text:span text:style-name="T43"><text:s text:c="14"/></text:span><text:span text:style-name="T43">open(blanks(80));</text:span></text:p>
            <text:p text:style-name="P3"><text:span text:style-name="T43"><text:s text:c="14"/>… <text:s/>…</text:span></text:p>
            <text:p text:style-name="P3"><text:span text:style-name="T43"><text:s text:c="8"/></text:span><text:span text:style-name="T43">end;</text:span></text:p>
            <text:p><text:span text:style-name="T43"><text:tab/></text:span><text:span text:style-name="T43"><text:tab/></text:span></text:p>
            <text:p><text:span text:style-name="T45">4.8.1 Access mode FONT</text:span></text:p>
            <text:p><text:span text:style-name="T45"/></text:p>
            <text:p><text:span text:style-name="T43"><text:s text:c="8"/></text:span><text:span text:style-name="T43">FONT: <text:s/>name <text:s/>modifiers <text:s/>size <text:s/>orientation</text:span></text:p>
            <text:p><text:span text:style-name="T43"><text:s text:c="4"/></text:span></text:p>
            <text:p><text:span text:style-name="T43"><text:s text:c="11"/></text:span><text:span text:style-name="T43"><text:tab/></text:span><text:span text:style-name="T43"> <text:s text:c="2"/></text:span><text:span text:style-name="T43">name <text:s/></text:span><text:span text:style-name="T43"><text:tab/></text:span><text:span text:style-name="T43">::= <text:s/>fontFamilyName <text:s/>| <text:s/>fontName</text:span></text:p>
            <text:p><text:span text:style-name="T43"/></text:p>
            <text:p><text:span text:style-name="T43"><text:s text:c="11"/></text:span><text:span text:style-name="T43"><text:tab/></text:span><text:span text:style-name="T43"> <text:s text:c="2"/></text:span><text:span text:style-name="T43">modifiers <text:s/></text:span><text:span text:style-name="T43"><text:tab/></text:span><text:span text:style-name="T43">::= <text:s/>empty <text:s/>| <text:s/>PLAIN <text:s/>| <text:s/>ITALIC <text:s/>| PLAIN <text:s/>BOLD <text:s/>| <text:s/>ITALIC <text:s/>BOLD</text:span></text:p>
            <text:p><text:span text:style-name="T43"/></text:p>
            <text:p><text:span text:style-name="T43"><text:s text:c="11"/></text:span><text:span text:style-name="T43"><text:tab/></text:span><text:span text:style-name="T43"> <text:s text:c="2"/></text:span><text:span text:style-name="T43">size <text:s/></text:span><text:span text:style-name="T43"><text:tab/></text:span><text:span text:style-name="T43"><text:tab/></text:span><text:span text:style-name="T43">::= <text:s/>empty <text:s/>| <text:s/>font height in dot's <text:s text:c="4"/>-- <text:s/>default 12</text:span></text:p>
            <text:p><text:span text:style-name="T43"/></text:p>
            <text:p><text:span text:style-name="T43"><text:s text:c="11"/></text:span><text:span text:style-name="T43"><text:tab/></text:span><text:span text:style-name="T43"> <text:s text:c="2"/></text:span><text:span text:style-name="T43">orientation</text:span><text:span text:style-name="T43"><text:tab/></text:span><text:span text:style-name="T43">::= <text:s/>empty <text:s/>| <text:s/>PORTRAIT <text:s/>| <text:s/>LANDSCAPE</text:span></text:p>
            <text:p><text:span text:style-name="T43"><text:s text:c="30"/></text:span><text:span text:style-name="T43"><text:tab/></text:span><text:span text:style-name="T43">::= <text:s/>ASK <text:s text:c="3"/>-- <text:s/>to make the system prompt by a pop-up dialog</text:span></text:p>
            <text:p><text:span text:style-name="T43"/></text:p>
            <text:p><text:span text:style-name="T43"/></text:p>
            <text:p><text:span text:style-name="T43">Java defines five logical font families that are Serif, SansSerif, Monospaced, Dialog, and DialogInput. These are defined across platforms. In addition several fontNames are available</text:span></text:p>
            <text:p><text:span text:style-name="T43">on individual platforms. E.g. “Times New Roman” and “Courier New”</text:span></text:p>
            <text:p><text:span text:style-name="T43"/></text:p>
            <text:p><text:span text:style-name="T43">Default: <text:s/>FONT: <text:s/>Monospaced <text:s/>PLAIN <text:s/>12 <text:s/>PORTRAIT</text:span></text:p>
            <text:p><text:span text:style-name="T45"/></text:p>
            <text:p><text:span text:style-name="T45">4.8.2 Access mode MARGINS</text:span></text:p>
            <text:p><text:span text:style-name="T45"/></text:p>
            <text:p><text:span text:style-name="T43"><text:s text:c="8"/></text:span><text:span text:style-name="T43">MARGINS: <text:s/>top <text:s/>left <text:s/>bottom <text:s/>right </text:span></text:p>
            <text:p><text:span text:style-name="T43"/></text:p>
            <text:p><text:span text:style-name="T43"><text:s text:c="11"/></text:span><text:span text:style-name="T43">All fields are desimal numbers measured in mm.</text:span></text:p>
            <text:p><text:span text:style-name="T43"/></text:p>
            <text:p><text:span text:style-name="T43">Default: <text:s/>MARGINS <text:s/>0 <text:s/>0 <text:s/>0 <text:s/>0</text:span></text:p>
          </draw:text-box>
        </draw:frame>
      </draw:page>
      <draw:page draw:name="page12" draw:style-name="dp1" draw:master-page-name="Standard">
        <draw:frame draw:style-name="gr16" draw:layer="layout" svg:width="16.9cm" svg:height="26cm" svg:x="2.1cm" svg:y="2cm">
          <draw:text-box>
            <text:p><text:span text:style-name="T1">5. Separate Compilation</text:span></text:p>
            <text:p><text:span text:style-name="T1"/></text:p>
            <text:p text:style-name="P3"><text:span text:style-name="T42">5.1 <text:s/>Attribute Files</text:span></text:p>
            <text:p text:style-name="P3"><text:span text:style-name="T42"/></text:p>
            <text:p><text:span text:style-name="T43">TBD</text:span></text:p>
            <text:p><text:span text:style-name="T43"/></text:p>
            <text:p text:style-name="P3"><text:span text:style-name="T42">5.2 <text:s/>Attribute Information Elements</text:span></text:p>
            <text:p text:style-name="P3"><text:span text:style-name="T42"/></text:p>
            <text:p><text:span text:style-name="T43">TBD</text:span></text:p>
            <text:p><text:span text:style-name="T43"/></text:p>
            <text:p text:style-name="P3"><text:span text:style-name="T42">5.3 <text:s/>Compatible Recompilation</text:span></text:p>
            <text:p text:style-name="P3"><text:span text:style-name="T42"/></text:p>
            <text:p><text:span text:style-name="T43">TBD</text:span></text:p>
            <text:p><text:span text:style-name="T43"/></text:p>
            <text:p text:style-name="P3"><text:span text:style-name="T42"/></text:p>
          </draw:text-box>
        </draw:frame>
      </draw:page>
      <draw:page draw:name="page13" draw:style-name="dp1" draw:master-page-name="Standard">
        <draw:frame draw:style-name="gr17" draw:layer="layout" svg:width="19cm" svg:height="19.868cm" svg:x="1cm" svg:y="2.1cm">
          <draw:text-box>
            <text:p><text:span text:style-name="T16">6. Additional Facilities</text:span></text:p>
            <text:p><text:span text:style-name="T16"/></text:p>
            <text:p><text:span text:style-name="T4"/></text:p>
            <text:p><text:span text:style-name="T4">6.1 <text:s/>Language Extensions</text:span></text:p>
            <text:p><text:span text:style-name="T4"/></text:p>
            <text:p text:style-name="P3"><text:span text:style-name="T48">S-Port Switch Statement</text:span></text:p>
            <text:p text:style-name="P3"><text:span text:style-name="T49"/></text:p>
            <text:p text:style-name="P3"><text:span text:style-name="T49">Extension inherited from S-Port Simula.</text:span></text:p>
            <text:p text:style-name="P3"><text:span text:style-name="T49"/></text:p>
            <text:p text:style-name="P3"><text:span text:style-name="T49">Switch-statement</text:span></text:p>
            <text:p text:style-name="P3"><text:span text:style-name="T49"><text:s text:c="6"/></text:span><text:span text:style-name="T49">= SWITCH ( lowKey : hiKey ) switchKey BEGIN { switch-case } [ none-case ] END</text:span></text:p>
            <text:p text:style-name="P3"><text:span text:style-name="T49"/></text:p>
            <text:p text:style-name="P3"><text:span text:style-name="T49"><text:s text:c="6"/></text:span><text:span text:style-name="T49">Switch-case</text:span></text:p>
            <text:p text:style-name="P3"><text:span text:style-name="T49"><text:tab/></text:span><text:span text:style-name="T49">= WHEN &lt;caseKey-list&gt; do &lt;statement&gt; ;</text:span></text:p>
            <text:p text:style-name="P3"><text:span text:style-name="T49"><text:s text:c="6"/></text:span></text:p>
            <text:p text:style-name="P3"><text:span text:style-name="T49"><text:s text:c="6"/></text:span><text:span text:style-name="T49">None-case</text:span></text:p>
            <text:p text:style-name="P3"><text:span text:style-name="T49"><text:tab/></text:span><text:span text:style-name="T49">= WHEN NONE do &lt;statement&gt; ;</text:span></text:p>
            <text:p text:style-name="P3"><text:span text:style-name="T49"><text:s text:c="6"/></text:span></text:p>
            <text:p text:style-name="P3"><text:span text:style-name="T49"><text:s text:c="6"/></text:span><text:span text:style-name="T49">&lt;caseKey-list&gt;</text:span></text:p>
            <text:p text:style-name="P3"><text:span text:style-name="T49"><text:tab/></text:span><text:span text:style-name="T49">= caseKey { , caseKey }</text:span></text:p>
            <text:p text:style-name="P3"><text:span text:style-name="T49"><text:s text:c="6"/></text:span></text:p>
            <text:p text:style-name="P3"><text:span text:style-name="T49"><text:s text:c="6"/></text:span><text:span text:style-name="T49">CaseKey</text:span></text:p>
            <text:p text:style-name="P3"><text:span text:style-name="T49"><text:tab/></text:span><text:span text:style-name="T49">= caseConstant | caseConstant : caseConstant</text:span></text:p>
            <text:p text:style-name="P3"><text:span text:style-name="T49"><text:s text:c="6"/></text:span></text:p>
            <text:p text:style-name="P3"><text:span text:style-name="T49"><text:s text:c="6"/></text:span><text:span text:style-name="T49">LowKey</text:span></text:p>
            <text:p text:style-name="P3"><text:span text:style-name="T49"><text:tab/></text:span><text:span text:style-name="T49">= integer-or-character-expression</text:span></text:p>
            <text:p text:style-name="P3"><text:span text:style-name="T49"><text:s text:c="6"/></text:span></text:p>
            <text:p text:style-name="P3"><text:span text:style-name="T49"><text:s text:c="6"/></text:span><text:span text:style-name="T49">HiKey</text:span></text:p>
            <text:p text:style-name="P3"><text:span text:style-name="T49"><text:tab/></text:span><text:span text:style-name="T49">= integer-or-character-expression</text:span></text:p>
            <text:p text:style-name="P3"><text:span text:style-name="T49"><text:s text:c="6"/></text:span></text:p>
            <text:p text:style-name="P3"><text:span text:style-name="T49"><text:s text:c="6"/></text:span><text:span text:style-name="T49">SwitchKey</text:span></text:p>
            <text:p text:style-name="P3"><text:span text:style-name="T49"><text:tab/></text:span><text:span text:style-name="T49">= integer-or-character-expression</text:span></text:p>
            <text:p text:style-name="P3"><text:span text:style-name="T49"><text:s text:c="6"/></text:span></text:p>
            <text:p text:style-name="P3"><text:span text:style-name="T49"><text:s text:c="6"/></text:span><text:span text:style-name="T49">CaseConstant</text:span></text:p>
            <text:p text:style-name="P3"><text:span text:style-name="T49"><text:tab/></text:span><text:span text:style-name="T49">= integer-or-character-constant</text:span></text:p>
            <text:p text:style-name="P3"><text:span text:style-name="T49"/></text:p>
            <text:p text:style-name="P3"><text:span text:style-name="T49"/></text:p>
            <text:p text:style-name="P3"><text:span text:style-name="T49">Translated into a Java Switch Statement with break after each &lt;statement&gt;</text:span></text:p>
            <text:p text:style-name="P3"><text:span text:style-name="T49">Occurs in Peter's S-Port compiler - but I haven't found a description of the semantics.</text:span></text:p>
          </draw:text-box>
        </draw:frame>
      </draw:page>
      <draw:page draw:name="page14" draw:style-name="dp1" draw:master-page-name="Standard">
        <draw:frame draw:style-name="gr18" draw:layer="layout" svg:width="17cm" svg:height="12.152cm" svg:x="2cm" svg:y="2.1cm">
          <draw:text-box>
            <text:p><text:span text:style-name="T16">6.2 <text:s/>Additional Standard Procedures</text:span></text:p>
            <text:p><text:span text:style-name="T4"/></text:p>
            <text:p text:style-name="P3"><text:span text:style-name="T49">- Procedure setSeed(seed); integer seed; ... ;</text:span></text:p>
            <text:p text:style-name="P3"><text:span text:style-name="T49"/></text:p>
            <text:p text:style-name="P3"><text:span text:style-name="T49">- Procedure waitSomeTime(millies); integer millies; ... ;</text:span></text:p>
            <text:p text:style-name="P3"><text:span text:style-name="T49"/></text:p>
            <text:p text:style-name="P3"><text:span text:style-name="T49">- Procedure prin</text:span><text:span text:style-name="T50">tThreadList(withStackTrace); boolean withStackTrace; ... ;</text:span></text:p>
            <text:p text:style-name="P3"><text:span text:style-name="T50"/></text:p>
            <text:p text:style-name="P3"><text:span text:style-name="T50">- Text Procedure edit(x); &lt;value-type&gt; x; ... ;</text:span></text:p>
            <text:p text:style-name="P3"><text:span text:style-name="T50"/></text:p>
            <text:p text:style-name="P3"><text:span text:style-name="T50"><text:s text:c="9"/></text:span><text:span text:style-name="T50">where value-type ::= i</text:span><text:span text:style-name="T51">nteger |</text:span><text:span text:style-name="T52"> r</text:span><text:span text:style-name="T51">eal |</text:span><text:span text:style-name="T52"> l</text:span><text:span text:style-name="T51">ong real |</text:span><text:span text:style-name="T52"> b</text:span><text:span text:style-name="T51">oolean</text:span><text:span text:style-name="T53"> | character</text:span></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2">- Text Procedure edfix(x,n); &lt;real-type&gt; x; i</text:span><text:span text:style-name="T51">nteger</text:span><text:span text:style-name="T52"> n; ... ;</text:span></text:p>
            <text:p text:style-name="P3"><text:span text:style-name="T52"/></text:p>
            <text:p text:style-name="P3"><text:span text:style-name="T50"><text:s text:c="9"/></text:span><text:span text:style-name="T50">where real-type ::= r</text:span><text:span text:style-name="T51">eal |</text:span><text:span text:style-name="T52"> l</text:span><text:span text:style-name="T51">ong real</text:span></text:p>
            <text:p text:style-name="P3"><text:span text:style-name="T54"/></text:p>
            <text:p text:style-name="P3"><text:span text:style-name="T54"/></text:p>
            <text:p text:style-name="P3"><text:span text:style-name="T52"/></text:p>
          </draw:text-box>
        </draw:frame>
        <draw:frame draw:style-name="gr19" draw:layer="layout" svg:width="13.596cm" svg:height="4.115cm" svg:x="3cm" svg:y="13.2cm">
          <draw:text-box>
            <text:p text:style-name="P3"><text:span text:style-name="T55">The Text procedure putfix is called behind the scene and the resulting item</text:span></text:p>
            <text:p text:style-name="P3"><text:span text:style-name="T55">is trimmed and returned as result. I.e. leading and trailing blanks are removed</text:span></text:p>
            <text:p text:style-name="P3"><text:span text:style-name="T55"/></text:p>
            <text:p text:style-name="P3"><text:span text:style-name="T55">The resulting numeric item is an INTEGER ITEM if n=0 or a DECIMAL</text:span></text:p>
            <text:p text:style-name="P3"><text:span text:style-name="T55">ITEM with a FRACTION of n digits if n&gt;0. It designates a number</text:span></text:p>
            <text:p text:style-name="P3"><text:span text:style-name="T55">equal to the value of r or an approximation to the value of r,</text:span></text:p>
            <text:p text:style-name="P3"><text:span text:style-name="T55">correctly rounded to n decimal places. If n&lt;0, a run-time error</text:span></text:p>
            <text:p text:style-name="P3"><text:span text:style-name="T55">is caused.</text:span></text:p>
          </draw:text-box>
        </draw:frame>
        <draw:frame draw:style-name="gr20" draw:layer="layout" svg:width="13.786cm" svg:height="1.7cm" svg:x="3.1cm" svg:y="8.313cm">
          <draw:text-box>
            <text:p text:style-name="P3"><text:span text:style-name="T55">A suitable Text edit procedure is called behind the scene and the resulting item</text:span></text:p>
            <text:p text:style-name="P3"><text:span text:style-name="T55">is trimmed and returned as result. I.e. leading and trailing blanks are removed</text:span></text:p>
            <text:p text:style-name="P3"><text:span text:style-name="T55"/></text:p>
          </draw:text-box>
        </draw:frame>
      </draw:page>
      <draw:page draw:name="page15" draw:style-name="dp1" draw:master-page-name="Standard">
        <draw:frame draw:style-name="gr21" draw:layer="layout" svg:width="19cm" svg:height="45.003cm" svg:x="1cm" svg:y="2.1cm">
          <draw:text-box>
            <text:p><text:span text:style-name="T16">6.3 <text:s/>Additional Standard Classes</text:span></text:p>
            <text:p><text:span text:style-name="T4"/></text:p>
            <text:p text:style-name="P3"><text:span text:style-name="T10">6.3.1 Additional Standard Class Drawing</text:span></text:p>
            <text:p text:style-name="P3"><text:span text:style-name="T49"/></text:p>
            <text:p text:style-name="P3"><text:span text:style-name="T49"><text:s/></text:span><text:span text:style-name="T49">The additional system class "Drawing" introduce basic graphical capabilities.</text:span></text:p>
            <text:p text:style-name="P3"><text:span text:style-name="T49"><text:s/></text:span><text:span text:style-name="T49">It has the class "simset" as prefix, so set-handling facilities are thus immediately available.</text:span></text:p>
            <text:p text:style-name="P3"><text:span text:style-name="T49"><text:s/></text:span></text:p>
            <text:p text:style-name="P3"><text:span text:style-name="T49"><text:s/></text:span><text:span text:style-name="T49">Simset class Drawing(title,width,height); Value title; Text title; Integer width,height;</text:span></text:p>
            <text:p text:style-name="P3"><text:span text:style-name="T49"><text:s/></text:span><text:span text:style-name="T49">begin </text:span></text:p>
            <text:p text:style-name="P3"><text:span text:style-name="T49"><text:s text:c="7"/></text:span><text:span text:style-name="T49">ref(Head) Procedure renderingSet; ... ;</text:span></text:p>
            <text:p text:style-name="P3"><text:span text:style-name="T49"><text:s text:c="7"/></text:span><text:span text:style-name="T49">Integer white,lightGray,gray,darkGray,black,red,pink,orange,yellow,green,magenta,cyan,blue; <text:s/></text:span></text:p>
            <text:p text:style-name="P3"><text:span text:style-name="T49"><text:s text:c="7"/></text:span><text:span text:style-name="T49">Integer Procedure color(r,g,b); Integer r,g,b; ... <text:s text:c="2"/></text:span></text:p>
            <text:p text:style-name="P3"><text:span text:style-name="T49"><text:s text:c="7"/></text:span></text:p>
            <text:p text:style-name="P3"><text:span text:style-name="T49"><text:s text:c="7"/></text:span><text:span text:style-name="T49">Procedure setBackgroundColor(color); Integer color; ... ; <text:s/></text:span></text:p>
            <text:p text:style-name="P3"><text:span text:style-name="T49"><text:s text:c="7"/></text:span><text:span text:style-name="T49">Procedure setDrawColor(color); Integer color; ... ; <text:s/></text:span></text:p>
            <text:p text:style-name="P3"><text:span text:style-name="T49"><text:s text:c="7"/></text:span><text:span text:style-name="T49">Procedure setFillColor(color); Integer color; ... ;</text:span></text:p>
            <text:p text:style-name="P3"><text:span text:style-name="T49"><text:s text:c="7"/></text:span><text:span text:style-name="T49">Procedure setStroke(width); Real width; ... ; </text:span></text:p>
            <text:p text:style-name="P3"><text:span text:style-name="T49"/></text:p>
            <text:p text:style-name="P3"><text:span text:style-name="T49"><text:s text:c="7"/></text:span><text:span text:style-name="T49">Procedure setFontStylePlain; ... ; <text:s/></text:span></text:p>
            <text:p text:style-name="P3"><text:span text:style-name="T49"><text:s text:c="7"/></text:span><text:span text:style-name="T49">Procedure setFontStyleBold; ... ; </text:span></text:p>
            <text:p text:style-name="P3"><text:span text:style-name="T49"><text:s text:c="7"/></text:span><text:span text:style-name="T49">Procedure setFontStyleItalic; ... ; </text:span></text:p>
            <text:p text:style-name="P3"><text:span text:style-name="T49"><text:s text:c="7"/></text:span><text:span text:style-name="T49">Procedure setFontStyleBoldItalic; ... ; </text:span></text:p>
            <text:p text:style-name="P3"><text:span text:style-name="T49"><text:s text:c="10"/></text:span></text:p>
            <text:p text:style-name="P3"><text:span text:style-name="T49"><text:s text:c="7"/></text:span><text:span text:style-name="T49">Procedure setFontSize(size); Real size; ... ; </text:span></text:p>
            <text:p text:style-name="P3"><text:span text:style-name="T49"><text:s text:c="7"/></text:span><text:span text:style-name="T49">Real Procedure getFontSize; ... ;</text:span></text:p>
            <text:p text:style-name="P3"><text:span text:style-name="T49"/></text:p>
            <text:p text:style-name="P3"><text:span text:style-name="T49"><text:s text:c="7"/></text:span><text:span text:style-name="T49">Link class ShapeElement; ...</text:span></text:p>
            <text:p text:style-name="P3"><text:span text:style-name="T49"><text:s text:c="7"/></text:span><text:span text:style-name="T49">Link class TextElement; ...</text:span></text:p>
            <text:p text:style-name="P3"><text:span text:style-name="T49"/></text:p>
            <text:p text:style-name="P3"><text:span text:style-name="T49"><text:s text:c="7"/></text:span><text:span text:style-name="T49">ref(TextElement) Procedure drawText(t,x,y); Value t; Text t; ... ;</text:span></text:p>
            <text:p text:style-name="P3"><text:span text:style-name="T49"/></text:p>
            <text:p text:style-name="P3"><text:span text:style-name="T49"><text:s text:c="7"/></text:span><text:span text:style-name="T49">ref(ShapeElement) Procedure drawLine(x1,y1,x2,y2); Long Real x1,y1,x2,y2; ... ;</text:span></text:p>
            <text:p text:style-name="P3"><text:span text:style-name="T49"><text:s text:c="7"/></text:span><text:span text:style-name="T49">ref(ShapeElement) Procedure drawEllipse(x,y,width,height); Long Real x,y,width,height; ... ;</text:span></text:p>
            <text:p text:style-name="P3"><text:span text:style-name="T49"><text:s text:c="8"/></text:span></text:p>
            <text:p text:style-name="P3"><text:span text:style-name="T49"><text:s text:c="7"/></text:span><text:span text:style-name="T49">ref(ShapeElement) Procedure drawRectangle(x,y,width,height);</text:span></text:p>
            <text:p text:style-name="P3"><text:span text:style-name="T49"><text:s text:c="7"/></text:span><text:span text:style-name="T49">Long Real x,y,width,height; ... ;</text:span></text:p>
            <text:p text:style-name="P3"><text:span text:style-name="T49"><text:s text:c="7"/></text:span></text:p>
            <text:p text:style-name="P3"><text:span text:style-name="T49"><text:s text:c="7"/></text:span><text:span text:style-name="T49">ref(ShapeElement) Procedure drawRoundRectangle(x,y,width,height,arcw,arch);</text:span></text:p>
            <text:p text:style-name="P3"><text:span text:style-name="T49"><text:s text:c="7"/></text:span><text:span text:style-name="T49">Long Real x,y,width,height,arcw,arch; ... ;</text:span></text:p>
            <text:p text:style-name="P3"><text:span text:style-name="T49"><text:s text:c="6"/></text:span></text:p>
            <text:p text:style-name="P3"><text:span text:style-name="T49"><text:s text:c="7"/></text:span><text:span text:style-name="T49">ref(ShapeElement) Procedure fillEllipse(x,y,width,height); Long Real x,y,width,height; ... ;</text:span></text:p>
            <text:p text:style-name="P3"><text:span text:style-name="T49"><text:s text:c="7"/></text:span></text:p>
            <text:p text:style-name="P3"><text:span text:style-name="T49"><text:s text:c="7"/></text:span><text:span text:style-name="T49">ref(ShapeElement) Procedure fillRectangle(x,y,width,height); Long Real x,y,width,height; ... ;</text:span></text:p>
            <text:p text:style-name="P3"><text:span text:style-name="T49"><text:s text:c="7"/></text:span></text:p>
            <text:p text:style-name="P3"><text:span text:style-name="T49"><text:s text:c="7"/></text:span><text:span text:style-name="T49">ref(ShapeElement) Procedure fillRoundRectangle(x,y,width,height,arcw,arch);</text:span></text:p>
            <text:p text:style-name="P3"><text:span text:style-name="T49"><text:s text:c="7"/></text:span><text:span text:style-name="T49">Long Real x,y,width,height,arcw,arch; ... ;</text:span></text:p>
            <text:p text:style-name="P3"><text:span text:style-name="T49"/></text:p>
            <text:p text:style-name="P3"><text:span text:style-name="T49"><text:s text:c="7"/></text:span><text:span text:style-name="T49">...</text:span></text:p>
            <text:p text:style-name="P3"><text:span text:style-name="T49"><text:s/></text:span></text:p>
            <text:p text:style-name="P3"><text:span text:style-name="T49"><text:s/></text:span><text:span text:style-name="T49">end Drawing;</text:span></text:p>
          </draw:text-box>
        </draw:frame>
      </draw:page>
      <draw:page draw:name="page16" draw:style-name="dp1" draw:master-page-name="Standard">
        <draw:frame draw:style-name="gr7" draw:layer="layout" svg:width="17.3cm" svg:height="26.1cm" svg:x="1.9cm" svg:y="2cm">
          <draw:text-box>
            <text:p text:style-name="P3"><text:span text:style-name="T49">Additional Standard Class ShapeElement <text:s/>(local to Drawing)</text:span></text:p>
            <text:p text:style-name="P3"><text:span text:style-name="T49"/></text:p>
            <text:p text:style-name="P3"><text:span text:style-name="T49"><text:s/></text:span><text:span text:style-name="T49">Link class ShapeElement;</text:span></text:p>
            <text:p text:style-name="P3"><text:span text:style-name="T49"><text:s/></text:span><text:span text:style-name="T49">begin Integer COLOR,STROKE;</text:span></text:p>
            <text:p text:style-name="P3"><text:span text:style-name="T49"><text:s text:c="7"/></text:span><text:span text:style-name="T49">ref(Shape) SHAPE; ! Java Class Shape is not visible in Simula ;</text:span></text:p>
            <text:p text:style-name="P3"><text:span text:style-name="T49"><text:s/></text:span></text:p>
            <text:p text:style-name="P3"><text:span text:style-name="T49"><text:s text:c="7"/></text:span><text:span text:style-name="T49">Procedure setColor(rgb); Integer rgb; ... ... ;</text:span></text:p>
            <text:p text:style-name="P3"><text:span text:style-name="T49"><text:s text:c="7"/></text:span><text:span text:style-name="T49">Procedure setStroke(size); Real size; ... ... ;</text:span></text:p>
            <text:p text:style-name="P3"><text:span text:style-name="T49"><text:s/></text:span></text:p>
            <text:p text:style-name="P3"><text:span text:style-name="T49"><text:s text:c="7"/></text:span><text:span text:style-name="T49">Procedure drawLine(x1,y1,x2,y2); Long Real x1,y1,x2,y2; ... ... ;</text:span></text:p>
            <text:p text:style-name="P3"><text:span text:style-name="T49"><text:s text:c="7"/></text:span></text:p>
            <text:p text:style-name="P3"><text:span text:style-name="T49"><text:s text:c="7"/></text:span><text:span text:style-name="T49">Procedure drawEllipse(x,y,width,height); Long Real x,y,width,height; ... ... ;</text:span></text:p>
            <text:p text:style-name="P3"><text:span text:style-name="T49"><text:s text:c="7"/></text:span></text:p>
            <text:p text:style-name="P3"><text:span text:style-name="T49"><text:s text:c="7"/></text:span><text:span text:style-name="T49">Procedure drawRectangle(x,y,width,height); Long Real x,y,width,height; ... ... ;</text:span></text:p>
            <text:p text:style-name="P3"><text:span text:style-name="T49"><text:s text:c="7"/></text:span></text:p>
            <text:p text:style-name="P3"><text:span text:style-name="T49"><text:s text:c="7"/></text:span><text:span text:style-name="T49">Procedure drawRoundRectangle(x,y,width,height,arcw,arch);</text:span></text:p>
            <text:p text:style-name="P3"><text:span text:style-name="T49"><text:s text:c="7"/></text:span><text:span text:style-name="T49">Long Real x,y,width,height,arcw,arch; ... ... ;</text:span></text:p>
            <text:p text:style-name="P3"><text:span text:style-name="T49"><text:s text:c="7"/></text:span></text:p>
            <text:p text:style-name="P3"><text:span text:style-name="T49"><text:s text:c="7"/></text:span><text:span text:style-name="T49">Procedure fillEllipse(x,y,width,height); Long Real x,y,width,height; ... ... ;</text:span></text:p>
            <text:p text:style-name="P3"><text:span text:style-name="T49"><text:s text:c="7"/></text:span></text:p>
            <text:p text:style-name="P3"><text:span text:style-name="T49"><text:s text:c="7"/></text:span><text:span text:style-name="T49">Procedure fillRectangle(x,y,width,height); Long Real x,y,width,height; ... ... ;</text:span></text:p>
            <text:p text:style-name="P3"><text:span text:style-name="T49"><text:s text:c="7"/></text:span></text:p>
            <text:p text:style-name="P3"><text:span text:style-name="T49"><text:s text:c="7"/></text:span><text:span text:style-name="T49">Procedure fillRoundRectangle(x,y,width,height,arcw,arch);</text:span></text:p>
            <text:p text:style-name="P3"><text:span text:style-name="T49"><text:s text:c="7"/></text:span><text:span text:style-name="T49">Long Real x,y,width,height,arcw,arch; ... ... ;</text:span></text:p>
            <text:p text:style-name="P3"><text:span text:style-name="T49"><text:s text:c="4"/></text:span></text:p>
            <text:p text:style-name="P3"><text:span text:style-name="T49"><text:s text:c="7"/></text:span><text:span text:style-name="T49">Procedure instantMoveTo(x,y); Long Real x,y; ... ... ;</text:span></text:p>
            <text:p text:style-name="P3"><text:span text:style-name="T49"><text:s text:c="7"/></text:span></text:p>
            <text:p text:style-name="P3"><text:span text:style-name="T49"><text:s text:c="7"/></text:span><text:span text:style-name="T49">Procedure moveTo(x,y,speed); Long Real x,y,speed; ... ... ;</text:span></text:p>
            <text:p text:style-name="P3"><text:span text:style-name="T49"><text:s text:c="4"/></text:span></text:p>
            <text:p text:style-name="P3"><text:span text:style-name="T49"><text:s text:c="7"/></text:span><text:span text:style-name="T49">Into( &lt;rendering set&gt; );</text:span></text:p>
            <text:p text:style-name="P3"><text:span text:style-name="T49"><text:s/></text:span><text:span text:style-name="T49">End;</text:span></text:p>
            <text:p text:style-name="P3"><text:span text:style-name="T49"/></text:p>
            <text:p text:style-name="P3"><text:span text:style-name="T49"/></text:p>
            <text:p text:style-name="P3"><text:span text:style-name="T49">The current color and stroke are maintained behind the scene and can be changed through the procedures <text:s/>'setColor' <text:s/>and <text:s/>'setStroke'.</text:span></text:p>
            <text:p text:style-name="P3"><text:span text:style-name="T49"/></text:p>
          </draw:text-box>
        </draw:frame>
      </draw:page>
      <draw:page draw:name="page17" draw:style-name="dp1" draw:master-page-name="Standard">
        <draw:frame draw:style-name="gr22" draw:layer="layout" svg:width="17.2cm" svg:height="26.2cm" svg:x="1.9cm" svg:y="1.9cm">
          <draw:text-box>
            <text:p text:style-name="P3"><text:span text:style-name="T49">Additional Standard Class TextElement <text:s/>(local to Drawing)</text:span></text:p>
            <text:p text:style-name="P3"><text:span text:style-name="T49"/></text:p>
            <text:p text:style-name="P3"><text:span text:style-name="T49"><text:s/></text:span><text:span text:style-name="T49">Link class TextElement(t,x,y); Value t; Text t; Long Real x,y;</text:span></text:p>
            <text:p text:style-name="P3"><text:span text:style-name="T49"><text:s/></text:span><text:span text:style-name="T49">begin</text:span></text:p>
            <text:p text:style-name="P3"><text:span text:style-name="T49"/></text:p>
            <text:p text:style-name="P3"><text:span text:style-name="T49"><text:s text:c="7"/></text:span><text:span text:style-name="T49">Procedure setColor(color); Integer color; ... ; <text:s/></text:span></text:p>
            <text:p text:style-name="P3"><text:span text:style-name="T49"><text:s text:c="7"/></text:span><text:span text:style-name="T49">Procedure setStroke(width); Real width; ... ; </text:span></text:p>
            <text:p text:style-name="P3"><text:span text:style-name="T49"/></text:p>
            <text:p text:style-name="P3"><text:span text:style-name="T49"><text:s text:c="7"/></text:span><text:span text:style-name="T49">Procedure setFontStylePlain; ... ; <text:s/></text:span></text:p>
            <text:p text:style-name="P3"><text:span text:style-name="T49"><text:s text:c="7"/></text:span><text:span text:style-name="T49">Procedure setFontStyleBold; ... ; </text:span></text:p>
            <text:p text:style-name="P3"><text:span text:style-name="T49"><text:s text:c="7"/></text:span><text:span text:style-name="T49">Procedure setFontStyleItalic; ... ; </text:span></text:p>
            <text:p text:style-name="P3"><text:span text:style-name="T49"><text:s text:c="7"/></text:span><text:span text:style-name="T49">Procedure setFontStyleBoldItalic; ... ; </text:span></text:p>
            <text:p text:style-name="P3"><text:span text:style-name="T49"><text:s text:c="10"/></text:span></text:p>
            <text:p text:style-name="P3"><text:span text:style-name="T49"><text:s text:c="7"/></text:span><text:span text:style-name="T49">Procedure setFontSize(size); Real size; ... ; </text:span></text:p>
            <text:p text:style-name="P3"><text:span text:style-name="T49"><text:s text:c="7"/></text:span><text:span text:style-name="T49">Real Procedure getFontSize; ... ;</text:span></text:p>
            <text:p text:style-name="P3"><text:span text:style-name="T49"><text:s/></text:span></text:p>
            <text:p text:style-name="P3"><text:span text:style-name="T49"><text:s text:c="7"/></text:span><text:span text:style-name="T49">Procedure setText(t); Value t; Text t; ... ;</text:span></text:p>
            <text:p text:style-name="P3"><text:span text:style-name="T49"><text:s text:c="7"/></text:span><text:span text:style-name="T49">Procedure moveTo(x,y,speed); Long Real x,y,speed; ... ;</text:span></text:p>
            <text:p text:style-name="P3"><text:span text:style-name="T49"><text:s text:c="7"/></text:span><text:span text:style-name="T49">Procedure instantMoveTo(x,y); Long Real x,y; ... ;</text:span></text:p>
            <text:p text:style-name="P3"><text:span text:style-name="T49"><text:s text:c="7"/></text:span></text:p>
            <text:p text:style-name="P3"><text:span text:style-name="T49"><text:s text:c="7"/></text:span><text:span text:style-name="T49">Into( &lt;rendering set&gt; );</text:span></text:p>
            <text:p text:style-name="P3"><text:span text:style-name="T49"/></text:p>
            <text:p text:style-name="P3"><text:span text:style-name="T49"><text:s/></text:span><text:span text:style-name="T49">end;</text:span></text:p>
          </draw:text-box>
        </draw:frame>
      </draw:page>
      <draw:page draw:name="page18" draw:style-name="dp1" draw:master-page-name="Standard">
        <draw:frame draw:style-name="gr23" draw:text-style-name="P3" draw:layer="layout" svg:width="17.2cm" svg:height="3.608cm" svg:x="2cm" svg:y="2.1cm">
          <draw:text-box>
            <text:p text:style-name="P3"><text:span text:style-name="T10">6.3.2 Additional Standard Class DEC_Lib</text:span></text:p>
            <text:p text:style-name="P3"><text:span text:style-name="T49"/></text:p>
            <text:p><text:span text:style-name="T49">The additional system cla</text:span><text:span text:style-name="T50">ss "DEC_Lib" introduce </text:span><text:span text:style-name="T56">a set of utility procedures from DEC Handbook III.</text:span><text:span text:style-name="T50"> The DEC Simula system was the very first Simula system created.</text:span></text:p>
            <text:p><text:span text:style-name="T50"/></text:p>
            <text:p><text:span text:style-name="T11">class</text:span><text:span text:style-name="T50"> DEC_Lib;</text:span></text:p>
            <text:p><text:span text:style-name="T11">begin</text:span></text:p>
          </draw:text-box>
        </draw:frame>
        <draw:frame draw:style-name="gr24" draw:text-style-name="P6" draw:layer="layout" svg:width="16.1cm" svg:height="23.127cm" svg:x="2.736cm" svg:y="5.377cm">
          <draw:text-box>
            <text:p><text:span text:style-name="T57">procedure</text:span><text:span text:style-name="T58"> abort(message);</text:span></text:p>
            <text:p><text:span text:style-name="T57">boolean</text:span><text:span text:style-name="T58"> </text:span><text:span text:style-name="T57">procedure</text:span><text:span text:style-name="T58"> change(m,oldt,newt); </text:span><text:span text:style-name="T57">name</text:span><text:span text:style-name="T58"> m; </text:span><text:span text:style-name="T57">text</text:span><text:span text:style-name="T58"> m,oldt,newt;</text:span></text:p>
            <text:p><text:span text:style-name="T57">text</text:span><text:span text:style-name="T58"> </text:span><text:span text:style-name="T57">procedure</text:span><text:span text:style-name="T58"> checkextension(fileName,defaultextension);</text:span></text:p>
            <text:p><text:span text:style-name="T57">integer</text:span><text:span text:style-name="T58"> </text:span><text:span text:style-name="T57">procedure</text:span><text:span text:style-name="T58"> checkint(t); </text:span><text:span text:style-name="T57">name</text:span><text:span text:style-name="T58"> t; </text:span><text:span text:style-name="T57">text</text:span><text:span text:style-name="T58"> t;</text:span></text:p>
            <text:p><text:span text:style-name="T57">integer</text:span><text:span text:style-name="T58"> </text:span><text:span text:style-name="T57">procedure</text:span><text:span text:style-name="T58"> checkfrac(t); </text:span><text:span text:style-name="T57">name</text:span><text:span text:style-name="T58"> t; </text:span><text:span text:style-name="T57">text</text:span><text:span text:style-name="T58"> t; </text:span></text:p>
            <text:p><text:span text:style-name="T57">long</text:span><text:span text:style-name="T58"> </text:span><text:span text:style-name="T57">real</text:span><text:span text:style-name="T58"> </text:span><text:span text:style-name="T57">procedure</text:span><text:span text:style-name="T58"> checkreal(t); </text:span><text:span text:style-name="T57">name</text:span><text:span text:style-name="T58"> t; </text:span><text:span text:style-name="T57">text</text:span><text:span text:style-name="T58"> t; <text:s/></text:span></text:p>
            <text:p><text:span text:style-name="T57">text</text:span><text:span text:style-name="T58"> </text:span><text:span text:style-name="T57">procedure</text:span><text:span text:style-name="T58"> </text:span><text:span text:style-name="T57">compress</text:span><text:span text:style-name="T58">(t,c); </text:span><text:span text:style-name="T57">text</text:span><text:span text:style-name="T58"> t; </text:span><text:span text:style-name="T57">character</text:span><text:span text:style-name="T58"> c;</text:span></text:p>
            <text:p><text:span text:style-name="T57">text</text:span><text:span text:style-name="T58"> </text:span><text:span text:style-name="T57">procedure</text:span><text:span text:style-name="T58"> </text:span><text:span text:style-name="T57">conc</text:span><text:span text:style-name="T58">(t1,t2); </text:span><text:span text:style-name="T57">text</text:span><text:span text:style-name="T58"> t1,t2;</text:span></text:p>
            <text:p><text:span text:style-name="T57">text</text:span><text:span text:style-name="T58"> </text:span><text:span text:style-name="T57">procedure</text:span><text:span text:style-name="T58"> conc(t1,t2); </text:span><text:span text:style-name="T57">text</text:span><text:span text:style-name="T58"> t1,t2;</text:span></text:p>
            <text:p><text:span text:style-name="T57">text</text:span><text:span text:style-name="T58"> </text:span><text:span text:style-name="T57">procedure</text:span><text:span text:style-name="T58"> conc2(t1,t2); </text:span><text:span text:style-name="T57">text</text:span><text:span text:style-name="T58"> t1,t2;</text:span></text:p>
            <text:p><text:span text:style-name="T57">text</text:span><text:span text:style-name="T58"> </text:span><text:span text:style-name="T57">procedure</text:span><text:span text:style-name="T58"> conc3(t1,t2,t3); </text:span><text:span text:style-name="T57">text</text:span><text:span text:style-name="T58"> t1,t2,t3;</text:span></text:p>
            <text:p><text:span text:style-name="T57">text</text:span><text:span text:style-name="T58"> </text:span><text:span text:style-name="T57">procedure</text:span><text:span text:style-name="T58"> conc4(t1,t2,t3,t4); </text:span><text:span text:style-name="T57">text</text:span><text:span text:style-name="T58"> t1,t2,t3,t4;</text:span></text:p>
            <text:p><text:span text:style-name="T57">text</text:span><text:span text:style-name="T58"> </text:span><text:span text:style-name="T57">procedure</text:span><text:span text:style-name="T58"> conc5(t1,t2,t3,t4,t5); </text:span><text:span text:style-name="T57">text</text:span><text:span text:style-name="T58"> t1,t2,t3,t4,t5;</text:span></text:p>
            <text:p><text:span text:style-name="T57">real</text:span><text:span text:style-name="T58"> procedure cptime;</text:span></text:p>
            <text:p><text:span text:style-name="T57">integer</text:span><text:span text:style-name="T58"> </text:span><text:span text:style-name="T57">procedure</text:span><text:span text:style-name="T58"> dayno;</text:span></text:p>
            <text:p><text:span text:style-name="T57">text</text:span><text:span text:style-name="T58"> </text:span><text:span text:style-name="T57">procedure</text:span><text:span text:style-name="T58"> daytime;</text:span></text:p>
            <text:p><text:span text:style-name="T57">procedure</text:span><text:span text:style-name="T58"> </text:span><text:span text:style-name="T57">depchar</text:span><text:span text:style-name="T58">(t,p,c); </text:span><text:span text:style-name="T57">text</text:span><text:span text:style-name="T58"> t; </text:span><text:span text:style-name="T57">integer</text:span><text:span text:style-name="T58"> p; </text:span><text:span text:style-name="T57">character</text:span><text:span text:style-name="T58"> c;</text:span></text:p>
            <text:p><text:span text:style-name="T57">procedure</text:span><text:span text:style-name="T58"> enterdebug(maycontinue); </text:span><text:span text:style-name="T57">boolean</text:span><text:span text:style-name="T58"> maycontinue;</text:span></text:p>
            <text:p><text:span text:style-name="T57">procedure</text:span><text:span text:style-name="T58"> exit(n); </text:span><text:span text:style-name="T57">integer</text:span><text:span text:style-name="T58"> n;</text:span></text:p>
            <text:p><text:span text:style-name="T57">character</text:span><text:span text:style-name="T58"> </text:span><text:span text:style-name="T57">procedure</text:span><text:span text:style-name="T58"> fetchar(t,p); </text:span><text:span text:style-name="T57">text</text:span><text:span text:style-name="T58"> t; </text:span><text:span text:style-name="T57">integer</text:span><text:span text:style-name="T58"> p;</text:span></text:p>
            <text:p><text:span text:style-name="T57">character</text:span><text:span text:style-name="T58"> </text:span><text:span text:style-name="T57">procedure</text:span><text:span text:style-name="T58"> findtrigger(m,tr); </text:span><text:span text:style-name="T57">name</text:span><text:span text:style-name="T58"> m; </text:span><text:span text:style-name="T57">text</text:span><text:span text:style-name="T58"> m,tr;</text:span></text:p>
            <text:p><text:span text:style-name="T57">text</text:span><text:span text:style-name="T58"> </text:span><text:span text:style-name="T57">procedure</text:span><text:span text:style-name="T58"> from(t,p); </text:span><text:span text:style-name="T57">text</text:span><text:span text:style-name="T58"> t; </text:span><text:span text:style-name="T57">integer</text:span><text:span text:style-name="T58"> p;</text:span></text:p>
            <text:p><text:span text:style-name="T57">text</text:span><text:span text:style-name="T58"> </text:span><text:span text:style-name="T57">procedure</text:span><text:span text:style-name="T58"> front(t); </text:span><text:span text:style-name="T57">text</text:span><text:span text:style-name="T58"> t;</text:span></text:p>
            <text:p><text:span text:style-name="T57">boolean</text:span><text:span text:style-name="T58"> </text:span><text:span text:style-name="T57">procedure</text:span><text:span text:style-name="T58"> frontcompare(string,config); </text:span><text:span text:style-name="T57">text</text:span><text:span text:style-name="T58"> string,config;</text:span></text:p>
            <text:p><text:span text:style-name="T57">text</text:span><text:span text:style-name="T58"> </text:span><text:span text:style-name="T57">procedure</text:span><text:span text:style-name="T58"> frontstrip(t); </text:span><text:span text:style-name="T57">text</text:span><text:span text:style-name="T58"> t;</text:span></text:p>
            <text:p><text:span text:style-name="T57">text</text:span><text:span text:style-name="T58"> </text:span><text:span text:style-name="T57">procedure</text:span><text:span text:style-name="T58"> getitem(tt); </text:span><text:span text:style-name="T57">name</text:span><text:span text:style-name="T58"> tt; </text:span><text:span text:style-name="T57">text</text:span><text:span text:style-name="T58"> tt;</text:span></text:p>
            <text:p><text:span text:style-name="T57">text</text:span><text:span text:style-name="T58"> </text:span><text:span text:style-name="T57">procedure</text:span><text:span text:style-name="T58"> initem(fileref); </text:span><text:span text:style-name="T57">ref</text:span><text:span text:style-name="T58">(file) fileref;</text:span></text:p>
            <text:p><text:span text:style-name="T57">character</text:span><text:span text:style-name="T58"> </text:span><text:span text:style-name="T57">procedure</text:span><text:span text:style-name="T58"> insinglechar;</text:span></text:p>
            <text:p><text:span text:style-name="T57">integer</text:span><text:span text:style-name="T58"> </text:span><text:span text:style-name="T57">procedure</text:span><text:span text:style-name="T58"> linecount(pfil); </text:span><text:span text:style-name="T57">ref</text:span><text:span text:style-name="T58">(Printfile) pfil;</text:span></text:p>
            <text:p><text:span text:style-name="T57">character</text:span><text:span text:style-name="T58"> </text:span><text:span text:style-name="T57">procedure</text:span><text:span text:style-name="T58"> lowc(c); </text:span><text:span text:style-name="T57">character</text:span><text:span text:style-name="T58"> c;</text:span></text:p>
            <text:p><text:span text:style-name="T57">text</text:span><text:span text:style-name="T58"> </text:span><text:span text:style-name="T57">procedure</text:span><text:span text:style-name="T58"> maketext(ch,n); </text:span><text:span text:style-name="T57">character</text:span><text:span text:style-name="T58"> ch; </text:span><text:span text:style-name="T57">integer</text:span><text:span text:style-name="T58"> n;</text:span></text:p>
            <text:p><text:span text:style-name="T57">boolean</text:span><text:span text:style-name="T58"> </text:span><text:span text:style-name="T57">procedure</text:span><text:span text:style-name="T58"> puttext(oldt,newt);</text:span><text:span text:style-name="T57"> name</text:span><text:span text:style-name="T58"> oldt; </text:span><text:span text:style-name="T57">text</text:span><text:span text:style-name="T58"> oldt,newt;</text:span></text:p>
            <text:p><text:span text:style-name="T57">text</text:span><text:span text:style-name="T58"> </text:span><text:span text:style-name="T57">procedure</text:span><text:span text:style-name="T58"> rest(t); </text:span><text:span text:style-name="T57">text</text:span><text:span text:style-name="T58"> t;</text:span></text:p>
            <text:p><text:span text:style-name="T57">character</text:span><text:span text:style-name="T58"> </text:span><text:span text:style-name="T57">procedure</text:span><text:span text:style-name="T58"> scanchar(t); </text:span><text:span text:style-name="T57">name</text:span><text:span text:style-name="T58"> t; </text:span><text:span text:style-name="T57">text</text:span><text:span text:style-name="T58"> t;</text:span></text:p>
            <text:p><text:span text:style-name="T57">integer</text:span><text:span text:style-name="T58"> </text:span><text:span text:style-name="T57">procedure</text:span><text:span text:style-name="T58"> scanfrac(t); </text:span><text:span text:style-name="T57">name</text:span><text:span text:style-name="T58"> t; </text:span><text:span text:style-name="T57">text</text:span><text:span text:style-name="T58"> t;</text:span></text:p>
            <text:p><text:span text:style-name="T57">integer</text:span><text:span text:style-name="T58"> </text:span><text:span text:style-name="T57">procedure</text:span><text:span text:style-name="T58"> scanint(t); </text:span><text:span text:style-name="T57">name</text:span><text:span text:style-name="T58"> t; </text:span><text:span text:style-name="T57">text</text:span><text:span text:style-name="T58"> t;</text:span></text:p>
            <text:p><text:span text:style-name="T57">long</text:span><text:span text:style-name="T58"> </text:span><text:span text:style-name="T57">real</text:span><text:span text:style-name="T58"> </text:span><text:span text:style-name="T57">procedure</text:span><text:span text:style-name="T58"> scanreal(t); </text:span><text:span text:style-name="T57">name</text:span><text:span text:style-name="T58"> t; </text:span><text:span text:style-name="T57">text</text:span><text:span text:style-name="T58"> t;</text:span></text:p>
            <text:p><text:span text:style-name="T57">text</text:span><text:span text:style-name="T58"> </text:span><text:span text:style-name="T57">procedure</text:span><text:span text:style-name="T58"> scanto(tt,c); </text:span><text:span text:style-name="T57">name</text:span><text:span text:style-name="T58"> tt; </text:span><text:span text:style-name="T57">text</text:span><text:span text:style-name="T58"> tt; </text:span><text:span text:style-name="T57">character</text:span><text:span text:style-name="T58"> c;</text:span></text:p>
            <text:p><text:span text:style-name="T57">integer</text:span><text:span text:style-name="T58"> </text:span><text:span text:style-name="T57">procedure</text:span><text:span text:style-name="T58"> search(t1,t2); </text:span><text:span text:style-name="T57">text</text:span><text:span text:style-name="T58"> t1,t2;</text:span></text:p>
            <text:p><text:span text:style-name="T57">text</text:span><text:span text:style-name="T58"> </text:span><text:span text:style-name="T57">procedure</text:span><text:span text:style-name="T58"> skip(tt,c); </text:span><text:span text:style-name="T57">name</text:span><text:span text:style-name="T58"> tt; </text:span><text:span text:style-name="T57">text</text:span><text:span text:style-name="T58"> tt; </text:span><text:span text:style-name="T57">character</text:span><text:span text:style-name="T58"> c;</text:span></text:p>
            <text:p><text:span text:style-name="T57">integer</text:span><text:span text:style-name="T58"> </text:span><text:span text:style-name="T57">procedure</text:span><text:span text:style-name="T58"> startpos(t); </text:span><text:span text:style-name="T57">text</text:span><text:span text:style-name="T58"> t;</text:span></text:p>
            <text:p><text:span text:style-name="T57">text</text:span><text:span text:style-name="T58"> </text:span><text:span text:style-name="T57">procedure</text:span><text:span text:style-name="T58"> today;</text:span></text:p>
            <text:p><text:span text:style-name="T57">text</text:span><text:span text:style-name="T58"> </text:span><text:span text:style-name="T57">procedure</text:span><text:span text:style-name="T58"> tsub(t,p,l); </text:span><text:span text:style-name="T57">text</text:span><text:span text:style-name="T58"> t; </text:span><text:span text:style-name="T57">integer</text:span><text:span text:style-name="T58"> p,l;</text:span></text:p>
            <text:p><text:span text:style-name="T57">character</text:span><text:span text:style-name="T58"> </text:span><text:span text:style-name="T57">procedure</text:span><text:span text:style-name="T58"> upc(c); </text:span><text:span text:style-name="T57">character</text:span><text:span text:style-name="T58"> c;</text:span></text:p>
            <text:p><text:span text:style-name="T57">boolean</text:span><text:span text:style-name="T58"> </text:span><text:span text:style-name="T57">procedure</text:span><text:span text:style-name="T58"> upcompare(master,test); </text:span><text:span text:style-name="T57">text</text:span><text:span text:style-name="T58"> master,test;</text:span></text:p>
            <text:p><text:span text:style-name="T57">text</text:span><text:span text:style-name="T58"> </text:span><text:span text:style-name="T57">procedure</text:span><text:span text:style-name="T58"> upto(t,p); </text:span><text:span text:style-name="T57">text</text:span><text:span text:style-name="T58"> t; </text:span><text:span text:style-name="T57">integer</text:span><text:span text:style-name="T58"> p;</text:span></text:p>
            <text:p><text:span text:style-name="T59"/></text:p>
          </draw:text-box>
        </draw:frame>
        <draw:frame draw:style-name="gr25" draw:text-style-name="P7" draw:layer="layout" svg:width="2.2cm" svg:height="0.916cm" svg:x="2.1cm" svg:y="27.784cm">
          <draw:text-box>
            <text:p><text:span text:style-name="T60">end</text:span><text:span text:style-name="T33">;</text:span></text:p>
          </draw:text-box>
        </draw:frame>
      </draw:page>
      <draw:page draw:name="page19" draw:style-name="dp1" draw:master-page-name="Standard">
        <draw:frame draw:style-name="gr22" draw:text-style-name="P8" draw:layer="layout" svg:width="16.9cm" svg:height="26.2cm" svg:x="2.1cm" svg:y="1.9cm">
          <draw:text-box>
            <text:p><text:span text:style-name="T58">6.3.2.1 <text:s/>abort</text:span></text:p>
            <text:p><text:span text:style-name="T59"/></text:p>
            <text:p><text:span text:style-name="T57"><text:s text:c="8"/></text:span><text:span text:style-name="T57">procedure</text:span><text:span text:style-name="T58"> abort(message); <text:s/></text:span><text:span text:style-name="T57">text</text:span><text:span text:style-name="T58"> message;</text:span></text:p>
            <text:p><text:span text:style-name="T59"/></text:p>
            <text:p><text:span text:style-name="T58"><text:s/></text:span><text:span text:style-name="T58">Abort will print the message on the error device and then</text:span></text:p>
            <text:p><text:span text:style-name="T58"><text:s/></text:span><text:span text:style-name="T58">call terminate_program.</text:span></text:p>
            <text:p><text:span text:style-name="T58"><text:s/></text:span><text:span text:style-name="T58"><text:tab/></text:span><text:span text:style-name="T58"><text:tab/></text:span></text:p>
            <text:p><text:span text:style-name="T59"/></text:p>
            <text:p><text:span text:style-name="T58">6.3.2.2 <text:s/>change</text:span></text:p>
            <text:p><text:span text:style-name="T59"/></text:p>
            <text:p><text:span text:style-name="T57"><text:s text:c="8"/></text:span><text:span text:style-name="T57">boolean</text:span><text:span text:style-name="T58"> </text:span><text:span text:style-name="T57">procedure</text:span><text:span text:style-name="T58"> change(master,oldtext,newtext);</text:span></text:p>
            <text:p><text:span text:style-name="T57"><text:s text:c="8"/></text:span><text:span text:style-name="T57">name</text:span><text:span text:style-name="T58"> master; </text:span><text:span text:style-name="T57">text</text:span><text:span text:style-name="T58"> master,oldtext,newtext;</text:span></text:p>
            <text:p><text:span text:style-name="T59"/></text:p>
            <text:p><text:span text:style-name="T58">Starting at master.pos, the procedure change will search for the subtext oldt.</text:span></text:p>
            <text:p><text:span text:style-name="T58"><text:s/></text:span></text:p>
            <text:p><text:span text:style-name="T58"><text:s/></text:span><text:span text:style-name="T58">If not found, master remains unchanged and the procedure value is false.</text:span></text:p>
            <text:p><text:span text:style-name="T58"><text:s/></text:span><text:span text:style-name="T58">The position indicator is set to length+1, i.e. master.setpos(0);</text:span></text:p>
            <text:p><text:span text:style-name="T58"><text:s/></text:span></text:p>
            <text:p><text:span text:style-name="T58"><text:s/></text:span><text:span text:style-name="T58">If found, oldt will be replaced by newtext and the procedure value is true.</text:span></text:p>
            <text:p><text:span text:style-name="T58"><text:s/></text:span><text:span text:style-name="T58">If oldtext.length &gt;= newtext.length then master will denote a subtext of the original</text:span></text:p>
            <text:p><text:span text:style-name="T58"><text:s/></text:span><text:span text:style-name="T58">master text, otherwise master will denote a new text object.</text:span></text:p>
            <text:p><text:span text:style-name="T58"><text:s/></text:span><text:span text:style-name="T58">The position indicator is set to first character following newtext within the</text:span></text:p>
            <text:p><text:span text:style-name="T58"><text:s/></text:span><text:span text:style-name="T58">resulting master.</text:span></text:p>
            <text:p><text:span text:style-name="T58"><text:s/></text:span></text:p>
            <text:p><text:span text:style-name="T58"><text:s/></text:span><text:span text:style-name="T58">Changing all occurrences of oldtext to newtext may be done with the following</text:span></text:p>
            <text:p><text:span text:style-name="T58"><text:s/></text:span><text:span text:style-name="T58">procedure;</text:span></text:p>
            <text:p><text:span text:style-name="T59"/></text:p>
            <text:p><text:span text:style-name="T58"><text:s text:c="8"/></text:span><text:span text:style-name="T57">procedure</text:span><text:span text:style-name="T58"> changeAll(master,oldtext,newtext);</text:span></text:p>
            <text:p><text:span text:style-name="T57"><text:s text:c="8"/></text:span><text:span text:style-name="T57">name</text:span><text:span text:style-name="T58"> master; </text:span><text:span text:style-name="T57">text</text:span><text:span text:style-name="T58"> masterr,oldtext,newtext;</text:span></text:p>
            <text:p><text:span text:style-name="T58"><text:s text:c="8"/></text:span><text:span text:style-name="T58">begin text local;</text:span></text:p>
            <text:p><text:span text:style-name="T58"><text:s text:c="12"/></text:span><text:span text:style-name="T58">local:- master;</text:span></text:p>
            <text:p><text:span text:style-name="T58"><text:s text:c="12"/></text:span><text:span text:style-name="T58">while local.more do change(local,oldt,newt);</text:span></text:p>
            <text:p><text:span text:style-name="T58"><text:s text:c="12"/></text:span><text:span text:style-name="T58">master:- local</text:span></text:p>
            <text:p><text:span text:style-name="T58"><text:s text:c="8"/></text:span><text:span text:style-name="T58">end;</text:span></text:p>
            <text:p><text:span text:style-name="T58"><text:s text:c="9"/></text:span></text:p>
            <text:p><text:span text:style-name="T58"><text:s/></text:span><text:span text:style-name="T58">The position indicator 'pos' of master is set to first character after the</text:span></text:p>
            <text:p><text:span text:style-name="T58"><text:s/></text:span><text:span text:style-name="T58">substituted text. If not found, 'pos' is unaltered.</text:span></text:p>
            <text:p><text:span text:style-name="T59"/></text:p>
            <text:p><text:span text:style-name="T58"><text:tab/></text:span></text:p>
            <text:p><text:span text:style-name="T58">6.3.2.3 checkextension</text:span></text:p>
            <text:p><text:span text:style-name="T58"><text:s/></text:span></text:p>
            <text:p><text:span text:style-name="T27"><text:s text:c="8"/></text:span><text:span text:style-name="T27">text</text:span><text:span text:style-name="T58"> </text:span><text:span text:style-name="T27">procedure</text:span><text:span text:style-name="T58"> checkextension(fileName,defaultextension);</text:span></text:p>
            <text:p><text:span text:style-name="T27"><text:s text:c="8"/></text:span><text:span text:style-name="T27">text</text:span><text:span text:style-name="T58"> fileName,defaultextension;</text:span></text:p>
            <text:p><text:span text:style-name="T59"/></text:p>
            <text:p><text:span text:style-name="T58">The procedure checkextension may be used to add a default extension to</text:span></text:p>
            <text:p><text:span text:style-name="T58"><text:s/></text:span><text:span text:style-name="T58">file specifications not containing a dot ('.'). <text:s/>I.e.</text:span></text:p>
            <text:p><text:span text:style-name="T58"><text:s text:c="3"/></text:span><text:span text:style-name="T58">fileName:- copy("myFile"); fileName:- checkextension(fileName,".txt");</text:span></text:p>
            <text:p><text:span text:style-name="T58"><text:s text:c="9"/></text:span><text:span text:style-name="T58">will give fileName the value "myFile.txt", while</text:span></text:p>
            <text:p><text:span text:style-name="T58"><text:s text:c="3"/></text:span><text:span text:style-name="T58">fileName:- copy("myFile.doc"); fileName:- checkextension(fileName,".txt");</text:span></text:p>
            <text:p><text:span text:style-name="T58"><text:s text:c="9"/></text:span><text:span text:style-name="T58">will leave fileName unaltered.</text:span></text:p>
            <text:p><text:span text:style-name="T59"/></text:p>
          </draw:text-box>
        </draw:frame>
      </draw:page>
      <draw:page draw:name="page20" draw:style-name="dp1" draw:master-page-name="Standard">
        <draw:frame draw:style-name="gr7" draw:text-style-name="P8" draw:layer="layout" svg:width="17cm" svg:height="26.1cm" svg:x="2.1cm" svg:y="2cm">
          <draw:text-box>
            <text:p><text:span text:style-name="T58">6.3.2.4 check numbers</text:span></text:p>
            <text:p><text:span text:style-name="T59"/></text:p>
            <text:p><text:span text:style-name="T57"><text:s text:c="8"/></text:span><text:span text:style-name="T57">integer</text:span><text:span text:style-name="T58"> </text:span><text:span text:style-name="T57">procedure</text:span><text:span text:style-name="T58"> checkint(t); </text:span><text:span text:style-name="T57">name</text:span><text:span text:style-name="T58"> t; </text:span><text:span text:style-name="T57">text</text:span><text:span text:style-name="T58"> t;</text:span></text:p>
            <text:p><text:span text:style-name="T57"><text:s text:c="8"/></text:span><text:span text:style-name="T57">integer</text:span><text:span text:style-name="T58"> </text:span><text:span text:style-name="T57">procedure</text:span><text:span text:style-name="T58"> checkfrac(t); </text:span><text:span text:style-name="T57">name</text:span><text:span text:style-name="T58"> t; </text:span><text:span text:style-name="T57">text</text:span><text:span text:style-name="T58"> t; </text:span></text:p>
            <text:p><text:span text:style-name="T57"><text:s text:c="8"/></text:span><text:span text:style-name="T57">long</text:span><text:span text:style-name="T58"> </text:span><text:span text:style-name="T57">real</text:span><text:span text:style-name="T58"> </text:span><text:span text:style-name="T57">procedure</text:span><text:span text:style-name="T58"> checkreal(t); </text:span><text:span text:style-name="T57">name</text:span><text:span text:style-name="T58"> t; </text:span><text:span text:style-name="T57">text</text:span><text:span text:style-name="T58"> t; <text:s/></text:span></text:p>
            <text:p><text:span text:style-name="T59"/></text:p>
            <text:p><text:span text:style-name="T59"/></text:p>
            <text:p><text:span text:style-name="T58">Each check number produre analyses the text t from t.pos and on.</text:span></text:p>
            <text:p><text:span text:style-name="T58">If a get&lt;number&gt; operation from this position is legal the returned value is +1.</text:span></text:p>
            <text:p><text:span text:style-name="T58"><text:s text:c="9"/></text:span></text:p>
            <text:p><text:span text:style-name="T58">If it would give an error - then</text:span></text:p>
            <text:p><text:span text:style-name="T58">if the remaining text string is blank, the result is 0, else -1.</text:span></text:p>
            <text:p><text:span text:style-name="T58"><text:s text:c="9"/></text:span></text:p>
            <text:p><text:span text:style-name="T58">pos is placed after a legal item (+1),</text:span></text:p>
            <text:p><text:span text:style-name="T58">after the first nonblank illegal character (-1)</text:span></text:p>
            <text:p><text:span text:style-name="T58">or after the text if the rest is empty (0).</text:span></text:p>
            <text:p><text:span text:style-name="T58"><text:s text:c="4"/></text:span></text:p>
            <text:p><text:span text:style-name="T58"><text:s text:c="4"/></text:span><text:span text:style-name="T58">NOTE: The current implementation will place t.pos after a complete real item,</text:span></text:p>
            <text:p><text:span text:style-name="T58"><text:s text:c="16"/></text:span><text:span text:style-name="T58">even if it overflows. <text:s/>Real underflow produces +0, overflow Infinity,</text:span></text:p>
            <text:p><text:span text:style-name="T58"><text:s text:c="16"/></text:span><text:span text:style-name="T58">both of which are treated as legal results </text:span></text:p>
            <text:p><text:span text:style-name="T58"><text:tab/></text:span></text:p>
            <text:p><text:span text:style-name="T59"/></text:p>
            <text:p><text:span text:style-name="T59"/></text:p>
            <text:p><text:span text:style-name="T59"/></text:p>
            <text:p><text:span text:style-name="T58">6.3.2.5 <text:s text:c="2"/>compress</text:span></text:p>
            <text:p><text:span text:style-name="T58"><text:tab/></text:span></text:p>
            <text:p><text:span text:style-name="T57"><text:s text:c="8"/></text:span><text:span text:style-name="T57">text</text:span><text:span text:style-name="T58"> </text:span><text:span text:style-name="T57">procedure</text:span><text:span text:style-name="T58"> compress(t,c); </text:span><text:span text:style-name="T57">text</text:span><text:span text:style-name="T58"> t; </text:span><text:span text:style-name="T57">character</text:span><text:span text:style-name="T58"> c;</text:span></text:p>
            <text:p><text:span text:style-name="T59"/></text:p>
            <text:p><text:span text:style-name="T58">Removes all occurrences of the character c in the text t.</text:span></text:p>
            <text:p><text:span text:style-name="T59"/></text:p>
            <text:p><text:span text:style-name="T58"><text:s/></text:span><text:span text:style-name="T58">The procedure compress returns notext (if t contains no other characters</text:span></text:p>
            <text:p><text:span text:style-name="T58"><text:s/></text:span><text:span text:style-name="T58">than a number of characters = c), or a reference to an initial subtext</text:span></text:p>
            <text:p><text:span text:style-name="T58"><text:s/></text:span><text:span text:style-name="T58">of t (altered) which contains all characters of t not = c.</text:span></text:p>
            <text:p><text:span text:style-name="T58"><text:s/></text:span><text:span text:style-name="T58">The part of t after this subtext is unchanged.</text:span></text:p>
            <text:p><text:span text:style-name="T58"><text:s text:c="9"/></text:span></text:p>
            <text:p><text:span text:style-name="T58">Example: <text:s/>t1:-copy("AxBxCxDx"); <text:s/>t2:-compress(t1,'x');</text:span></text:p>
            <text:p><text:span text:style-name="T58"><text:s text:c="17"/></text:span><text:span text:style-name="T58">gives t1="ABCDCxDx", t2==t1.sub(1,4), t2="ABCD"</text:span></text:p>
            <text:p><text:span text:style-name="T58"><text:tab/></text:span></text:p>
            <text:p><text:span text:style-name="T59"/></text:p>
            <text:p><text:span text:style-name="T59"/></text:p>
            <text:p><text:span text:style-name="T58"><text:tab/></text:span></text:p>
            <text:p><text:span text:style-name="T58">6.3.2.6 Text cocatenations</text:span></text:p>
            <text:p><text:span text:style-name="T59"/></text:p>
            <text:p><text:span text:style-name="T27"><text:s text:c="8"/></text:span><text:span text:style-name="T27">text</text:span><text:span text:style-name="T58"> </text:span><text:span text:style-name="T27">procedure</text:span><text:span text:style-name="T58"> conc(t1,t2); </text:span><text:span text:style-name="T27">text</text:span><text:span text:style-name="T58"> t1,t2;</text:span></text:p>
            <text:p><text:span text:style-name="T27"><text:s text:c="8"/></text:span><text:span text:style-name="T27">text</text:span><text:span text:style-name="T58"> </text:span><text:span text:style-name="T27">procedure</text:span><text:span text:style-name="T58"> conc2(t1,t2); </text:span><text:span text:style-name="T27">text</text:span><text:span text:style-name="T58"> t1,t2;</text:span></text:p>
            <text:p><text:span text:style-name="T27"><text:s text:c="8"/></text:span><text:span text:style-name="T27">text</text:span><text:span text:style-name="T58"> </text:span><text:span text:style-name="T27">procedure</text:span><text:span text:style-name="T58"> conc3(t1,t2,t3); </text:span><text:span text:style-name="T27">text</text:span><text:span text:style-name="T58"> t1,t2,t3;</text:span></text:p>
            <text:p><text:span text:style-name="T27"><text:s text:c="8"/></text:span><text:span text:style-name="T27">text</text:span><text:span text:style-name="T58"> </text:span><text:span text:style-name="T27">procedure</text:span><text:span text:style-name="T58"> conc4(t1,t2,t3,t4); </text:span><text:span text:style-name="T27">text</text:span><text:span text:style-name="T58"> t1,t2,t3,t4;</text:span></text:p>
            <text:p><text:span text:style-name="T27"><text:s text:c="8"/></text:span><text:span text:style-name="T27">text</text:span><text:span text:style-name="T58"> </text:span><text:span text:style-name="T27">procedure</text:span><text:span text:style-name="T58"> conc5(t1,t2,t3,t4,t5); </text:span><text:span text:style-name="T27">text</text:span><text:span text:style-name="T58"> t1,t2,t3,t4,t5;</text:span></text:p>
            <text:p><text:span text:style-name="T59"/></text:p>
            <text:p><text:span text:style-name="T58">Concatenate texts. Provided for compatibility only,</text:span></text:p>
            <text:p><text:span text:style-name="T58">use the text concatenation operator &amp; instead!</text:span></text:p>
            <text:p><text:span text:style-name="T59">.</text:span></text:p>
            <text:p><text:span text:style-name="T59"/></text:p>
          </draw:text-box>
        </draw:frame>
      </draw:page>
      <draw:page draw:name="page21" draw:style-name="dp1" draw:master-page-name="Standard">
        <draw:frame draw:style-name="gr16" draw:text-style-name="P8" draw:layer="layout" svg:width="17.4cm" svg:height="26cm" svg:x="2cm" svg:y="2cm">
          <draw:text-box>
            <text:p><text:span text:style-name="T59"/></text:p>
            <text:p><text:span text:style-name="T59"/></text:p>
            <text:p><text:span text:style-name="T58">6.3.2.7 <text:s/>cptime</text:span></text:p>
            <text:p><text:span text:style-name="T58"><text:tab/></text:span></text:p>
            <text:p><text:span text:style-name="T58"><text:s text:c="8"/></text:span><text:span text:style-name="T57">real</text:span><text:span text:style-name="T58"> procedure cptime;</text:span></text:p>
            <text:p><text:span text:style-name="T59"/></text:p>
            <text:p><text:span text:style-name="T58">Returns total CPU time spent since the beginning of the</text:span></text:p>
            <text:p><text:span text:style-name="T58">SIMULA program execution, expressed in seconds.</text:span></text:p>
            <text:p><text:span text:style-name="T59"/></text:p>
            <text:p><text:span text:style-name="T58">Provided for compatibility, use cputime instead!</text:span></text:p>
            <text:p><text:span text:style-name="T59"/></text:p>
            <text:p><text:span text:style-name="T59"/></text:p>
            <text:p><text:span text:style-name="T59"/></text:p>
            <text:p><text:span text:style-name="T58">6.3.2.8 <text:s/>dayno</text:span></text:p>
            <text:p><text:span text:style-name="T58"><text:tab/></text:span></text:p>
            <text:p><text:span text:style-name="T58"><text:s text:c="8"/></text:span><text:span text:style-name="T57">integer</text:span><text:span text:style-name="T58"> </text:span><text:span text:style-name="T57">procedure</text:span><text:span text:style-name="T58"> dayno;</text:span></text:p>
            <text:p><text:span text:style-name="T59"/></text:p>
            <text:p><text:span text:style-name="T58">Returns the day number in current month.</text:span></text:p>
            <text:p><text:span text:style-name="T59"/></text:p>
            <text:p><text:span text:style-name="T59"/></text:p>
            <text:p><text:span text:style-name="T59"/></text:p>
            <text:p><text:span text:style-name="T58">6.3.2.9 <text:s/>daytime</text:span></text:p>
            <text:p><text:span text:style-name="T58"><text:tab/></text:span></text:p>
            <text:p><text:span text:style-name="T58"><text:s text:c="8"/></text:span><text:span text:style-name="T57">text</text:span><text:span text:style-name="T58"> </text:span><text:span text:style-name="T57">procedure</text:span><text:span text:style-name="T58"> daytime;</text:span></text:p>
            <text:p><text:span text:style-name="T59"/></text:p>
            <text:p><text:span text:style-name="T58"><text:s/></text:span><text:span text:style-name="T58">Returns a reference to a new text of length 8 with contents: "hh:mm:ss"</text:span></text:p>
            <text:p><text:span text:style-name="T58"><text:s/></text:span></text:p>
            <text:p><text:span text:style-name="T58"><text:s text:c="9"/></text:span><text:span text:style-name="T58">where</text:span><text:span text:style-name="T58"><text:tab/></text:span><text:span text:style-name="T58">hh</text:span><text:span text:style-name="T58"><text:tab/></text:span><text:span text:style-name="T58">is hours</text:span></text:p>
            <text:p><text:span text:style-name="T58"><text:tab/></text:span><text:span text:style-name="T58"><text:tab/></text:span><text:span text:style-name="T58">mm</text:span><text:span text:style-name="T58"><text:tab/></text:span><text:span text:style-name="T58">is minutes</text:span></text:p>
            <text:p><text:span text:style-name="T58"><text:s text:c="15"/></text:span><text:span text:style-name="T58"><text:tab/></text:span><text:span text:style-name="T58">ss</text:span><text:span text:style-name="T58"><text:tab/></text:span><text:span text:style-name="T58">is seconds.</text:span></text:p>
            <text:p><text:span text:style-name="T58"><text:s text:c="9"/></text:span><text:span text:style-name="T58">at the time of the call.</text:span></text:p>
            <text:p><text:span text:style-name="T59"/></text:p>
            <text:p><text:span text:style-name="T59"/></text:p>
            <text:p><text:span text:style-name="T59"/></text:p>
            <text:p><text:span text:style-name="T58">6.3.2.10 <text:s/>depchar</text:span></text:p>
            <text:p><text:span text:style-name="T59"/></text:p>
            <text:p><text:span text:style-name="T58"><text:s text:c="8"/></text:span><text:span text:style-name="T27">procedure</text:span><text:span text:style-name="T58"> </text:span><text:span text:style-name="T27">depchar</text:span><text:span text:style-name="T58">(t,p,c); </text:span><text:span text:style-name="T27">text</text:span><text:span text:style-name="T58"> t; </text:span><text:span text:style-name="T27">integer</text:span><text:span text:style-name="T58"> p; </text:span><text:span text:style-name="T27">character</text:span><text:span text:style-name="T58"> c;</text:span></text:p>
            <text:p><text:span text:style-name="T59"/></text:p>
            <text:p><text:span text:style-name="T58"><text:s/></text:span><text:span text:style-name="T58">Deposits the character c in the text t at position p.</text:span></text:p>
            <text:p><text:span text:style-name="T58"><text:s/></text:span><text:span text:style-name="T58">If p is out of range, no action will be taken;</text:span></text:p>
            <text:p><text:span text:style-name="T58"><text:s/></text:span></text:p>
            <text:p><text:span text:style-name="T58"><text:s/></text:span><text:span text:style-name="T58">This is a safe version of S-port standard procedure StoreChar.</text:span></text:p>
            <text:p><text:span text:style-name="T59"/></text:p>
            <text:p><text:span text:style-name="T59"/></text:p>
            <text:p><text:span text:style-name="T59"/></text:p>
            <text:p><text:span text:style-name="T58">6.3.2.11 <text:s text:c="2"/>enterdebug</text:span></text:p>
            <text:p><text:span text:style-name="T59"/></text:p>
            <text:p><text:span text:style-name="T58"><text:s text:c="8"/></text:span><text:span text:style-name="T27">procedure</text:span><text:span text:style-name="T58"> enterdebug(maycontinue); </text:span><text:span text:style-name="T27">boolean</text:span><text:span text:style-name="T58"> maycontinue;</text:span></text:p>
            <text:p><text:span text:style-name="T59"/></text:p>
            <text:p><text:span text:style-name="T58">Enterdebug will activate the debugging system (if present).</text:span></text:p>
            <text:p><text:span text:style-name="T58">After a session, the execution will either continue (maycontinue true)</text:span></text:p>
            <text:p><text:span text:style-name="T58">or it will terminate (maycontinue false).</text:span></text:p>
            <text:p><text:span text:style-name="T59"/></text:p>
          </draw:text-box>
        </draw:frame>
      </draw:page>
      <draw:page draw:name="page22" draw:style-name="dp1" draw:master-page-name="Standard">
        <draw:frame draw:style-name="gr7" draw:text-style-name="P8" draw:layer="layout" svg:width="17.1cm" svg:height="26.1cm" svg:x="2cm" svg:y="2cm">
          <draw:text-box>
            <text:p><text:span text:style-name="T59"/></text:p>
            <text:p><text:span text:style-name="T58"><text:s/></text:span></text:p>
            <text:p><text:span text:style-name="T58">6.3.2.12 <text:s text:c="2"/>exit</text:span></text:p>
            <text:p><text:span text:style-name="T58"><text:tab/></text:span></text:p>
            <text:p><text:span text:style-name="T58"><text:s text:c="8"/></text:span><text:span text:style-name="T57">procedure</text:span><text:span text:style-name="T58"> exit(n); </text:span><text:span text:style-name="T57">integer</text:span><text:span text:style-name="T58"> n;</text:span></text:p>
            <text:p><text:span text:style-name="T59"/></text:p>
            <text:p><text:span text:style-name="T58">n=0:</text:span><text:span text:style-name="T58"><text:tab/></text:span><text:span text:style-name="T58">Terminate program immediately, with no further action.</text:span></text:p>
            <text:p><text:span text:style-name="T58"><text:tab/></text:span><text:span text:style-name="T58">No files closed.</text:span></text:p>
            <text:p><text:span text:style-name="T59"/></text:p>
            <text:p><text:span text:style-name="T58">n=1:</text:span><text:span text:style-name="T58"><text:tab/></text:span><text:span text:style-name="T58">Terminate program as if final end was reached, i.e. all</text:span></text:p>
            <text:p><text:span text:style-name="T58"><text:tab/></text:span><text:span text:style-name="T58">open files are closed (and a message given for each).</text:span></text:p>
            <text:p><text:span text:style-name="T59"/></text:p>
            <text:p><text:span text:style-name="T58">n=2:</text:span><text:span text:style-name="T58"><text:tab/></text:span><text:span text:style-name="T58">Equivalent to enterdebug(true).</text:span></text:p>
            <text:p><text:span text:style-name="T59"/></text:p>
            <text:p><text:span text:style-name="T58">Other values of n are reserved for extensions.</text:span></text:p>
            <text:p><text:span text:style-name="T59"/></text:p>
            <text:p><text:span text:style-name="T59"/></text:p>
            <text:p><text:span text:style-name="T59"/></text:p>
            <text:p><text:span text:style-name="T58">6.3.2.13 <text:s text:c="2"/>fetchar</text:span></text:p>
            <text:p><text:span text:style-name="T59"/></text:p>
            <text:p><text:span text:style-name="T58"><text:s text:c="8"/></text:span><text:span text:style-name="T57">character</text:span><text:span text:style-name="T58"> </text:span><text:span text:style-name="T57">procedure</text:span><text:span text:style-name="T58"> fetchar(t,p); </text:span><text:span text:style-name="T57">text</text:span><text:span text:style-name="T58"> t; </text:span><text:span text:style-name="T57">integer</text:span><text:span text:style-name="T58"> p;</text:span></text:p>
            <text:p><text:span text:style-name="T59"/></text:p>
            <text:p><text:span text:style-name="T58">Returns the p'th character from t, if p is within range, otherwise '!0!'.</text:span></text:p>
            <text:p><text:span text:style-name="T58"><text:s/></text:span></text:p>
            <text:p><text:span text:style-name="T58">This is a safe version of S-port standard procedure LoadChar.</text:span></text:p>
            <text:p><text:span text:style-name="T59"/></text:p>
            <text:p><text:span text:style-name="T58"><text:s/></text:span></text:p>
            <text:p><text:span text:style-name="T59"/></text:p>
            <text:p><text:span text:style-name="T58">6.3.2.14 <text:s/>findtrigger</text:span></text:p>
            <text:p><text:span text:style-name="T59"/></text:p>
            <text:p><text:span text:style-name="T58"><text:s text:c="8"/></text:span><text:span text:style-name="T57">character</text:span><text:span text:style-name="T58"> </text:span><text:span text:style-name="T57">procedure</text:span><text:span text:style-name="T58"> findtrigger(master,triggers);</text:span></text:p>
            <text:p><text:span text:style-name="T58"><text:s text:c="8"/></text:span><text:span text:style-name="T57">name</text:span><text:span text:style-name="T58"> master; </text:span><text:span text:style-name="T57">text</text:span><text:span text:style-name="T58"> master,triggers;</text:span></text:p>
            <text:p><text:span text:style-name="T59"/></text:p>
            <text:p><text:span text:style-name="T58">Starting from current master.pos, find first</text:span></text:p>
            <text:p><text:span text:style-name="T58">occurrence of any of the characters in triggers.;</text:span></text:p>
            <text:p><text:span text:style-name="T59"/></text:p>
            <text:p><text:span text:style-name="T58">If a trigger character was found it will be returned and</text:span></text:p>
            <text:p><text:span text:style-name="T58">master.pos will be placed after that character.</text:span></text:p>
            <text:p><text:span text:style-name="T59"/></text:p>
            <text:p><text:span text:style-name="T58">Otherwise when no trigger character was found '!0!' will be returned</text:span></text:p>
            <text:p><text:span text:style-name="T58">and master.pos := <text:s/>master.length+1.</text:span></text:p>
            <text:p><text:span text:style-name="T59"/></text:p>
            <text:p><text:span text:style-name="T58"><text:s/></text:span></text:p>
            <text:p><text:span text:style-name="T59"/></text:p>
            <text:p><text:span text:style-name="T58">6.3.2.15 <text:s text:c="2"/>from</text:span></text:p>
            <text:p><text:span text:style-name="T59"/></text:p>
            <text:p><text:span text:style-name="T58"><text:s text:c="8"/></text:span><text:span text:style-name="T27">text</text:span><text:span text:style-name="T58"> </text:span><text:span text:style-name="T27">procedure</text:span><text:span text:style-name="T58"> from(t,p); </text:span><text:span text:style-name="T27">text</text:span><text:span text:style-name="T58"> t; </text:span><text:span text:style-name="T27">integer</text:span><text:span text:style-name="T58"> p;</text:span></text:p>
            <text:p><text:span text:style-name="T59"/></text:p>
            <text:p><text:span text:style-name="T58"><text:s text:c="2"/></text:span><text:span text:style-name="T58">Returns a reference to the longest subtext of t starting at pos = p.</text:span></text:p>
            <text:p><text:span text:style-name="T59"/></text:p>
            <text:p><text:span text:style-name="T59"/></text:p>
          </draw:text-box>
        </draw:frame>
      </draw:page>
      <draw:page draw:name="page23" draw:style-name="dp1" draw:master-page-name="Standard">
        <draw:frame draw:style-name="gr22" draw:text-style-name="P8" draw:layer="layout" svg:width="17.2cm" svg:height="26.2cm" svg:x="2cm" svg:y="1.9cm">
          <draw:text-box>
            <text:p><text:span text:style-name="T59"/></text:p>
            <text:p><text:span text:style-name="T58">6.3.2.16 <text:s/>front</text:span></text:p>
            <text:p><text:span text:style-name="T59"/></text:p>
            <text:p><text:span text:style-name="T58"><text:s text:c="8"/></text:span><text:span text:style-name="T57">text</text:span><text:span text:style-name="T58"> </text:span><text:span text:style-name="T57">procedure</text:span><text:span text:style-name="T58"> front(t); </text:span><text:span text:style-name="T57">text</text:span><text:span text:style-name="T58"> t;</text:span></text:p>
            <text:p><text:span text:style-name="T59"/></text:p>
            <text:p><text:span text:style-name="T58">Returns a reference to the longest subtext of t before pos.</text:span></text:p>
            <text:p><text:span text:style-name="T59"/></text:p>
            <text:p><text:span text:style-name="T58">Invariant: <text:s/>front(t) &amp; from(t,t.pos)) = t </text:span></text:p>
            <text:p><text:span text:style-name="T59"/></text:p>
            <text:p><text:span text:style-name="T59"/></text:p>
            <text:p><text:span text:style-name="T59"/></text:p>
            <text:p><text:span text:style-name="T58">6.3.2.17 <text:s/>frontcompare</text:span></text:p>
            <text:p><text:span text:style-name="T59"/></text:p>
            <text:p><text:span text:style-name="T58"><text:s text:c="8"/></text:span><text:span text:style-name="T57">boolean</text:span><text:span text:style-name="T58"> </text:span><text:span text:style-name="T57">procedure</text:span><text:span text:style-name="T58"> frontcompare(string,config); </text:span><text:span text:style-name="T57">text</text:span><text:span text:style-name="T58"> string,config;</text:span></text:p>
            <text:p><text:span text:style-name="T59"/></text:p>
            <text:p><text:span text:style-name="T58">Starting at current pos, does string begin with a substring equal to config ?</text:span></text:p>
            <text:p><text:span text:style-name="T59"/></text:p>
            <text:p><text:span text:style-name="T58"><text:tab/></text:span></text:p>
            <text:p><text:span text:style-name="T59"/></text:p>
            <text:p><text:span text:style-name="T58">6.3.2.18 <text:s/>frontstrip</text:span></text:p>
            <text:p><text:span text:style-name="T59"/></text:p>
            <text:p><text:span text:style-name="T58"><text:s text:c="8"/></text:span><text:span text:style-name="T57">text</text:span><text:span text:style-name="T58"> </text:span><text:span text:style-name="T57">procedure</text:span><text:span text:style-name="T58"> frontstrip(t); </text:span><text:span text:style-name="T57">text</text:span><text:span text:style-name="T58"> t;</text:span></text:p>
            <text:p><text:span text:style-name="T59"/></text:p>
            <text:p><text:span text:style-name="T58">Returns a reference to the longest subtext of t starting</text:span></text:p>
            <text:p><text:span text:style-name="T58">with the first non-blank character.</text:span></text:p>
            <text:p><text:span text:style-name="T58"><text:tab/></text:span></text:p>
            <text:p><text:span text:style-name="T59"/></text:p>
            <text:p><text:span text:style-name="T58">6.3.2.19 <text:s/>getitem</text:span></text:p>
            <text:p><text:span text:style-name="T59"/></text:p>
            <text:p><text:span text:style-name="T58"><text:s text:c="8"/></text:span><text:span text:style-name="T27">text</text:span><text:span text:style-name="T58"> </text:span><text:span text:style-name="T27">procedure</text:span><text:span text:style-name="T58"> getitem(tt); </text:span><text:span text:style-name="T27">name</text:span><text:span text:style-name="T58"> tt; </text:span><text:span text:style-name="T27">text</text:span><text:span text:style-name="T58"> tt;</text:span></text:p>
            <text:p><text:span text:style-name="T59"/></text:p>
            <text:p><text:span text:style-name="T58">Skips any blanks or tabs, starting at tt.pos. If tt.more</text:span></text:p>
            <text:p><text:span text:style-name="T58">holds then, an item is identified according to the following rules:</text:span></text:p>
            <text:p><text:span text:style-name="T59"/></text:p>
            <text:p><text:span text:style-name="T58"><text:s text:c="5"/></text:span><text:span text:style-name="T58">a) If the first following character is a letter (a-z,A-Z), an</text:span></text:p>
            <text:p><text:span text:style-name="T58"><text:s text:c="9"/></text:span><text:span text:style-name="T58">identifier is found. The identifier consists of the initial <text:s text:c="2"/></text:span></text:p>
            <text:p><text:span text:style-name="T58"><text:s text:c="9"/></text:span><text:span text:style-name="T58">letter and any following letters and/or decimal digits.</text:span></text:p>
            <text:p><text:span text:style-name="T59"/></text:p>
            <text:p><text:span text:style-name="T58"><text:s text:c="5"/></text:span><text:span text:style-name="T58">b) If the first character is a digit, we have a numeric item,</text:span></text:p>
            <text:p><text:span text:style-name="T58"><text:s text:c="9"/></text:span><text:span text:style-name="T58">consisting of a string of digits with at most one decimal point</text:span></text:p>
            <text:p><text:span text:style-name="T58"><text:s text:c="9"/></text:span><text:span text:style-name="T58">"." included.</text:span></text:p>
            <text:p><text:span text:style-name="T59"/></text:p>
            <text:p><text:span text:style-name="T58"><text:s text:c="5"/></text:span><text:span text:style-name="T58">c) Any other character except blank or tab forms an item on its own.</text:span></text:p>
            <text:p><text:span text:style-name="T59"/></text:p>
            <text:p><text:span text:style-name="T58">The value of getitem is a subtext reference to the item <text:s/>within tt, or notext if no</text:span></text:p>
            <text:p><text:span text:style-name="T58">item can be found starting at tt.pos. tt.pos will be placed after the item. When</text:span></text:p>
            <text:p><text:span text:style-name="T58">no item was found tt.pos=tt.length+1.</text:span></text:p>
            <text:p><text:span text:style-name="T58"><text:s text:c="5"/></text:span></text:p>
            <text:p><text:span text:style-name="T58"><text:s text:c="4"/></text:span><text:span text:style-name="T58">Example:</text:span><text:span text:style-name="T58"><text:tab/></text:span><text:span text:style-name="T58">"IF car.wheel_size &gt; 13.5" will be split into the items</text:span></text:p>
            <text:p><text:span text:style-name="T58"><text:tab/></text:span><text:span text:style-name="T58"><text:tab/></text:span><text:span text:style-name="T58">"IF", "car", ".", "wheel", "_", "size", "&gt;", "13.5"</text:span></text:p>
            <text:p><text:span text:style-name="T58"><text:tab/></text:span><text:span text:style-name="T58"><text:tab/></text:span><text:span text:style-name="T58">via successive calls to getitem.</text:span></text:p>
            <text:p><text:span text:style-name="T59"/></text:p>
            <text:p><text:span text:style-name="T59"/></text:p>
          </draw:text-box>
        </draw:frame>
      </draw:page>
      <draw:page draw:name="page24" draw:style-name="dp1" draw:master-page-name="Standard">
        <draw:frame draw:style-name="gr7" draw:text-style-name="P8" draw:layer="layout" svg:width="17.1cm" svg:height="26.1cm" svg:x="2cm" svg:y="1.9cm">
          <draw:text-box>
            <text:p><text:span text:style-name="T59"/></text:p>
            <text:p><text:span text:style-name="T58">6.3.2.20 <text:s/>hash</text:span></text:p>
            <text:p><text:span text:style-name="T59"/></text:p>
            <text:p><text:span text:style-name="T58"><text:s text:c="8"/></text:span><text:span text:style-name="T57">integer</text:span><text:span text:style-name="T58"> </text:span><text:span text:style-name="T57">procedure</text:span><text:span text:style-name="T58"> hash(t,n); </text:span><text:span text:style-name="T57">text</text:span><text:span text:style-name="T58"> t; </text:span><text:span text:style-name="T57">integer</text:span><text:span text:style-name="T58"> n;</text:span></text:p>
            <text:p><text:span text:style-name="T59"/></text:p>
            <text:p><text:span text:style-name="T58">Procedure hash returns a calculated hash value, in the range (0:n-1), from a</text:span></text:p>
            <text:p><text:span text:style-name="T58">given text t. The result is taken modulo n before return.</text:span></text:p>
            <text:p><text:span text:style-name="T58"><text:s text:c="9"/></text:span></text:p>
            <text:p><text:span text:style-name="T58">It is recommended to choose n as a prime number.</text:span></text:p>
            <text:p><text:span text:style-name="T59"/></text:p>
            <text:p><text:span text:style-name="T58"><text:s/></text:span><text:span text:style-name="T58"><text:tab/></text:span></text:p>
            <text:p><text:span text:style-name="T58">6.3.2.21 <text:s text:c="2"/>initem</text:span></text:p>
            <text:p><text:span text:style-name="T59"/></text:p>
            <text:p><text:span text:style-name="T58"><text:s text:c="8"/></text:span><text:span text:style-name="T57">text</text:span><text:span text:style-name="T58"> </text:span><text:span text:style-name="T57">procedure</text:span><text:span text:style-name="T58"> initem(fileref); </text:span><text:span text:style-name="T57">ref</text:span><text:span text:style-name="T58">(file) fileref;</text:span></text:p>
            <text:p><text:span text:style-name="T59"/></text:p>
            <text:p><text:span text:style-name="T58">The parameter is formally ref(file), but should refer an Infile, Directfile, Inbytefile or</text:span></text:p>
            <text:p><text:span text:style-name="T58">Directbytefile (otherwise notext is returned). Same as getitem for files.</text:span></text:p>
            <text:p><text:span text:style-name="T58"><text:s/></text:span></text:p>
            <text:p><text:span text:style-name="T58">On Infiles or Directfiles, lastitem is called first. Notext is returned, if (a) fileref is none,</text:span></text:p>
            <text:p><text:span text:style-name="T58">(b) fileref does not point to a legal file object (see above), or (c) the remainder of the</text:span></text:p>
            <text:p><text:span text:style-name="T58">file is spaces and/or TABs.</text:span></text:p>
            <text:p><text:span text:style-name="T59"/></text:p>
            <text:p><text:span text:style-name="T58"><text:s/></text:span><text:span text:style-name="T58">NOTE: Since no copying is done, a call on initem may destroy previously located</text:span></text:p>
            <text:p><text:span text:style-name="T58"><text:s text:c="13"/></text:span><text:span text:style-name="T58">items, if they are not copied by the program, since inimage may be invoked.</text:span></text:p>
            <text:p><text:span text:style-name="T59"/></text:p>
            <text:p><text:span text:style-name="T58">For bytefiles a single character item is returned.</text:span></text:p>
            <text:p><text:span text:style-name="T59"/></text:p>
            <text:p><text:span text:style-name="T59"/></text:p>
            <text:p><text:span text:style-name="T58">6.3.2.22 <text:s/>insinglechar</text:span><text:span text:style-name="T58"><text:tab/></text:span></text:p>
            <text:p><text:span text:style-name="T59"/></text:p>
            <text:p><text:span text:style-name="T58"><text:s text:c="8"/></text:span><text:span text:style-name="T57">character</text:span><text:span text:style-name="T58"> </text:span><text:span text:style-name="T57">procedure</text:span><text:span text:style-name="T58"> insinglechar;</text:span></text:p>
            <text:p><text:span text:style-name="T58"><text:s/></text:span></text:p>
            <text:p><text:span text:style-name="T58">Returns next input character from sysin (after last inimage)</text:span></text:p>
            <text:p><text:span text:style-name="T58">without waiting for break character. A subsequent inimage will</text:span></text:p>
            <text:p><text:span text:style-name="T58">begin reading after the last character which has been input</text:span></text:p>
            <text:p><text:span text:style-name="T58">with insinglechar.</text:span></text:p>
            <text:p><text:span text:style-name="T59"/></text:p>
            <text:p><text:span text:style-name="T58">The use of this routine depends on runtime option USE_CONSOLE.</text:span></text:p>
            <text:p><text:span text:style-name="T58">If it is not set a runtime error will occur.</text:span></text:p>
            <text:p><text:span text:style-name="T58"><text:tab/></text:span></text:p>
            <text:p><text:span text:style-name="T59"/></text:p>
            <text:p><text:span text:style-name="T58">6.3.2.23 <text:s text:c="2"/>linecount</text:span></text:p>
            <text:p><text:span text:style-name="T59"/></text:p>
            <text:p><text:span text:style-name="T58"><text:s text:c="8"/></text:span><text:span text:style-name="T27">integer</text:span><text:span text:style-name="T58"> </text:span><text:span text:style-name="T27">procedure</text:span><text:span text:style-name="T58"> linecount(pfil); </text:span><text:span text:style-name="T27">ref</text:span><text:span text:style-name="T58">(Printfile) pfil;</text:span></text:p>
            <text:p><text:span text:style-name="T59"/></text:p>
            <text:p><text:span text:style-name="T58">Return the current linesperpage setting for an open Printfile</text:span></text:p>
            <text:p><text:span text:style-name="T58">or -1 when pfil==none</text:span></text:p>
            <text:p><text:span text:style-name="T58">or -2 when pfil is not open.</text:span></text:p>
            <text:p><text:span text:style-name="T59"/></text:p>
            <text:p><text:span text:style-name="T59"/></text:p>
          </draw:text-box>
        </draw:frame>
      </draw:page>
      <draw:page draw:name="page25" draw:style-name="dp1" draw:master-page-name="Standard">
        <draw:frame draw:style-name="gr7" draw:text-style-name="P8" draw:layer="layout" svg:width="17.2cm" svg:height="26.1cm" svg:x="2cm" svg:y="2cm">
          <draw:text-box>
            <text:p><text:span text:style-name="T59"/></text:p>
            <text:p><text:span text:style-name="T58">6.3.2.24 <text:s/>lowc </text:span></text:p>
            <text:p><text:span text:style-name="T59"/></text:p>
            <text:p><text:span text:style-name="T58"><text:s text:c="7"/></text:span><text:span text:style-name="T57">character</text:span><text:span text:style-name="T58"> </text:span><text:span text:style-name="T57">procedure</text:span><text:span text:style-name="T58"> lowc(c); </text:span><text:span text:style-name="T57">character</text:span><text:span text:style-name="T58"> c;</text:span></text:p>
            <text:p><text:span text:style-name="T59"/></text:p>
            <text:p><text:span text:style-name="T58"><text:s/></text:span><text:span text:style-name="T58">Returns uppercase character as lowercase equivalent,</text:span></text:p>
            <text:p><text:span text:style-name="T58"><text:s/></text:span><text:span text:style-name="T58">other characters unchanged.</text:span></text:p>
            <text:p><text:span text:style-name="T59"/></text:p>
            <text:p><text:span text:style-name="T59"/></text:p>
            <text:p><text:span text:style-name="T58"><text:tab/></text:span></text:p>
            <text:p><text:span text:style-name="T58">6.3.2.25 <text:s/>maketext</text:span></text:p>
            <text:p><text:span text:style-name="T59"/></text:p>
            <text:p><text:span text:style-name="T58"><text:s text:c="8"/></text:span><text:span text:style-name="T57">text</text:span><text:span text:style-name="T58"> </text:span><text:span text:style-name="T57">procedure</text:span><text:span text:style-name="T58"> maketext(ch,n); </text:span><text:span text:style-name="T57">character</text:span><text:span text:style-name="T58"> ch; </text:span><text:span text:style-name="T57">integer</text:span><text:span text:style-name="T58"> n;</text:span></text:p>
            <text:p><text:span text:style-name="T59"/></text:p>
            <text:p><text:span text:style-name="T58">Return a text object of length n, filled with character ch.</text:span></text:p>
            <text:p><text:span text:style-name="T59"/></text:p>
            <text:p><text:span text:style-name="T59"/></text:p>
            <text:p><text:span text:style-name="T59"/></text:p>
            <text:p><text:span text:style-name="T58">6.3.2.26 <text:s text:c="2"/>puttext</text:span></text:p>
            <text:p><text:span text:style-name="T59"/></text:p>
            <text:p><text:span text:style-name="T57"><text:s text:c="8"/></text:span><text:span text:style-name="T57">boolean</text:span><text:span text:style-name="T58"> </text:span><text:span text:style-name="T57">procedure</text:span><text:span text:style-name="T58"> puttext(oldstring,newstring);</text:span></text:p>
            <text:p><text:span text:style-name="T57"><text:s text:c="8"/></text:span><text:span text:style-name="T57">name</text:span><text:span text:style-name="T58"> oldstring; </text:span><text:span text:style-name="T57">text</text:span><text:span text:style-name="T58"> oldstring,newstring;</text:span></text:p>
            <text:p><text:span text:style-name="T59"/></text:p>
            <text:p><text:span text:style-name="T58">Puts the (short) text newstring into the (longer) text oldstring; newstring is put at</text:span></text:p>
            <text:p><text:span text:style-name="T58">pos in oldstring, and pos of oldstring is moved after the end of the new substring.</text:span></text:p>
            <text:p><text:span text:style-name="T58"><text:s text:c="2"/></text:span></text:p>
            <text:p><text:span text:style-name="T58">Returns false if there was not room for the new string,</text:span></text:p>
            <text:p><text:span text:style-name="T58"><text:s/></text:span><text:span text:style-name="T58">or if trying to modify a Constant text.</text:span></text:p>
            <text:p><text:span text:style-name="T59"/></text:p>
            <text:p><text:span text:style-name="T59"/></text:p>
            <text:p><text:span text:style-name="T59"/></text:p>
            <text:p><text:span text:style-name="T58">6.3.2.27 <text:s/>rest</text:span></text:p>
            <text:p><text:span text:style-name="T59"/></text:p>
            <text:p><text:span text:style-name="T58"><text:s text:c="8"/></text:span><text:span text:style-name="T57">text</text:span><text:span text:style-name="T58"> </text:span><text:span text:style-name="T57">procedure</text:span><text:span text:style-name="T58"> rest(t); </text:span><text:span text:style-name="T57">text</text:span><text:span text:style-name="T58"> t;</text:span></text:p>
            <text:p><text:span text:style-name="T59"/></text:p>
            <text:p><text:span text:style-name="T58">Returns a subtext reference of a text starting at pos.</text:span></text:p>
            <text:p><text:span text:style-name="T59"/></text:p>
            <text:p><text:span text:style-name="T58"><text:tab/></text:span></text:p>
            <text:p><text:span text:style-name="T59"/></text:p>
            <text:p><text:span text:style-name="T58">6.3.2.28 <text:s text:c="2"/>scanchar</text:span></text:p>
            <text:p><text:span text:style-name="T59"/></text:p>
            <text:p><text:span text:style-name="T58"><text:s text:c="8"/></text:span><text:span text:style-name="T27">character</text:span><text:span text:style-name="T58"> </text:span><text:span text:style-name="T27">procedure</text:span><text:span text:style-name="T58"> scanchar(t); </text:span><text:span text:style-name="T27">name</text:span><text:span text:style-name="T58"> t; </text:span><text:span text:style-name="T27">text</text:span><text:span text:style-name="T58"> t;</text:span></text:p>
            <text:p><text:span text:style-name="T59"/></text:p>
            <text:p><text:span text:style-name="T58"><text:s/></text:span><text:span text:style-name="T58">Safe version of getchar. Will not give runtime error,</text:span></text:p>
            <text:p><text:span text:style-name="T58"><text:s/></text:span><text:span text:style-name="T58">just returns char(0) if not t.more.</text:span></text:p>
            <text:p><text:span text:style-name="T59"/></text:p>
          </draw:text-box>
        </draw:frame>
      </draw:page>
      <draw:page draw:name="page26" draw:style-name="dp1" draw:master-page-name="Standard">
        <draw:frame draw:style-name="gr22" draw:text-style-name="P8" draw:layer="layout" svg:width="17.1cm" svg:height="26.2cm" svg:x="2cm" svg:y="1.9cm">
          <draw:text-box>
            <text:p><text:span text:style-name="T58"><text:tab/></text:span></text:p>
            <text:p><text:span text:style-name="T58">6.3.2.29 <text:s/>scanfrac</text:span></text:p>
            <text:p><text:span text:style-name="T59"/></text:p>
            <text:p><text:span text:style-name="T58"><text:s text:c="4"/></text:span><text:span text:style-name="T57">integer</text:span><text:span text:style-name="T58"> </text:span><text:span text:style-name="T57">procedure</text:span><text:span text:style-name="T58"> scanfrac(t); </text:span><text:span text:style-name="T57">name</text:span><text:span text:style-name="T58"> t; </text:span><text:span text:style-name="T57">text</text:span><text:span text:style-name="T58"> t;</text:span></text:p>
            <text:p><text:span text:style-name="T58"><text:s/></text:span></text:p>
            <text:p><text:span text:style-name="T58"><text:s/></text:span><text:span text:style-name="T58">Scanfrac is similar to getfrac, but differs in two principal ways:</text:span></text:p>
            <text:p><text:span text:style-name="T58"><text:s/></text:span></text:p>
            <text:p><text:span text:style-name="T58"><text:s/></text:span><text:span text:style-name="T58">1) It looks for an item starting at t.pos</text:span></text:p>
            <text:p><text:span text:style-name="T58"><text:s/></text:span></text:p>
            <text:p><text:span text:style-name="T58"><text:s/></text:span><text:span text:style-name="T58">2) The handling of error conditions due to bad data is different.</text:span></text:p>
            <text:p><text:span text:style-name="T58"><text:s text:c="4"/></text:span><text:span text:style-name="T58">Scanfrac returns the value of the next grouped item if any.</text:span></text:p>
            <text:p><text:span text:style-name="T58"><text:s text:c="4"/></text:span><text:span text:style-name="T58">If no such item is found, 'minint' is returned.</text:span></text:p>
            <text:p><text:span text:style-name="T58"><text:s text:c="4"/></text:span></text:p>
            <text:p><text:span text:style-name="T58"><text:s/></text:span><text:span text:style-name="T58">t.pos will only be moved if de-editing was successful.</text:span></text:p>
            <text:p><text:span text:style-name="T59"/></text:p>
            <text:p><text:span text:style-name="T58"><text:tab/></text:span></text:p>
            <text:p><text:span text:style-name="T59"/></text:p>
            <text:p><text:span text:style-name="T58">6.3.2.30 <text:s text:c="2"/>scanint</text:span></text:p>
            <text:p><text:span text:style-name="T59"/></text:p>
            <text:p><text:span text:style-name="T58"><text:s text:c="8"/></text:span><text:span text:style-name="T57">integer</text:span><text:span text:style-name="T58"> </text:span><text:span text:style-name="T57">procedure</text:span><text:span text:style-name="T58"> scanint(t); </text:span><text:span text:style-name="T57">name</text:span><text:span text:style-name="T58"> t; </text:span><text:span text:style-name="T57">text</text:span><text:span text:style-name="T58"> t;</text:span></text:p>
            <text:p><text:span text:style-name="T59"/></text:p>
            <text:p><text:span text:style-name="T58"><text:s/></text:span><text:span text:style-name="T58">Scanint is similar to getint, but differs in two principal ways:</text:span></text:p>
            <text:p><text:span text:style-name="T58"><text:s/></text:span></text:p>
            <text:p><text:span text:style-name="T58"><text:s/></text:span><text:span text:style-name="T58">1) It looks for an item starting at t.pos</text:span></text:p>
            <text:p><text:span text:style-name="T58"><text:s/></text:span></text:p>
            <text:p><text:span text:style-name="T58"><text:s/></text:span><text:span text:style-name="T58">2) The handling of error conditions due to bad data is different.</text:span></text:p>
            <text:p><text:span text:style-name="T58"><text:s text:c="4"/></text:span><text:span text:style-name="T58">Scanint returns the value of the next integer item if any.</text:span></text:p>
            <text:p><text:span text:style-name="T58"><text:s text:c="4"/></text:span><text:span text:style-name="T58">If no such item is found, 'minint' is returned.</text:span></text:p>
            <text:p><text:span text:style-name="T58"><text:s text:c="4"/></text:span></text:p>
            <text:p><text:span text:style-name="T58"><text:s/></text:span><text:span text:style-name="T58">t.pos will only be moved if de-editing was successful.</text:span></text:p>
            <text:p><text:span text:style-name="T59"/></text:p>
            <text:p><text:span text:style-name="T59"/></text:p>
            <text:p><text:span text:style-name="T58"><text:s/></text:span></text:p>
            <text:p><text:span text:style-name="T58">6.3.2.31 <text:s/>scanreal</text:span><text:span text:style-name="T58"><text:tab/></text:span></text:p>
            <text:p><text:span text:style-name="T59"/></text:p>
            <text:p><text:span text:style-name="T58"><text:s text:c="8"/></text:span><text:span text:style-name="T27">long</text:span><text:span text:style-name="T58"> </text:span><text:span text:style-name="T27">real</text:span><text:span text:style-name="T58"> </text:span><text:span text:style-name="T27">procedure</text:span><text:span text:style-name="T58"> scanreal(t); </text:span><text:span text:style-name="T27">name</text:span><text:span text:style-name="T58"> t; </text:span><text:span text:style-name="T27">text</text:span><text:span text:style-name="T58"> t;</text:span></text:p>
            <text:p><text:span text:style-name="T59"/></text:p>
            <text:p><text:span text:style-name="T58"><text:s/></text:span><text:span text:style-name="T58">Scanreal is similar to getreal, but differs in two principal ways:</text:span></text:p>
            <text:p><text:span text:style-name="T58"><text:s/></text:span></text:p>
            <text:p><text:span text:style-name="T58"><text:s/></text:span><text:span text:style-name="T58">1) It looks for an item starting at t.pos</text:span></text:p>
            <text:p><text:span text:style-name="T58"><text:s/></text:span></text:p>
            <text:p><text:span text:style-name="T58"><text:s/></text:span><text:span text:style-name="T58">2) The handling of error conditions due to bad data is different.</text:span></text:p>
            <text:p><text:span text:style-name="T58"><text:s text:c="4"/></text:span><text:span text:style-name="T58">Scanreal returns the value of the next real item if any.</text:span></text:p>
            <text:p><text:span text:style-name="T58"><text:s text:c="4"/></text:span><text:span text:style-name="T58">If no such item is found, 'minreal' is returned.</text:span></text:p>
            <text:p><text:span text:style-name="T58"><text:s text:c="4"/></text:span></text:p>
            <text:p><text:span text:style-name="T58"><text:s/></text:span><text:span text:style-name="T58">t.pos will only be moved if de-editing was successful.</text:span></text:p>
            <text:p><text:span text:style-name="T59"/></text:p>
          </draw:text-box>
        </draw:frame>
      </draw:page>
      <draw:page draw:name="page27" draw:style-name="dp1" draw:master-page-name="Standard">
        <draw:frame draw:style-name="gr7" draw:text-style-name="P8" draw:layer="layout" svg:width="17.2cm" svg:height="26.1cm" svg:x="2cm" svg:y="2cm">
          <draw:text-box>
            <text:p><text:span text:style-name="T58"><text:s/></text:span></text:p>
            <text:p><text:span text:style-name="T58">6.3.2.32 <text:s text:c="2"/>scanto</text:span></text:p>
            <text:p><text:span text:style-name="T59"/></text:p>
            <text:p><text:span text:style-name="T58"><text:s text:c="8"/></text:span><text:span text:style-name="T57">text</text:span><text:span text:style-name="T58"> </text:span><text:span text:style-name="T57">procedure</text:span><text:span text:style-name="T58"> scanto(tt,c); </text:span><text:span text:style-name="T57">name</text:span><text:span text:style-name="T58"> tt; </text:span><text:span text:style-name="T57">text</text:span><text:span text:style-name="T58"> tt; </text:span><text:span text:style-name="T57">character</text:span><text:span text:style-name="T58"> c;</text:span></text:p>
            <text:p><text:span text:style-name="T59"/></text:p>
            <text:p><text:span text:style-name="T58"><text:s/></text:span><text:span text:style-name="T58">Scans from tt.pos until the next occurrence of</text:span></text:p>
            <text:p><text:span text:style-name="T58"><text:s/></text:span><text:span text:style-name="T58">the character c. <text:s/>Places tt.pos after the character found.</text:span></text:p>
            <text:p><text:span text:style-name="T58"><text:s text:c="9"/></text:span></text:p>
            <text:p><text:span text:style-name="T58"><text:s/></text:span><text:span text:style-name="T58">The function value of scanto is the text starting at the initial</text:span></text:p>
            <text:p><text:span text:style-name="T58"><text:s/></text:span><text:span text:style-name="T58">tt.pos and not including the character c found.</text:span></text:p>
            <text:p><text:span text:style-name="T58"><text:s text:c="9"/></text:span></text:p>
            <text:p><text:span text:style-name="T58"><text:s/></text:span><text:span text:style-name="T58">If no character c is found, tt.pos will be = tt.length+1,</text:span></text:p>
            <text:p><text:span text:style-name="T58"><text:s/></text:span><text:span text:style-name="T58">and scan denotes the rest of tt starting at the initial tt.pos.</text:span></text:p>
            <text:p><text:span text:style-name="T59"/></text:p>
            <text:p><text:span text:style-name="T58"><text:tab/></text:span><text:span text:style-name="T58"><text:tab/></text:span></text:p>
            <text:p><text:span text:style-name="T58">6.3.2.33 <text:s text:c="2"/>search</text:span></text:p>
            <text:p><text:span text:style-name="T59"/></text:p>
            <text:p><text:span text:style-name="T57"><text:s text:c="8"/></text:span><text:span text:style-name="T57">integer</text:span><text:span text:style-name="T58"> </text:span><text:span text:style-name="T57">procedure</text:span><text:span text:style-name="T58"> search(t1,t2); </text:span><text:span text:style-name="T57">text</text:span><text:span text:style-name="T58"> t1,t2;</text:span></text:p>
            <text:p><text:span text:style-name="T59"/></text:p>
            <text:p><text:span text:style-name="T58"><text:s/></text:span><text:span text:style-name="T58">Search: find first subtext = t2 from t1.pos;</text:span></text:p>
            <text:p><text:span text:style-name="T58"><text:s/></text:span><text:span text:style-name="T58">Return: The pos indicator of first character of subtext within t1.</text:span></text:p>
            <text:p><text:span text:style-name="T59"/></text:p>
            <text:p><text:span text:style-name="T59"/></text:p>
            <text:p><text:span text:style-name="T58">6.3.2.34 <text:s/>skip</text:span></text:p>
            <text:p><text:span text:style-name="T59"/></text:p>
            <text:p><text:span text:style-name="T27"><text:s text:c="8"/></text:span><text:span text:style-name="T27">text</text:span><text:span text:style-name="T58"> </text:span><text:span text:style-name="T27">procedure</text:span><text:span text:style-name="T58"> skip(tt,c); </text:span><text:span text:style-name="T27">name</text:span><text:span text:style-name="T58"> tt; </text:span><text:span text:style-name="T27">text</text:span><text:span text:style-name="T58"> tt; </text:span><text:span text:style-name="T27">character</text:span><text:span text:style-name="T58"> c;</text:span></text:p>
            <text:p><text:span text:style-name="T59"/></text:p>
            <text:p><text:span text:style-name="T58"><text:s/></text:span><text:span text:style-name="T58">If, starting at tt.pos, a sequence of characters = c is found,</text:span></text:p>
            <text:p><text:span text:style-name="T58"><text:s/></text:span><text:span text:style-name="T58">then tt.pos is moved past these characters, otherwise tt.pos is unaltered.</text:span></text:p>
            <text:p><text:span text:style-name="T58"><text:s/></text:span></text:p>
            <text:p><text:span text:style-name="T58"><text:s/></text:span><text:span text:style-name="T58">The function value of skip is rest(tt) (after changing tt.pos).</text:span></text:p>
            <text:p><text:span text:style-name="T59"/></text:p>
            <text:p><text:span text:style-name="T58"><text:s/></text:span></text:p>
            <text:p><text:span text:style-name="T58">6.3.2.35 <text:s/>startpos</text:span><text:span text:style-name="T58"><text:tab/></text:span></text:p>
            <text:p><text:span text:style-name="T59"/></text:p>
            <text:p><text:span text:style-name="T58"><text:s text:c="8"/></text:span><text:span text:style-name="T27">integer</text:span><text:span text:style-name="T58"> </text:span><text:span text:style-name="T27">procedure</text:span><text:span text:style-name="T58"> startpos(t); </text:span><text:span text:style-name="T27">text</text:span><text:span text:style-name="T58"> t;</text:span></text:p>
            <text:p><text:span text:style-name="T59"/></text:p>
            <text:p><text:span text:style-name="T58"><text:s/></text:span><text:span text:style-name="T58">startpos returns the starting position of t within t.main.</text:span></text:p>
            <text:p><text:span text:style-name="T58"><text:s/></text:span><text:span text:style-name="T58">Provided for compatibility only;</text:span></text:p>
            <text:p><text:span text:style-name="T59"/></text:p>
            <text:p><text:span text:style-name="T59"/></text:p>
            <text:p><text:span text:style-name="T58">6.3.2.36 <text:s/>today</text:span><text:span text:style-name="T58"><text:tab/></text:span></text:p>
            <text:p><text:span text:style-name="T58"><text:tab/></text:span></text:p>
            <text:p><text:span text:style-name="T58"><text:s text:c="8"/></text:span><text:span text:style-name="T27">text</text:span><text:span text:style-name="T58"> </text:span><text:span text:style-name="T27">procedure</text:span><text:span text:style-name="T58"> today;</text:span></text:p>
            <text:p><text:span text:style-name="T59"/></text:p>
            <text:p><text:span text:style-name="T58"><text:s/></text:span><text:span text:style-name="T58">Returns a reference to a text object of length 10 with contents: "yyyy-mm-nn"</text:span></text:p>
            <text:p><text:span text:style-name="T58"><text:s/></text:span><text:span text:style-name="T58">where yyyy is year, mm is month(in digits 01-12), nn is day (in digits 01-31).</text:span></text:p>
            <text:p><text:span text:style-name="T59"/></text:p>
            <text:p><text:span text:style-name="T58"><text:s/></text:span><text:span text:style-name="T58">This is the internationally standardized format for dates.</text:span></text:p>
            <text:p><text:span text:style-name="T59"/></text:p>
          </draw:text-box>
        </draw:frame>
      </draw:page>
      <draw:page draw:name="page28" draw:style-name="dp1" draw:master-page-name="Standard">
        <draw:frame draw:style-name="gr26" draw:text-style-name="P8" draw:layer="layout" svg:width="17.3cm" svg:height="25.9cm" svg:x="2cm" svg:y="2.1cm">
          <draw:text-box>
            <text:p><text:span text:style-name="T59"/></text:p>
            <text:p><text:span text:style-name="T58">6.3.2.37 <text:s/>tsub </text:span></text:p>
            <text:p><text:span text:style-name="T58"><text:tab/></text:span></text:p>
            <text:p><text:span text:style-name="T58"><text:s text:c="8"/></text:span><text:span text:style-name="T57">text</text:span><text:span text:style-name="T58"> </text:span><text:span text:style-name="T57">procedure</text:span><text:span text:style-name="T58"> tsub(t,p,l); </text:span><text:span text:style-name="T57">text</text:span><text:span text:style-name="T58"> t; </text:span><text:span text:style-name="T57">integer</text:span><text:span text:style-name="T58"> p,l;</text:span></text:p>
            <text:p><text:span text:style-name="T59"/></text:p>
            <text:p><text:span text:style-name="T58"><text:s/></text:span><text:span text:style-name="T58">tsub is a safe variant of sub. Parameters which give</text:span></text:p>
            <text:p><text:span text:style-name="T58"><text:s/></text:span><text:span text:style-name="T58">an error in sub will return notext instead.</text:span></text:p>
            <text:p><text:span text:style-name="T59"/></text:p>
            <text:p><text:span text:style-name="T59"/></text:p>
            <text:p><text:span text:style-name="T58">6.3.2.38 <text:s/>upc</text:span></text:p>
            <text:p><text:span text:style-name="T59"/></text:p>
            <text:p><text:span text:style-name="T59"/></text:p>
            <text:p><text:span text:style-name="T58"><text:s text:c="8"/></text:span><text:span text:style-name="T57">character</text:span><text:span text:style-name="T58"> </text:span><text:span text:style-name="T57">procedure</text:span><text:span text:style-name="T58"> upc(c); </text:span><text:span text:style-name="T57">character</text:span><text:span text:style-name="T58"> c;</text:span></text:p>
            <text:p><text:span text:style-name="T59"/></text:p>
            <text:p><text:span text:style-name="T58">Returns lowercase character as uppercase equivalent,</text:span></text:p>
            <text:p><text:span text:style-name="T58">other characters unchanged.</text:span></text:p>
            <text:p><text:span text:style-name="T59"/></text:p>
            <text:p><text:span text:style-name="T59"/></text:p>
            <text:p><text:span text:style-name="T58">6.3.2.39 <text:s text:c="2"/>upcompare</text:span></text:p>
            <text:p><text:span text:style-name="T59"/></text:p>
            <text:p><text:span text:style-name="T58"><text:s text:c="8"/></text:span><text:span text:style-name="T27">boolean</text:span><text:span text:style-name="T58"> </text:span><text:span text:style-name="T27">procedure</text:span><text:span text:style-name="T58"> upcompare(master,test); </text:span><text:span text:style-name="T27">text</text:span><text:span text:style-name="T58"> master,test;</text:span></text:p>
            <text:p><text:span text:style-name="T59"/></text:p>
            <text:p><text:span text:style-name="T58">Upcompare returns true if the contents of test is equal to the next test.length</text:span></text:p>
            <text:p><text:span text:style-name="T58">characters of master, counted from current master.pos.</text:span></text:p>
            <text:p><text:span text:style-name="T59"/></text:p>
            <text:p><text:span text:style-name="T58">The master characters will be converted to upper case before comparison</text:span></text:p>
            <text:p><text:span text:style-name="T58"><text:s/></text:span><text:span text:style-name="T58">(without changing the MASTER text).</text:span></text:p>
            <text:p><text:span text:style-name="T59"/></text:p>
            <text:p><text:span text:style-name="T58">Note that the TEST text will not be converted.</text:span></text:p>
            <text:p><text:span text:style-name="T58">Thus</text:span></text:p>
            <text:p><text:span text:style-name="T59"/></text:p>
            <text:p><text:span text:style-name="T58"><text:s text:c="9"/></text:span><text:span text:style-name="T58">master </text:span><text:span text:style-name="T58"><text:tab/></text:span><text:span text:style-name="T58"><text:tab/></text:span><text:span text:style-name="T58">test</text:span><text:span text:style-name="T58"><text:tab/></text:span><text:span text:style-name="T58"> <text:s text:c="4"/>upcompare</text:span></text:p>
            <text:p><text:span text:style-name="T59"/></text:p>
            <text:p><text:span text:style-name="T58"><text:s text:c="9"/></text:span><text:span text:style-name="T58">BEGIN</text:span><text:span text:style-name="T58"><text:tab/></text:span><text:span text:style-name="T58"><text:tab/></text:span><text:span text:style-name="T58">BEG</text:span><text:span text:style-name="T58"><text:tab/></text:span><text:span text:style-name="T58"><text:tab/></text:span><text:span text:style-name="T58">true</text:span></text:p>
            <text:p><text:span text:style-name="T58"><text:s text:c="9"/></text:span><text:span text:style-name="T58">BEGIN</text:span><text:span text:style-name="T58"><text:tab/></text:span><text:span text:style-name="T58"><text:tab/></text:span><text:span text:style-name="T58">beg</text:span><text:span text:style-name="T58"><text:tab/></text:span><text:span text:style-name="T58"><text:tab/></text:span><text:span text:style-name="T58">false</text:span></text:p>
            <text:p><text:span text:style-name="T58"><text:s text:c="9"/></text:span><text:span text:style-name="T58">begin</text:span><text:span text:style-name="T58"><text:tab/></text:span><text:span text:style-name="T58"><text:tab/></text:span><text:span text:style-name="T58">BEG</text:span><text:span text:style-name="T58"><text:tab/></text:span><text:span text:style-name="T58"><text:tab/></text:span><text:span text:style-name="T58">true</text:span></text:p>
            <text:p><text:span text:style-name="T58"><text:s text:c="9"/></text:span><text:span text:style-name="T58">begin</text:span><text:span text:style-name="T58"><text:tab/></text:span><text:span text:style-name="T58"><text:tab/></text:span><text:span text:style-name="T58">beg</text:span><text:span text:style-name="T58"><text:tab/></text:span><text:span text:style-name="T58"><text:tab/></text:span><text:span text:style-name="T58">false</text:span></text:p>
            <text:p><text:span text:style-name="T58"><text:s text:c="9"/></text:span><text:span text:style-name="T58">xxxxx</text:span><text:span text:style-name="T58"><text:tab/></text:span><text:span text:style-name="T58"><text:tab/></text:span><text:span text:style-name="T58">BEG</text:span><text:span text:style-name="T58"><text:tab/></text:span><text:span text:style-name="T58"><text:tab/></text:span><text:span text:style-name="T58">false</text:span></text:p>
            <text:p><text:span text:style-name="T59"/></text:p>
            <text:p><text:span text:style-name="T58"><text:s text:c="9"/></text:span><text:span text:style-name="T58">assuming that master.pos = 1.</text:span></text:p>
            <text:p><text:span text:style-name="T59"/></text:p>
            <text:p><text:span text:style-name="T58">If test == notext the result will always be true.</text:span></text:p>
            <text:p><text:span text:style-name="T59"/></text:p>
            <text:p><text:span text:style-name="T59"/></text:p>
            <text:p><text:span text:style-name="T59"/></text:p>
            <text:p><text:span text:style-name="T58">6.3.2.40 <text:s/>upto</text:span><text:span text:style-name="T58"><text:tab/></text:span></text:p>
            <text:p><text:span text:style-name="T59"/></text:p>
            <text:p><text:span text:style-name="T58"><text:s text:c="8"/></text:span><text:span text:style-name="T27">text</text:span><text:span text:style-name="T58"> </text:span><text:span text:style-name="T27">procedure</text:span><text:span text:style-name="T58"> upto(t,p); </text:span><text:span text:style-name="T27">text</text:span><text:span text:style-name="T58"> t; </text:span><text:span text:style-name="T27">integer</text:span><text:span text:style-name="T58"> p;</text:span></text:p>
            <text:p><text:span text:style-name="T59"/></text:p>
            <text:p><text:span text:style-name="T58">Returns a reference to the longest subtext of t before pos = p.</text:span></text:p>
            <text:p><text:span text:style-name="T59"/></text:p>
          </draw:text-box>
        </draw:frame>
      </draw:page>
      <draw:page draw:name="page29" draw:style-name="dp1" draw:master-page-name="Standard">
        <draw:frame draw:style-name="gr22" draw:layer="layout" svg:width="17.2cm" svg:height="26.2cm" svg:x="2cm" svg:y="1.9cm">
          <draw:text-box>
            <text:p><text:span text:style-name="T10"><text:s/></text:span><text:span text:style-name="T10">6.3.3 Additional Standard Clas</text:span><text:span text:style-name="T61">s </text:span><text:span text:style-name="T62">CatchingErrors</text:span></text:p>
            <text:p><text:span text:style-name="T62"/></text:p>
            <text:p text:style-name="P3"><text:span text:style-name="T62"><text:s/></text:span><text:span text:style-name="T63">T</text:span><text:span text:style-name="T56">he class CatchingErrors is used to implement runtime error catching.</text:span></text:p>
            <text:p text:style-name="P3"><text:span text:style-name="T64"><text:s/></text:span><text:span text:style-name="T64">The basic idea is to enclose the 'inner' statement by a Java try-catch</text:span></text:p>
            <text:p text:style-name="P3"><text:span text:style-name="T56"><text:s/></text:span><text:span text:style-name="T56">construction and, in the catch section to call a virtual procedure 'onError'</text:span></text:p>
            <text:p text:style-name="P3"><text:span text:style-name="T56"><text:s/></text:span><text:span text:style-name="T56">to deal with the error situation.</text:span></text:p>
            <text:p text:style-name="P3"><text:span text:style-name="T56"><text:s/></text:span></text:p>
            <text:p text:style-name="P3"><text:span text:style-name="T64"><text:s/></text:span><text:span text:style-name="T64">To achieve this, the class CatchingErrors is hand-coded as a standard class.</text:span></text:p>
            <text:p text:style-name="P3"><text:span text:style-name="T63"><text:s/></text:span></text:p>
            <text:p text:style-name="P3"><text:span text:style-name="T63"><text:s text:c="7"/></text:span><text:span text:style-name="T62">class</text:span><text:span text:style-name="T63"> CatchingErrors;</text:span></text:p>
            <text:p text:style-name="P3"><text:span text:style-name="T63"><text:s text:c="7"/></text:span><text:span text:style-name="T62">virtual</text:span><text:span text:style-name="T63">: procedure onError;</text:span></text:p>
            <text:p text:style-name="P3"><text:span text:style-name="T63"><text:s text:c="7"/></text:span><text:span text:style-name="T62">begin</text:span></text:p>
            <text:p text:style-name="P3"><text:span text:style-name="T65"><text:s text:c="7"/></text:span><text:span text:style-name="T66">--</text:span><text:span text:style-name="T65"> code: try {</text:span></text:p>
            <text:p text:style-name="P3"><text:span text:style-name="T63"><text:s text:c="20"/></text:span><text:span text:style-name="T62">inner</text:span><text:span text:style-name="T63">;</text:span></text:p>
            <text:p text:style-name="P3"><text:span text:style-name="T65"><text:s text:c="7"/></text:span><text:span text:style-name="T66">--</text:span><text:span text:style-name="T65"> code: } catch(RuntimeException e) {</text:span></text:p>
            <text:p text:style-name="P3"><text:span text:style-name="T65"><text:s text:c="7"/></text:span><text:span text:style-name="T66">--</text:span><text:span text:style-name="T65"> code: <text:s text:c="4"/>onError$(e,onError);</text:span></text:p>
            <text:p text:style-name="P3"><text:span text:style-name="T65"><text:s text:c="7"/></text:span><text:span text:style-name="T66">--</text:span><text:span text:style-name="T65"> code: }</text:span></text:p>
            <text:p text:style-name="P3"><text:span text:style-name="T63"><text:s text:c="7"/></text:span><text:span text:style-name="T62">end</text:span><text:span text:style-name="T63">; <text:s/></text:span></text:p>
            <text:p text:style-name="P3"><text:span text:style-name="T63"><text:s/></text:span></text:p>
            <text:p text:style-name="P3"><text:span text:style-name="T63"><text:s/></text:span><text:span text:style-name="T63">Usage:</text:span></text:p>
            <text:p text:style-name="P3"><text:span text:style-name="T63"><text:s/></text:span></text:p>
            <text:p text:style-name="P3"><text:span text:style-name="T63"><text:s text:c="7"/></text:span><text:span text:style-name="T63">CatchingErrors </text:span><text:span text:style-name="T62">begin</text:span></text:p>
            <text:p text:style-name="P3"><text:span text:style-name="T63"><text:s text:c="11"/></text:span><text:span text:style-name="T62">procedure</text:span><text:span text:style-name="T63"> onError(message); </text:span><text:span text:style-name="T62">text</text:span><text:span text:style-name="T63"> message; </text:span><text:span text:style-name="T62">begin</text:span></text:p>
            <text:p text:style-name="P3"><text:span text:style-name="T63"><text:s text:c="15"/></text:span><text:span text:style-name="T63">... treating error</text:span></text:p>
            <text:p text:style-name="P3"><text:span text:style-name="T63"><text:s text:c="11"/></text:span><text:span text:style-name="T62">end</text:span><text:span text:style-name="T63">;</text:span></text:p>
            <text:p text:style-name="P3"><text:span text:style-name="T63"><text:s text:c="11"/></text:span><text:span text:style-name="T63">... any error here will cause calling onError</text:span></text:p>
            <text:p text:style-name="P3"><text:span text:style-name="T63"><text:s text:c="7"/></text:span><text:span text:style-name="T62">end</text:span><text:span text:style-name="T63">;</text:span></text:p>
            <text:p text:style-name="P3"><text:span text:style-name="T63"><text:s/></text:span></text:p>
            <text:p text:style-name="P3"><text:span text:style-name="T63"><text:s/></text:span><text:span text:style-name="T63">Th</text:span><text:span text:style-name="T56">ere are three ways to return from the procedure onError:</text:span></text:p>
            <text:p text:style-name="P3"><text:span text:style-name="T56"><text:s/></text:span></text:p>
            <text:p text:style-name="P3"><text:span text:style-name="T64"><text:s text:c="4"/></text:span><text:span text:style-name="T64">1) goto a non-local label.</text:span></text:p>
            <text:p text:style-name="P3"><text:span text:style-name="T56"><text:s text:c="4"/></text:span></text:p>
            <text:p text:style-name="P3"><text:span text:style-name="T56"><text:s text:c="4"/></text:span><text:span text:style-name="T56">2) calling terminate_program or error</text:span></text:p>
            <text:p text:style-name="P3"><text:span text:style-name="T56"><text:s text:c="4"/></text:span></text:p>
            <text:p text:style-name="P3"><text:span text:style-name="T56"><text:s text:c="4"/></text:span><text:span text:style-name="T56">3) falling through procedure end which has the same</text:span></text:p>
            <text:p text:style-name="P3"><text:span text:style-name="T56"><text:s text:c="9"/></text:span><text:span text:style-name="T56">effect as ending the prefixed block.</text:span></text:p>
            <text:p text:style-name="P3"><text:span text:style-name="T56"><text:s text:c="4"/></text:span></text:p>
            <text:p text:style-name="P3"><text:span text:style-name="T56"><text:s/></text:span><text:span text:style-name="T56">Example: Safe version of </text:span><text:span text:style-name="T64">getint</text:span><text:span text:style-name="T56"> returns </text:span><text:span text:style-name="T64">maxint</text:span><text:span text:style-name="T56"> when it fails.</text:span></text:p>
            <text:p text:style-name="P3"><text:span text:style-name="T56"><text:s/></text:span></text:p>
            <text:p text:style-name="P3"><text:span text:style-name="T56"><text:s text:c="5"/></text:span><text:span text:style-name="T12">integer</text:span><text:span text:style-name="T56"> </text:span><text:span text:style-name="T12">procedure</text:span><text:span text:style-name="T56"> safeGetint(t); </text:span><text:span text:style-name="T12">text</text:span><text:span text:style-name="T56"> t; </text:span><text:span text:style-name="T12">begin</text:span></text:p>
            <text:p text:style-name="P3"><text:span text:style-name="T56"><text:s text:c="9"/></text:span><text:span text:style-name="T56">CatchingErrors </text:span><text:span text:style-name="T12">begin</text:span></text:p>
            <text:p text:style-name="P3"><text:span text:style-name="T56"><text:s text:c="13"/></text:span><text:span text:style-name="T12">procedure</text:span><text:span text:style-name="T56"> onError(message); </text:span><text:span text:style-name="T12">text</text:span><text:span text:style-name="T56"> message; </text:span><text:span text:style-name="T12">begin</text:span></text:p>
            <text:p text:style-name="P3"><text:span text:style-name="T56"><text:s text:c="17"/></text:span><text:span text:style-name="T56">safeGetint:=</text:span><text:span text:style-name="T64">maxint</text:span><text:span text:style-name="T56">;</text:span></text:p>
            <text:p text:style-name="P3"><text:span text:style-name="T56"><text:s text:c="13"/></text:span><text:span text:style-name="T12">end</text:span><text:span text:style-name="T56">;</text:span></text:p>
            <text:p text:style-name="P3"><text:span text:style-name="T56"><text:s text:c="13"/></text:span><text:span text:style-name="T56">safeGetint:=t.getint;</text:span></text:p>
            <text:p text:style-name="P3"><text:span text:style-name="T56"><text:s text:c="9"/></text:span><text:span text:style-name="T12">end</text:span><text:span text:style-name="T56">;</text:span></text:p>
            <text:p text:style-name="P3"><text:span text:style-name="T56"><text:s text:c="5"/></text:span><text:span text:style-name="T12">end</text:span><text:span text:style-name="T56">; <text:s text:c="3"/></text:span></text:p>
          </draw:text-box>
        </draw:frame>
      </draw:page>
      <draw:page draw:name="page30" draw:style-name="dp1" draw:master-page-name="Standard">
        <draw:frame draw:style-name="gr27" draw:layer="layout" svg:width="17cm" svg:height="25.8cm" svg:x="2cm" svg:y="2cm">
          <draw:text-box>
            <text:p><text:span text:style-name="T1">6.4 <text:s/>Directive Lines</text:span></text:p>
            <text:p><text:span text:style-name="T1"/></text:p>
            <text:p text:style-name="P3"><text:span text:style-name="T22">The following compiler directives are defined according to the rules of Simula Standard sect.1.1:</text:span></text:p>
            <text:p text:style-name="P3"><text:span text:style-name="T22"/></text:p>
            <text:p text:style-name="P3"><text:span text:style-name="T22">If the first character of a source line is "%" (percent) the line as a whole is a directive line.</text:span></text:p>
            <text:p text:style-name="P3"><text:span text:style-name="T22">A directive line serves to communicate information to the compiler and consequently its meaning is entirely implementation-dependent, with the following single exception. If the second character is a </text:span><text:span text:style-name="T67">space, the line has no significance; it may be used for annotation purposes.</text:span><text:span text:style-name="T22"> .</text:span></text:p>
            <text:p text:style-name="P3"><text:span text:style-name="T22"/></text:p>
            <text:p text:style-name="P3"><text:span text:style-name="T22"/></text:p>
            <text:p text:style-name="P3"><text:span text:style-name="T22">%BOUNDCHECK <text:s/>ON / OFF</text:span></text:p>
            <text:p text:style-name="P3"><text:span text:style-name="T22"/></text:p>
            <text:p text:style-name="P3"><text:span text:style-name="T22"><text:s text:c="6"/></text:span><text:span text:style-name="T22">Controls generation of array bound checking, if possible on the given implementation.</text:span></text:p>
            <text:p text:style-name="P3"><text:span text:style-name="T22"/></text:p>
            <text:p text:style-name="P3"><text:span text:style-name="T22"><text:s text:c="6"/></text:span><text:span text:style-name="T22">This S-PORT directive is ignored by this implementation.</text:span></text:p>
            <text:p text:style-name="P3"><text:span text:style-name="T22"/></text:p>
            <text:p text:style-name="P3"><text:span text:style-name="T22">%COPY <text:s/>file-name</text:span></text:p>
            <text:p text:style-name="P3"><text:span text:style-name="T22"/></text:p>
            <text:p text:style-name="P3"><text:span text:style-name="T22"><text:s text:c="6"/></text:span><text:span text:style-name="T22">Will cause the compiler to include the indicated file at this place in the source input file, as if</text:span></text:p>
            <text:p text:style-name="P3"><text:span text:style-name="T22"><text:s text:c="6"/></text:span><text:span text:style-name="T22">the text was actually written in the module containing %COPY. <text:s/>COPY ( or INSERT ) may</text:span></text:p>
            <text:p text:style-name="P3"><text:span text:style-name="T22"><text:s text:c="6"/></text:span><text:span text:style-name="T22">occur in the included file. The included lines are always counted, i.e. they will be numbered</text:span></text:p>
            <text:p text:style-name="P3"><text:span text:style-name="T22"><text:s text:c="6"/></text:span><text:span text:style-name="T22">sequentially starting from the number of the line of the COPY-directive.</text:span></text:p>
            <text:p text:style-name="P3"><text:span text:style-name="T22"/></text:p>
            <text:p text:style-name="P3"><text:span text:style-name="T22">%DEFINITION</text:span></text:p>
            <text:p text:style-name="P3"><text:span text:style-name="T22"/></text:p>
            <text:p text:style-name="P3"><text:span text:style-name="T22"><text:s text:c="6"/></text:span><text:span text:style-name="T22">This directive is relevant only in a separately compiled procedure or class. The compiler will</text:span></text:p>
            <text:p text:style-name="P3"><text:span text:style-name="T22"><text:s text:c="6"/></text:span><text:span text:style-name="T22">regard this compilation as a prototype definition only, i.e. the module is checked for syntactic</text:span></text:p>
            <text:p text:style-name="P3"><text:span text:style-name="T22"><text:s text:c="6"/></text:span><text:span text:style-name="T22">and semantic correctness, and the appropriate attribute element is produced, but no code </text:span></text:p>
            <text:p text:style-name="P3"><text:span text:style-name="T22"><text:s text:c="6"/></text:span><text:span text:style-name="T22">generation is performed.</text:span></text:p>
            <text:p text:style-name="P3"><text:span text:style-name="T22"/></text:p>
            <text:p text:style-name="P3"><text:span text:style-name="T22"><text:s text:c="6"/></text:span><text:span text:style-name="T22">This S-PORT directive is ignored by this implementation.</text:span></text:p>
            <text:p text:style-name="P3"><text:span text:style-name="T22"/></text:p>
            <text:p text:style-name="P3"><text:span text:style-name="T22">%EOF</text:span></text:p>
            <text:p text:style-name="P3"><text:span text:style-name="T22"/></text:p>
            <text:p text:style-name="P3"><text:span text:style-name="T22"><text:s text:c="6"/></text:span><text:span text:style-name="T22">When the compiler recognizes this directive it reacts as if the end of the source file was</text:span></text:p>
            <text:p text:style-name="P3"><text:span text:style-name="T22"><text:s text:c="6"/></text:span><text:span text:style-name="T22">encountered, i.e. it terminates reading and, if this module was inserted ( see INSERT /</text:span></text:p>
            <text:p text:style-name="P3"><text:span text:style-name="T22"><text:s text:c="6"/></text:span><text:span text:style-name="T22">COPY ), source scanning will continue after the INSERT ( COPY ) directive in the enclosing</text:span></text:p>
            <text:p text:style-name="P3"><text:span text:style-name="T22"><text:s text:c="6"/></text:span><text:span text:style-name="T22">file.</text:span></text:p>
            <text:p text:style-name="P3"><text:span text:style-name="T22"/></text:p>
            <text:p text:style-name="P3"><text:span text:style-name="T22"><text:s text:c="6"/></text:span><text:span text:style-name="T22">This S-PORT directive is ignored by this implementation.</text:span></text:p>
            <text:p text:style-name="P3"><text:span text:style-name="T22"/></text:p>
            <text:p text:style-name="P3"><text:span text:style-name="T22">%INSERT <text:s/>file-name</text:span></text:p>
            <text:p text:style-name="P3"><text:span text:style-name="T22"/></text:p>
            <text:p text:style-name="P3"><text:span text:style-name="T22"><text:s text:c="6"/></text:span><text:span text:style-name="T22">Will cause the compiler to include the indicated file at this place in the source input file.</text:span></text:p>
            <text:p text:style-name="P3"><text:span text:style-name="T22"><text:s text:c="6"/></text:span><text:span text:style-name="T22">INSERT may occur in the included file. In contrast to COPY, the included lines are not</text:span></text:p>
            <text:p text:style-name="P3"><text:span text:style-name="T22"><text:s text:c="6"/></text:span><text:span text:style-name="T22">Counted (they will all be numbered with the line number of the line containing the outermost</text:span></text:p>
            <text:p text:style-name="P3"><text:span text:style-name="T22"><text:s text:c="6"/></text:span><text:span text:style-name="T22">INSERT ). Furthermore, if the source is being listed, listin is turned off before the inclusion</text:span></text:p>
            <text:p text:style-name="P3"><text:span text:style-name="T22"><text:s text:c="6"/></text:span><text:span text:style-name="T22">and turned on again when reading continues after this directive.</text:span></text:p>
            <text:p text:style-name="P3"><text:span text:style-name="T22"/></text:p>
            <text:p text:style-name="P3"><text:span text:style-name="T22"><text:s text:c="6"/></text:span><text:span text:style-name="T22">This directive is treated as %COPY in this implementation.</text:span></text:p>
          </draw:text-box>
        </draw:frame>
      </draw:page>
      <draw:page draw:name="page31" draw:style-name="dp1" draw:master-page-name="Standard">
        <draw:frame draw:style-name="gr7" draw:layer="layout" svg:width="16.8cm" svg:height="26.1cm" svg:x="2.2cm" svg:y="2cm">
          <draw:text-box>
            <text:p text:style-name="P3"><text:span text:style-name="T22">%LIST <text:s/>ON / OFF</text:span></text:p>
            <text:p text:style-name="P3"><text:span text:style-name="T22">%NODUMMY <text:s/>ON / OFF</text:span></text:p>
            <text:p text:style-name="P3"><text:span text:style-name="T22">%NONECHECK <text:s/>ON / OFF</text:span></text:p>
            <text:p text:style-name="P3"><text:span text:style-name="T22">%NOSOURCE</text:span></text:p>
            <text:p text:style-name="P3"><text:span text:style-name="T22">%PAGE</text:span></text:p>
            <text:p text:style-name="P3"><text:span text:style-name="T22">%QUACHECK <text:s/>ON / OFF</text:span></text:p>
            <text:p text:style-name="P3"><text:span text:style-name="T22">%REUSE <text:s/>ON / OFF</text:span></text:p>
            <text:p text:style-name="P3"><text:span text:style-name="T22"/></text:p>
            <text:p text:style-name="P3"><text:span text:style-name="T22"><text:s text:c="5"/></text:span><text:span text:style-name="T22">These S-PORT directives are ignored by this implementation.</text:span></text:p>
            <text:p text:style-name="P3"><text:span text:style-name="T22"/></text:p>
            <text:p text:style-name="P3"><text:span text:style-name="T22">%SELECT <text:s/>string</text:span></text:p>
            <text:p text:style-name="P3"><text:span text:style-name="T22"/></text:p>
            <text:p text:style-name="P3"><text:span text:style-name="T22"><text:s text:c="6"/></text:span><text:span text:style-name="T22">Set or reset selectors for conditional compilation, see next section below.</text:span></text:p>
            <text:p text:style-name="P3"><text:span text:style-name="T22"/></text:p>
            <text:p text:style-name="P3"><text:span text:style-name="T22">%SETOPT <text:s/>string</text:span></text:p>
            <text:p text:style-name="P3"><text:span text:style-name="T22"/></text:p>
            <text:p text:style-name="P3"><text:span text:style-name="T22"><text:s text:c="6"/></text:span><text:span text:style-name="T22">Set or reset options and trace switches, see next section below.</text:span></text:p>
            <text:p text:style-name="P3"><text:span text:style-name="T22"/></text:p>
            <text:p text:style-name="P3"><text:span text:style-name="T22"/></text:p>
            <text:p text:style-name="P3"><text:span text:style-name="T22">%SETSWITCH <text:s/>name-string <text:s/>value-string</text:span></text:p>
            <text:p text:style-name="P3"><text:span text:style-name="T22"/></text:p>
            <text:p text:style-name="P3"><text:span text:style-name="T22"><text:s text:c="6"/></text:span><text:span text:style-name="T22">Will set compiler switch ''name'' to the value ''value''. The facility is intended for compiler</text:span></text:p>
            <text:p text:style-name="P3"><text:span text:style-name="T22"><text:s text:c="6"/></text:span><text:span text:style-name="T22">maintenance, and is not explained further.</text:span></text:p>
            <text:p text:style-name="P3"><text:span text:style-name="T22"/></text:p>
            <text:p text:style-name="P3"><text:span text:style-name="T22">%SLENGTH <text:s/>last-column</text:span></text:p>
            <text:p text:style-name="P3"><text:span text:style-name="T22">%SOURCE</text:span></text:p>
            <text:p text:style-name="P3"><text:span text:style-name="T22">%SPORT <text:s/>ON / OFF</text:span></text:p>
            <text:p text:style-name="P3"><text:span text:style-name="T22">%TITLE <text:s/>page-heading</text:span></text:p>
            <text:p text:style-name="P3"><text:span text:style-name="T22"/></text:p>
            <text:p text:style-name="P3"><text:span text:style-name="T22"><text:s text:c="6"/></text:span><text:span text:style-name="T22">These S-PORT directives are ignored by this implementation.</text:span></text:p>
            <text:p text:style-name="P3"><text:span text:style-name="T22"/></text:p>
            <text:p text:style-name="P3"><text:span text:style-name="T22">%+string <text:s/>/ <text:s/>%-string</text:span></text:p>
            <text:p text:style-name="P3"><text:span text:style-name="T22"/></text:p>
            <text:p text:style-name="P3"><text:span text:style-name="T22"><text:s text:c="6"/></text:span><text:span text:style-name="T22">Conditional compilation control, see next section below.</text:span></text:p>
            <text:p text:style-name="P3"><text:span text:style-name="T22"/></text:p>
            <text:p text:style-name="P3"><text:span text:style-name="T22"/></text:p>
            <text:p text:style-name="P3"><text:span text:style-name="T22"/></text:p>
            <text:p><text:span text:style-name="T36">6.5 <text:s/>Conditional Compilation</text:span></text:p>
            <text:p text:style-name="P3"><text:span text:style-name="T22"/></text:p>
            <text:p text:style-name="P3"><text:span text:style-name="T22">This implementation makes it possible, on a line by line basis, to conditionally include or exclude source text from a compilation.</text:span></text:p>
            <text:p text:style-name="P3"><text:span text:style-name="T22"/></text:p>
            <text:p text:style-name="P3"><text:span text:style-name="T22">During input of the source text, the compiler maintains a set of boolean variables or </text:span><text:span text:style-name="T68">selectors</text:span><text:span text:style-name="T22">, corresponding to the letters of the ( English ) alphabet. Initially, these selectors are all </text:span><text:span text:style-name="T68">reset</text:span><text:span text:style-name="T22">.</text:span></text:p>
            <text:p text:style-name="P3"><text:span text:style-name="T22">They may be set (reset ) either by means of SELECT directives embedded in the source text or before compilation is activated by using compiler options.</text:span></text:p>
            <text:p text:style-name="P3"><text:span text:style-name="T22"/></text:p>
            <text:p text:style-name="P3"><text:span text:style-name="T22">Note: The case of the selector letters is </text:span><text:span text:style-name="T68">significant</text:span><text:span text:style-name="T22">.</text:span></text:p>
            <text:p text:style-name="P3"><text:span text:style-name="T22"/></text:p>
            <text:p text:style-name="P3"><text:span text:style-name="T22">If a source line contains <text:s/>''%+'' <text:s/>or <text:s/>''%-'' <text:s/>as its first two characters, the line is a </text:span><text:span text:style-name="T69">conditional</text:span><text:span text:style-name="T22"> line.</text:span></text:p>
            <text:p text:style-name="P3"><text:span text:style-name="T22">Such a line will be compiled conditionally, depending on the value ot the selector(s) following immediately after. If no selector follows the line is treated as an illegal directive and ignored.</text:span></text:p>
            <text:p text:style-name="P3"><text:span text:style-name="T22"/></text:p>
          </draw:text-box>
        </draw:frame>
      </draw:page>
      <draw:page draw:name="page32" draw:style-name="dp1" draw:master-page-name="Standard">
        <draw:frame draw:style-name="gr22" draw:layer="layout" svg:width="17cm" svg:height="26.2cm" svg:x="2.1cm" svg:y="1.9cm">
          <draw:text-box>
            <text:p><text:span text:style-name="T70">The SELECT Directive</text:span></text:p>
            <text:p text:style-name="P3"><text:span text:style-name="T22"/></text:p>
            <text:p text:style-name="P3"><text:span text:style-name="T22">The directive takes the form:</text:span></text:p>
            <text:p text:style-name="P3"><text:span text:style-name="T22"/></text:p>
            <text:p text:style-name="P3"><text:span text:style-name="T22"><text:tab/></text:span><text:span text:style-name="T22">%SELECT <text:s/>character-sequence</text:span></text:p>
            <text:p text:style-name="P3"><text:span text:style-name="T22"/></text:p>
            <text:p text:style-name="P3"><text:span text:style-name="T22">First, all selectors are reset. Then, for each character in the sequence, the corresponding selector is set.</text:span></text:p>
            <text:p text:style-name="P3"><text:span text:style-name="T22"/></text:p>
            <text:p text:style-name="P3"><text:span text:style-name="T70">Conditional Lines</text:span></text:p>
            <text:p text:style-name="P3"><text:span text:style-name="T22"/></text:p>
            <text:p text:style-name="P3"><text:span text:style-name="T22">A conditional line takes the form:</text:span></text:p>
            <text:p text:style-name="P3"><text:span text:style-name="T22"/></text:p>
            <text:p text:style-name="P3"><text:span text:style-name="T22"><text:tab/></text:span><text:span text:style-name="T22">%selector-expression <text:s/>….</text:span></text:p>
            <text:p text:style-name="P3"><text:span text:style-name="T22"/></text:p>
            <text:p text:style-name="P3"><text:span text:style-name="T22">where <text:s/>'' …. '' represents the line to be conditionally included</text:span></text:p>
            <text:p text:style-name="P3"><text:span text:style-name="T22">and the selector-expression has the form:</text:span></text:p>
            <text:p text:style-name="P3"><text:span text:style-name="T22"/></text:p>
            <text:p text:style-name="P3"><text:span text:style-name="T22"><text:tab/></text:span><text:span text:style-name="T22">Selector-expression</text:span></text:p>
            <text:p text:style-name="P3"><text:span text:style-name="T22"><text:tab/></text:span><text:span text:style-name="T22"><text:tab/></text:span><text:span text:style-name="T22">= <text:s/>selector-group <text:s/>{ <text:s/>selector-group <text:s/>} </text:span></text:p>
            <text:p text:style-name="P3"><text:span text:style-name="T22"/></text:p>
            <text:p text:style-name="P3"><text:span text:style-name="T22"><text:tab/></text:span><text:span text:style-name="T22">Selector-group</text:span></text:p>
            <text:p text:style-name="P3"><text:span text:style-name="T22"><text:tab/></text:span><text:span text:style-name="T22"><text:tab/></text:span><text:span text:style-name="T22">= <text:s/>+ <text:s/>letter_or_digit <text:s/>{ letter_or_digit } <text:s text:c="4"/></text:span></text:p>
            <text:p text:style-name="P3"><text:span text:style-name="T22"><text:tab/></text:span><text:span text:style-name="T22"><text:tab/></text:span><text:span text:style-name="T22">| <text:s text:c="2"/>- <text:s text:c="3"/>letter_or_digit <text:s/>{ letter_or_digit } </text:span></text:p>
            <text:p text:style-name="P3"><text:span text:style-name="T22"/></text:p>
            <text:p text:style-name="P3"><text:span text:style-name="T22">i.e. a string of letters and signs, with the first character being a sign. The selector-expression is terminated by a SP.</text:span></text:p>
            <text:p text:style-name="P3"><text:span text:style-name="T22"/></text:p>
            <text:p text:style-name="P3"><text:span text:style-name="T22">Within each group, the values of the named selectors are tested. If the group I positive ( prefixed </text:span></text:p>
            <text:p text:style-name="P3"><text:span text:style-name="T22">By '+' ) and all tested selectors are </text:span><text:span text:style-name="T68">set</text:span><text:span text:style-name="T22">, or in the case of a negative group all tested selectors are </text:span><text:span text:style-name="T69">reset</text:span><text:span text:style-name="T22">, the group is deleted from the line, and the process is repeated for the next group ( if any ).</text:span></text:p>
            <text:p text:style-name="P3"><text:span text:style-name="T22">If all selector groups have been deleted in this manner, the initial '%' and the terminating space is likewise deleted, and the resulting is treated as if it was read from source.</text:span></text:p>
            <text:p text:style-name="P3"><text:span text:style-name="T22"/></text:p>
            <text:p text:style-name="P3"><text:span text:style-name="T68">Note</text:span><text:span text:style-name="T22">: The resulting line may well be a directive line.</text:span></text:p>
            <text:p text:style-name="P3"><text:span text:style-name="T22"/></text:p>
            <text:p text:style-name="P3"><text:span text:style-name="T22">If, on the other hand, a positive ( negative ) group contains a </text:span><text:span text:style-name="T69">reset</text:span><text:span text:style-name="T22"> ( </text:span><text:span text:style-name="T68">set</text:span><text:span text:style-name="T22"> ) selector, the line as whole is skipped.</text:span></text:p>
            <text:p text:style-name="P3"><text:span text:style-name="T22"/></text:p>
            <text:p text:style-name="P3"><text:span text:style-name="T68"/></text:p>
            <text:p text:style-name="P3"><text:span text:style-name="T68">Example</text:span><text:span text:style-name="T22">:</text:span></text:p>
            <text:p text:style-name="P3"><text:span text:style-name="T22"/></text:p>
            <text:p text:style-name="P3"><text:span text:style-name="T22"><text:tab/></text:span><text:span text:style-name="T22">%+MD-f <text:s/>x:=x-1;</text:span><text:span text:style-name="T22"><text:tab/></text:span><text:span text:style-name="T22"><text:tab/></text:span><text:span text:style-name="T22">the statement is compiled only when</text:span></text:p>
            <text:p text:style-name="P3"><text:span text:style-name="T22"><text:tab/></text:span><text:span text:style-name="T22"><text:tab/></text:span><text:span text:style-name="T22"><text:tab/></text:span><text:span text:style-name="T22"><text:tab/></text:span><text:span text:style-name="T22"><text:tab/></text:span><text:span text:style-name="T22">selectors 'M' and 'D' are set and 'f' is reset.</text:span></text:p>
          </draw:text-box>
        </draw:frame>
      </draw:page>
      <draw:page draw:name="page33" draw:style-name="dp1" draw:master-page-name="Standard">
        <draw:frame draw:style-name="gr28" draw:layer="layout" svg:width="16.9cm" svg:height="26.078cm" svg:x="2.1cm" svg:y="2cm">
          <draw:text-box>
            <text:p><text:span text:style-name="T14">7. Implementation Defined Aspects</text:span></text:p>
            <text:p><text:span text:style-name="T14"/></text:p>
            <text:p><text:span text:style-name="T22">In the Simula Standard, several issues of the language are left to be decided by the implementation. This section summarises all characteristics of the language which in some manner are dependent upon the particular implementation of the language, together with an indication of how the matter is treated in this implementation.</text:span></text:p>
            <text:p><text:span text:style-name="T71"/></text:p>
            <text:p><text:span text:style-name="T72">This section may be a useful guide when preparing programs which has been developed on other Simula Systems. Keeping these points in mind when preparing a program may spare you many a painful hour of debugging a program that behaves normally on some other Simula System, while it crashes on this system</text:span><text:span text:style-name="T73"> ( or vice versa).</text:span></text:p>
            <text:p><text:span text:style-name="T73"/></text:p>
            <text:p><text:span text:style-name="T73">This chapter consists of four sections. Each of these contains a list of rules taken from the Simula Standard, each rule being followed by an explanation of decision taken for this implementation – marked THIS SYSTEM.</text:span></text:p>
            <text:p><text:span text:style-name="T73"/></text:p>
            <text:p><text:span text:style-name="T74">7.1 <text:s/>Language Extensions</text:span></text:p>
            <text:p><text:span text:style-name="T73"/></text:p>
            <text:p><text:span text:style-name="T73">This Simula System has added a 'Java type case statement' in the form of a switch-statement.</text:span></text:p>
            <text:p><text:span text:style-name="T73">See section 5.1</text:span></text:p>
            <text:p><text:span text:style-name="T73"/></text:p>
            <text:p><text:span text:style-name="T74">7.2 <text:s/>Allowed Implementation Restrictions</text:span></text:p>
            <text:p><text:span text:style-name="T73"/></text:p>
            <text:p><text:span text:style-name="T73">An implementation may restrict the value range of the 'isocode' construct, and the character set defined in table 1.1 in the Simula Standard, as long as the ''basic'' characters of the table are included.</text:span></text:p>
            <text:p><text:span text:style-name="T73"/></text:p>
            <text:p><text:span text:style-name="T73"><text:tab/></text:span><text:span text:style-name="T73">THIS SYSTEM: Follows Java's character set; i.e. UNICODE internally and a OS-</text:span></text:p>
            <text:p><text:span text:style-name="T73"><text:tab/></text:span><text:span text:style-name="T73">dependent character set when reading or writing files. The character set may be changed</text:span></text:p>
            <text:p><text:span text:style-name="T73"><text:tab/></text:span><text:span text:style-name="T73">by the CHARSET access mode, see section 4.5.</text:span></text:p>
            <text:p><text:span text:style-name="T73"/></text:p>
            <text:p><text:span text:style-name="T73">An implementation may restrict the number of different block levels at which a system class may be used as a prefix.</text:span></text:p>
            <text:p><text:span text:style-name="T73"/></text:p>
            <text:p><text:span text:style-name="T73"><text:tab/></text:span><text:span text:style-name="T73">THIS SYSTEM: No such restrictions exists.</text:span></text:p>
            <text:p><text:span text:style-name="T73"/></text:p>
            <text:p><text:span text:style-name="T73">An implementation may restrict, in any way, the use of ''file'' and its subclasses for prefixing or block prefixing.</text:span></text:p>
            <text:p><text:span text:style-name="T73"/></text:p>
            <text:p><text:span text:style-name="T73"><text:tab/></text:span><text:span text:style-name="T73">THIS SYSTEM: No such restrictions exists.</text:span></text:p>
            <text:p><text:span text:style-name="T73"/></text:p>
            <text:p><text:span text:style-name="T73">The type </text:span><text:span text:style-name="T75">short</text:span><text:span text:style-name="T73"> </text:span><text:span text:style-name="T75">integer</text:span><text:span text:style-name="T73"> is allowed to be unsupported by an implementation in the sense that it must then be mapped onto </text:span><text:span text:style-name="T75">integer</text:span><text:span text:style-name="T73"> ( i.e. the key word </text:span><text:span text:style-name="T75">short</text:span><text:span text:style-name="T73"> is ignored )</text:span></text:p>
            <text:p><text:span text:style-name="T73"/></text:p>
            <text:p><text:span text:style-name="T73"><text:tab/></text:span><text:span text:style-name="T73">THIS SYSTEM: The type </text:span><text:span text:style-name="T75">short</text:span><text:span text:style-name="T73"> </text:span><text:span text:style-name="T75">integer</text:span><text:span text:style-name="T73"> is unsupported.</text:span></text:p>
            <text:p><text:span text:style-name="T73"/></text:p>
            <text:p><text:span text:style-name="T73">The type </text:span><text:span text:style-name="T75">long</text:span><text:span text:style-name="T73"> </text:span><text:span text:style-name="T75">real</text:span><text:span text:style-name="T73"> is allowed to be unsupported by an implementation in the sense that it must be mapped unto </text:span><text:span text:style-name="T75">real</text:span><text:span text:style-name="T73"> <text:s/>( i.e. the key word </text:span><text:span text:style-name="T76">long</text:span><text:span text:style-name="T73"> is ignored )</text:span></text:p>
            <text:p><text:span text:style-name="T73"/></text:p>
            <text:p><text:span text:style-name="T73"><text:tab/></text:span><text:span text:style-name="T73">THIS SYSTEM: The type </text:span><text:span text:style-name="T75">long</text:span><text:span text:style-name="T73"> </text:span><text:span text:style-name="T75">real</text:span><text:span text:style-name="T73"> is fully implemented.</text:span></text:p>
            <text:p><text:span text:style-name="T77"/></text:p>
            <text:p><text:span text:style-name="T78"/></text:p>
          </draw:text-box>
        </draw:frame>
      </draw:page>
      <draw:page draw:name="page34" draw:style-name="dp1" draw:master-page-name="Standard">
        <draw:frame draw:style-name="gr22" draw:layer="layout" svg:width="16.9cm" svg:height="26.2cm" svg:x="2.1cm" svg:y="1.9cm">
          <draw:text-box>
            <text:p><text:span text:style-name="T73">An implementation may restrict the use of the standard access modes and their possible standard values; in that case the procedure ''setaccess'' must treat such values as unrecognised, and return </text:span><text:span text:style-name="T75">false</text:span><text:span text:style-name="T73">.</text:span></text:p>
            <text:p><text:span text:style-name="T73"/></text:p>
            <text:p><text:span text:style-name="T73"><text:tab/></text:span><text:span text:style-name="T73">THIS SYSTEM: No such restrictions exists.</text:span></text:p>
            <text:p><text:span text:style-name="T73"/></text:p>
            <text:p><text:span text:style-name="T73">An implementation may restrict the number of block levels at which an external class declaration may occur.</text:span></text:p>
            <text:p><text:span text:style-name="T73"/></text:p>
            <text:p><text:span text:style-name="T73"><text:tab/></text:span><text:span text:style-name="T73">THIS SYSTEM: No such restrictions exists.</text:span></text:p>
            <text:p><text:span text:style-name="T73"/></text:p>
            <text:p><text:span text:style-name="T73">An implementation may restrict the possible values of access mode 'BYTESIZE' in any way.</text:span></text:p>
            <text:p><text:span text:style-name="T73"/></text:p>
            <text:p><text:span text:style-name="T73"><text:tab/></text:span><text:span text:style-name="T73">THIS SYSTEM: The default byte size is 8 which can't be changed.</text:span></text:p>
            <text:p><text:span text:style-name="T77"/></text:p>
            <text:p><text:span text:style-name="T77"/></text:p>
            <text:p><text:span text:style-name="T74">7.3 <text:s/>Implementation Dependent Characteristics</text:span></text:p>
            <text:p><text:span text:style-name="T73"/></text:p>
            <text:p><text:span text:style-name="T73">Whether or not the procedure ''terminate_program'' will close open external files ( except those associated with 'sysin' and 'sysout' ), is implementation defined.</text:span></text:p>
            <text:p><text:span text:style-name="T73"/></text:p>
            <text:p><text:span text:style-name="T73"><text:tab/></text:span><text:span text:style-name="T73">THIS SYSTEM: All open files are closed ( as if the appropriate ''close'' procedure was</text:span></text:p>
            <text:p><text:span text:style-name="T73"><text:tab/></text:span><text:span text:style-name="T73">called ).</text:span></text:p>
            <text:p><text:span text:style-name="T73"/></text:p>
            <text:p><text:span text:style-name="T73">The effect of a parameter to printfile.spacing with value zero, may be device and implementation dependent, if the standard effect of ''overprint'' cannot be achieved.</text:span></text:p>
            <text:p><text:span text:style-name="T73"/></text:p>
            <text:p><text:span text:style-name="T73"><text:tab/></text:span><text:span text:style-name="T73">THIS SYSTEM: Printfile spacing is not implemented.</text:span></text:p>
            <text:p><text:span text:style-name="T73"/></text:p>
            <text:p><text:span text:style-name="T73">The interpretation of directive lines ( apart from the '' % space '' convention ) is implementation dependent.</text:span></text:p>
            <text:p><text:span text:style-name="T73"/></text:p>
            <text:p><text:span text:style-name="T73"><text:tab/></text:span><text:span text:style-name="T73">THIS SYSTEM: Chapter 5.4 – 5.5 gives detailed information about which directives are</text:span></text:p>
            <text:p><text:span text:style-name="T73"><text:tab/></text:span><text:span text:style-name="T73">supported.</text:span></text:p>
            <text:p><text:span text:style-name="T73"/></text:p>
            <text:p><text:span text:style-name="T73">The interpretation of ''kind'' and of the external identification string in an external procedure declaration is implementation dependent, as is the identification of a separately compiled module if no external identification is given.</text:span></text:p>
            <text:p><text:span text:style-name="T73"/></text:p>
            <text:p><text:span text:style-name="T73"><text:tab/></text:span><text:span text:style-name="T73">THIS SYSTEM: <text:s/>See chapter 5. Separate Compilation.</text:span></text:p>
            <text:p><text:span text:style-name="T73"/></text:p>
            <text:p><text:span text:style-name="T73">It is implementation-dependent whether trailing blanks of image are actually transferred to the external file on <text:s/>outfile.outimage.</text:span></text:p>
            <text:p><text:span text:style-name="T73"/></text:p>
            <text:p><text:span text:style-name="T73"><text:tab/></text:span><text:span text:style-name="T73">THIS SYSTEM: Trailing spaces are not recorded.</text:span></text:p>
            <text:p><text:span text:style-name="T73"/></text:p>
            <text:p><text:span text:style-name="T73">The size of the part of the file that is actually locked after a call to procedure ''lock'', is implementation dependent.</text:span></text:p>
            <text:p><text:span text:style-name="T73"/></text:p>
            <text:p><text:span text:style-name="T73"><text:tab/></text:span><text:span text:style-name="T73">THIS SYSTEM: See description of procedure lock in section <text:s/>4.6.</text:span></text:p>
          </draw:text-box>
        </draw:frame>
      </draw:page>
      <draw:page draw:name="page35" draw:style-name="dp1" draw:master-page-name="Standard">
        <draw:frame draw:style-name="gr16" draw:layer="layout" svg:width="16.9cm" svg:height="26cm" svg:x="2cm" svg:y="2cm">
          <draw:text-box>
            <text:p><text:span text:style-name="T74">7.4 <text:s/>Implementation Defined Characteristics</text:span></text:p>
            <text:p><text:span text:style-name="T73"/></text:p>
            <text:p><text:span text:style-name="T73">The internal character set is implementation-defined. An implementation is required to document the translation between the internal character set and the standard character set ( as defined by ISO 646 ).</text:span></text:p>
            <text:p><text:span text:style-name="T73"/></text:p>
            <text:p><text:span text:style-name="T73"><text:tab/></text:span><text:span text:style-name="T73">THIS SYSTEM: Follows Java's character set; i.e. UNICODE internally.</text:span></text:p>
            <text:p><text:span text:style-name="T73"><text:tab/></text:span><text:span text:style-name="T73">See also section 4.5 access mode CHARSET </text:span><text:span text:style-name="T40">to specify the character set used to </text:span><text:span text:style-name="T40"><text:tab/></text:span><text:span text:style-name="T40"><text:tab/></text:span></text:p>
            <text:p><text:span text:style-name="T40"><text:tab/></text:span><text:span text:style-name="T40">encode/decode the file contents.</text:span></text:p>
            <text:p><text:span text:style-name="T73"/></text:p>
            <text:p><text:span text:style-name="T73">The values of ''inlength'' and ''outlength'' ( see Simula Standard ch. 10 ) are implementation-defined.</text:span></text:p>
            <text:p><text:span text:style-name="T73"/></text:p>
            <text:p><text:span text:style-name="T73"><text:tab/></text:span><text:span text:style-name="T73">THIS SYSTEM: Inlength=80 <text:s/>and <text:s/>outLength=132 </text:span></text:p>
            <text:p><text:span text:style-name="T73"/></text:p>
            <text:p><text:span text:style-name="T73">The actual external files connected to SYSIN and SYSOUT are implementation-defined</text:span></text:p>
            <text:p><text:span text:style-name="T73"/></text:p>
            <text:p><text:span text:style-name="T73"><text:tab/></text:span><text:span text:style-name="T73">THIS SYSTEM: When using the runtime console, SYSIN and SYSOUT is connected</text:span></text:p>
            <text:p><text:span text:style-name="T73"><text:tab/></text:span><text:span text:style-name="T73">to the console window. Otherwise; SYSIN is connected to Standard Input, SYSOUT to</text:span></text:p>
            <text:p><text:span text:style-name="T73"><text:tab/></text:span><text:span text:style-name="T73">standard output.</text:span></text:p>
            <text:p><text:span text:style-name="T73"/></text:p>
            <text:p><text:span text:style-name="T73">The relative value ranges of </text:span><text:span text:style-name="T75">real</text:span><text:span text:style-name="T73"> and </text:span><text:span text:style-name="T75">long</text:span><text:span text:style-name="T73"> </text:span><text:span text:style-name="T76">real</text:span><text:span text:style-name="T73"> are implementation-defined.</text:span></text:p>
            <text:p><text:span text:style-name="T73"/></text:p>
            <text:p><text:span text:style-name="T73"><text:tab/></text:span><text:span text:style-name="T73">THIS SYSTEM: The ranges are as defined by Java </text:span><text:span text:style-name="T75">float</text:span><text:span text:style-name="T73"> and </text:span><text:span text:style-name="T75">double</text:span><text:span text:style-name="T73">.</text:span></text:p>
            <text:p><text:span text:style-name="T73"/></text:p>
            <text:p><text:span text:style-name="T73">C</text:span><text:span text:style-name="T40">onversion from an integer type to a real </text:span><text:span text:style-name="T73">type is exact within an implementation-defined range which includes zero. Conversion </text:span><text:span text:style-name="T79">from </text:span><text:span text:style-name="T80">real</text:span><text:span text:style-name="T81"> </text:span><text:span text:style-name="T79">to </text:span><text:span text:style-name="T82">long</text:span><text:span text:style-name="T81"> </text:span><text:span text:style-name="T80">real</text:span><text:span text:style-name="T81"> </text:span><text:span text:style-name="T79">is exact within an </text:span><text:span text:style-name="T83">implementation-defined range which includes zero.</text:span></text:p>
            <text:p><text:span text:style-name="T83"/></text:p>
            <text:p><text:span text:style-name="T83"><text:tab/></text:span><text:span text:style-name="T83">THIS SYSTEM: </text:span><text:span text:style-name="T84">The ranges are as defined by the Java Language.</text:span></text:p>
            <text:p><text:span text:style-name="T84"/></text:p>
            <text:p><text:span text:style-name="T84">The range of a numeric item in a de-editing procedure is implementation-defined.</text:span></text:p>
            <text:p><text:span text:style-name="T84"/></text:p>
            <text:p><text:span text:style-name="T84"><text:tab/></text:span><text:span text:style-name="T84">THIS SYSTEM: A runtime error occurs if the item exceeds the value range of the result.</text:span></text:p>
            <text:p><text:span text:style-name="T84"/></text:p>
            <text:p><text:span text:style-name="T84">The EXPONENT of the numeric item resulting from ''putreal'' has a fixed, implementation-defined number of characters.</text:span></text:p>
            <text:p><text:span text:style-name="T84"/></text:p>
            <text:p><text:span text:style-name="T84"><text:tab/></text:span><text:span text:style-name="T84">THIS SYSTEM: Deviates from the Simula Standard since a </text:span><text:span text:style-name="T85">real</text:span><text:span text:style-name="T84"> parameter will cause 4</text:span></text:p>
            <text:p><text:span text:style-name="T84"><text:tab/></text:span><text:span text:style-name="T84">characters to be used ( '&amp;', sign, two digits ), and a </text:span><text:span text:style-name="T85">long</text:span><text:span text:style-name="T84"> </text:span><text:span text:style-name="T85">real</text:span><text:span text:style-name="T84"> will cause 6 characters to </text:span></text:p>
            <text:p><text:span text:style-name="T84"><text:tab/></text:span><text:span text:style-name="T84">be used ( '&amp;&amp;', sign, three digits ).</text:span></text:p>
            <text:p><text:span text:style-name="T84"/></text:p>
            <text:p><text:span text:style-name="T84">The maximum length of a text frame is implementation-defined.</text:span></text:p>
            <text:p><text:span text:style-name="T84"/></text:p>
            <text:p><text:span text:style-name="T84"><text:tab/></text:span><text:span text:style-name="T84">THIS SYSTEM: Text frames can hold <text:s/>Java's Integer.MAX_VALUE number of</text:span></text:p>
            <text:p><text:span text:style-name="T84"><text:tab/></text:span><text:span text:style-name="T84">characters</text:span></text:p>
            <text:p><text:span text:style-name="T84"/></text:p>
            <text:p><text:span text:style-name="T84">The function values of ''char'' and ''rank'' are implementation defined.</text:span></text:p>
            <text:p><text:span text:style-name="T84"/></text:p>
            <text:p><text:span text:style-name="T84"><text:tab/></text:span><text:span text:style-name="T84">THIS SYSTEM: According to UNICODE.</text:span></text:p>
          </draw:text-box>
        </draw:frame>
      </draw:page>
      <draw:page draw:name="page36" draw:style-name="dp1" draw:master-page-name="Standard">
        <draw:frame draw:style-name="gr29" draw:layer="layout" svg:width="17cm" svg:height="26.816cm" svg:x="2cm" svg:y="2cm">
          <draw:text-box>
            <text:p><text:span text:style-name="T84">The exact definitions of the standard mathematical functions are implementation defined.</text:span></text:p>
            <text:p><text:span text:style-name="T84"/></text:p>
            <text:p><text:span text:style-name="T84"><text:tab/></text:span><text:span text:style-name="T84">THIS SYSTEM: According to Java's Math.&lt;func&gt;</text:span></text:p>
            <text:p><text:span text:style-name="T84"/></text:p>
            <text:p><text:span text:style-name="T84">The association between a file object and an external file is implementation-defined.</text:span></text:p>
            <text:p><text:span text:style-name="T84"/></text:p>
            <text:p><text:span text:style-name="T84"><text:tab/></text:span><text:span text:style-name="T84">THIS SYSTEM: The association is established at ''open'' and dissolved at ''close''.</text:span></text:p>
            <text:p><text:span text:style-name="T84"><text:tab/></text:span><text:span text:style-name="T84">See Chapter 4.</text:span></text:p>
            <text:p><text:span text:style-name="T84"/></text:p>
            <text:p><text:span text:style-name="T84">The effect of several file objects representing the same (external) file is implementation-defined.</text:span></text:p>
            <text:p><text:span text:style-name="T84"/></text:p>
            <text:p><text:span text:style-name="T84"><text:tab/></text:span><text:span text:style-name="T84">THIS SYSTEM: The action taken depends upon the file access mode setting at ''open''.</text:span></text:p>
            <text:p><text:span text:style-name="T84"><text:tab/></text:span><text:span text:style-name="T84">See your OS manuals.</text:span></text:p>
            <text:p><text:span text:style-name="T84"/></text:p>
            <text:p><text:span text:style-name="T84">The details of procedures ''open'' and ''close'' are implementation-defined.</text:span></text:p>
            <text:p><text:span text:style-name="T84"/></text:p>
            <text:p><text:span text:style-name="T84"><text:tab/></text:span><text:span text:style-name="T84">THIS SYSTEM: See chapter 4.</text:span></text:p>
            <text:p><text:span text:style-name="T84"/></text:p>
            <text:p><text:span text:style-name="T84">The interpretation of a function value of ''lock'' less than 1 is implementation-defined.</text:span></text:p>
            <text:p><text:span text:style-name="T84"/></text:p>
            <text:p><text:span text:style-name="T84"><text:tab/></text:span><text:span text:style-name="T84">THIS SYSTEM: </text:span><text:span text:style-name="T40">See description of procedure lock in section 4.6.</text:span></text:p>
            <text:p><text:span text:style-name="T84"/></text:p>
            <text:p><text:span text:style-name="T84">Outimage of outfile reacts in an implementation-defined way if the length of the internal image is incompatible with the format of the external file.</text:span></text:p>
            <text:p><text:span text:style-name="T84"/></text:p>
            <text:p><text:span text:style-name="T84"><text:tab/></text:span><text:span text:style-name="T84">THIS SYSTEM: No incompatibilities exist.</text:span></text:p>
            <text:p><text:span text:style-name="T84"/></text:p>
            <text:p><text:span text:style-name="T84">Locate of directfile may invoke implementation-defined checks and possibly instructions to an external memory device.</text:span></text:p>
            <text:p><text:span text:style-name="T84"/></text:p>
            <text:p><text:span text:style-name="T84"><text:tab/></text:span><text:span text:style-name="T84">THIS SYSTEM: No checks or I/O instructions are performed at ''locate''.</text:span></text:p>
            <text:p><text:span text:style-name="T84"/></text:p>
            <text:p><text:span text:style-name="T84">LINES_PER_PAGE of printfile: the value at object generation and after close is implementation-defined.</text:span></text:p>
            <text:p><text:span text:style-name="T84"/></text:p>
            <text:p><text:span text:style-name="T84"><text:tab/></text:span><text:span text:style-name="T84">THIS SYSTEM: The default value is 66 lines.</text:span></text:p>
            <text:p><text:span text:style-name="T84"/></text:p>
            <text:p><text:span text:style-name="T84">The 'basic random drawing' algorithm is implementation-defined:</text:span></text:p>
            <text:p><text:span text:style-name="T84"/></text:p>
            <text:p><text:span text:style-name="T84"><text:tab/></text:span><text:span text:style-name="T84">THIS SYSTEM: Random drawing is implemented using </text:span><text:span text:style-name="T86">the recommended </text:span><text:span text:style-name="T87">linear</text:span></text:p>
            <text:p><text:span text:style-name="T87"><text:s text:c="40"/></text:span><text:span text:style-name="T87">congruential sequence:</text:span></text:p>
            <text:p text:style-name="P3"><text:span text:style-name="T86"><text:s/></text:span></text:p>
            <text:p text:style-name="P3"><text:span text:style-name="T86"><text:s/></text:span><text:span text:style-name="T86"><text:tab/></text:span><text:span text:style-name="T86"><text:tab/></text:span><text:span text:style-name="T86">U(i+1) = remainder ((U(i) * 5**(2*p+1)) // 2**n)</text:span></text:p>
            <text:p text:style-name="P3"><text:span text:style-name="T86"><text:s/></text:span></text:p>
            <text:p text:style-name="P3"><text:span text:style-name="T86"><text:tab/></text:span><text:span text:style-name="T86">with n=31 and p=6:</text:span></text:p>
            <text:p text:style-name="P3"><text:span text:style-name="T86"/></text:p>
            <text:p text:style-name="P3"><text:span text:style-name="T86"><text:s text:c="12"/></text:span><text:span text:style-name="T86">If U(0) is zero, U(0) is replaced by System.currentTimeMillis()</text:span></text:p>
            <text:p text:style-name="P3"><text:span text:style-name="T86"><text:tab/></text:span><text:span text:style-name="T86">U(0) is allways forced to be an odd number by: U(0) = U(0) | 1</text:span></text:p>
            <text:p><text:span text:style-name="T86"/></text:p>
            <text:p><text:span text:style-name="T86"/></text:p>
          </draw:text-box>
        </draw:frame>
      </draw:page>
      <draw:page draw:name="page37" draw:style-name="dp1" draw:master-page-name="Standard">
        <draw:frame draw:style-name="gr22" draw:layer="layout" svg:width="16.9cm" svg:height="26.2cm" svg:x="2.1cm" svg:y="1.9cm">
          <draw:text-box>
            <text:p><text:span text:style-name="T86">The effect of the conditions demanded for the parameters to ''linear'' not being fulfilled is implementation-defined.</text:span></text:p>
            <text:p><text:span text:style-name="T86"/></text:p>
            <text:p><text:span text:style-name="T86"><text:tab/></text:span><text:span text:style-name="T86">THIS SYSTEM: If these conditions are not fulfilled, a runtime error occurs.</text:span></text:p>
            <text:p><text:span text:style-name="T86"/></text:p>
            <text:p><text:span text:style-name="T86">The number of decimals in the field for seconds of the function ''datetime'' is implementation-defined.</text:span></text:p>
            <text:p><text:span text:style-name="T86"/></text:p>
            <text:p><text:span text:style-name="T86"><text:tab/></text:span><text:span text:style-name="T86">THIS SYSTEM: Three decimals are used.</text:span></text:p>
            <text:p><text:span text:style-name="T86"/></text:p>
            <text:p><text:span text:style-name="T86">The effect of the parameters to ''histo'' not fulfilling the condition: length of A = length of B + 1, is implementation-defined.</text:span></text:p>
            <text:p><text:span text:style-name="T86"/></text:p>
            <text:p><text:span text:style-name="T86"><text:tab/></text:span><text:span text:style-name="T86">THIS SYSTEM: If this condition is not fulfilled, a runtime error occurs.</text:span></text:p>
            <text:p><text:span text:style-name="T86"/></text:p>
            <text:p><text:span text:style-name="T86">The default BYTESIZE for bytefiles is implementation-defined.</text:span></text:p>
            <text:p><text:span text:style-name="T86"/></text:p>
            <text:p><text:span text:style-name="T86"><text:tab/></text:span><text:span text:style-name="T86">THIS SYSTEM: The default bytesize is 8 (bits).</text:span></text:p>
            <text:p><text:span text:style-name="T86"/></text:p>
            <text:p><text:span text:style-name="T86">Evaluation of arithmetic expression may give different results for different implementations.</text:span></text:p>
            <text:p><text:span text:style-name="T86"/></text:p>
            <text:p><text:span text:style-name="T86"><text:tab/></text:span><text:span text:style-name="T86">THIS SYSTEM: Follows the rules of Java.</text:span></text:p>
            <text:p><text:span text:style-name="T86"/></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3-06-09T10:20:03.67</dc:date>
    <meta:editing-duration>P16DT22H35M39S</meta:editing-duration>
    <meta:editing-cycles>143</meta:editing-cycles>
    <meta:generator>OpenOffice/4.1.10$Win32 OpenOffice.org_project/4110m2$Build-9807</meta:generator>
    <meta:document-statistic meta:object-count="52"/>
  </office:meta>
</office:document-meta>
</file>